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2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0">
            <text:p>性<text:span text:style-name="T1">別</text:span></text:p>
          </table:table-cell>
          <table:table-cell office:value-type="string" table:number-columns-spanned="1" table:number-rows-spanned="4" table:style-name="ce356">
            <text:p>總 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7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7">
            <text:p>本國籍</text:p>
          </table:table-cell>
          <table:table-cell office:value-type="string" table:number-columns-spanned="3" table:number-rows-spanned="1" table:style-name="ce35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5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5">
            <text:p>大陸地區</text:p>
          </table:table-cell>
          <table:table-cell office:value-type="string" table:number-columns-spanned="1" table:number-rows-spanned="2" table:style-name="ce355">
            <text:p>港澳地區</text:p>
          </table:table-cell>
          <table:table-cell office:value-type="string" table:number-columns-spanned="1" table:number-rows-spanned="2" table:style-name="ce35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5">
            <text:p>東南亞</text:p>
          </table:table-cell>
          <table:table-cell office:value-type="string" table:number-columns-spanned="1" table:number-rows-spanned="2" table:style-name="ce35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3"/>
          <table:table-cell table:number-columns-spanned="1" table:number-rows-spanned="3" table:style-name="ce354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9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6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38">
            <text:p><text:s text:c="3"/>26,212</text:p>
          </table:table-cell>
          <table:table-cell office:value-type="float" office:value="24421" table:style-name="ce138">
            <text:p><text:s text:c="3"/>24,421</text:p>
          </table:table-cell>
          <table:table-cell office:value-type="float" office:value="686" table:style-name="ce138">
            <text:p><text:s text:c="3"/>686</text:p>
          </table:table-cell>
          <table:table-cell office:value-type="float" office:value="573" table:style-name="ce138">
            <text:p><text:s text:c="3"/>573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1105" table:style-name="ce138">
            <text:p><text:s text:c="3"/>1,105</text:p>
          </table:table-cell>
          <table:table-cell office:value-type="float" office:value="755" table:style-name="ce138">
            <text:p><text:s text:c="3"/>755</text:p>
          </table:table-cell>
          <table:table-cell office:value-type="float" office:value="350" table:style-name="ce138">
            <text:p><text:s text:c="3"/>350</text:p>
          </table:table-cell>
          <table:table-cell office:value-type="float" office:value="24664" table:style-name="ce139">
            <text:p><text:s text:c="3"/>24,664</text:p>
          </table:table-cell>
          <table:table-cell office:value-type="float" office:value="22898" table:style-name="ce140">
            <text:p><text:s text:c="3"/>22,898</text:p>
          </table:table-cell>
          <table:table-cell office:value-type="float" office:value="683" table:style-name="ce141">
            <text:p><text:s text:c="3"/>683</text:p>
          </table:table-cell>
          <table:table-cell office:value-type="float" office:value="573" table:style-name="ce140">
            <text:p><text:s text:c="3"/>573</text:p>
          </table:table-cell>
          <table:table-cell office:value-type="float" office:value="110" table:style-name="ce140">
            <text:p><text:s text:c="3"/>110</text:p>
          </table:table-cell>
          <table:table-cell office:value-type="float" office:value="1083" table:style-name="ce141">
            <text:p><text:s text:c="3"/>1,083</text:p>
          </table:table-cell>
          <table:table-cell office:value-type="float" office:value="753" table:style-name="ce140">
            <text:p><text:s text:c="3"/>753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548" table:style-name="ce141">
            <text:p><text:s text:c="3"/>1,548</text:p>
          </table:table-cell>
          <table:table-cell office:value-type="float" office:value="1523" table:style-name="ce140">
            <text:p><text:s text:c="3"/>1,52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0" table:style-name="ce142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862" table:style-name="ce145">
            <text:p><text:s text:c="3"/>12,862</text:p>
          </table:table-cell>
          <table:table-cell office:value-type="float" office:value="12347" table:style-name="ce145">
            <text:p><text:s text:c="3"/>12,347</text:p>
          </table:table-cell>
          <table:table-cell office:value-type="float" office:value="139" table:style-name="ce145">
            <text:p><text:s text:c="3"/>139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376" table:style-name="ce145">
            <text:p><text:s text:c="3"/>376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277" table:style-name="ce145">
            <text:p><text:s text:c="3"/>277</text:p>
          </table:table-cell>
          <table:table-cell office:value-type="float" office:value="12332" table:style-name="ce139">
            <text:p><text:s text:c="3"/>12,332</text:p>
          </table:table-cell>
          <table:table-cell office:value-type="float" office:value="11834" table:style-name="ce146">
            <text:p><text:s text:c="3"/>11,834</text:p>
          </table:table-cell>
          <table:table-cell office:value-type="float" office:value="138" table:style-name="ce139">
            <text:p><text:s text:c="3"/>138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360" table:style-name="ce139">
            <text:p><text:s text:c="3"/>360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530" table:style-name="ce139">
            <text:p><text:s text:c="3"/>530</text:p>
          </table:table-cell>
          <table:table-cell office:value-type="float" office:value="513" table:style-name="ce148">
            <text:p><text:s text:c="3"/>51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0" table:style-name="ce149">
            <text:p>—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3350" table:style-name="ce153">
            <text:p><text:s text:c="3"/>13,350</text:p>
          </table:table-cell>
          <table:table-cell office:value-type="float" office:value="12074" table:style-name="ce153">
            <text:p><text:s text:c="3"/>12,074</text:p>
          </table:table-cell>
          <table:table-cell office:value-type="float" office:value="547" table:style-name="ce153">
            <text:p><text:s text:c="3"/>547</text:p>
          </table:table-cell>
          <table:table-cell office:value-type="float" office:value="494" table:style-name="ce153">
            <text:p><text:s text:c="3"/>494</text:p>
          </table:table-cell>
          <table:table-cell office:value-type="float" office:value="53" table:style-name="ce153">
            <text:p><text:s text:c="3"/>53</text:p>
          </table:table-cell>
          <table:table-cell office:value-type="float" office:value="729" table:style-name="ce153">
            <text:p><text:s text:c="3"/>729</text:p>
          </table:table-cell>
          <table:table-cell office:value-type="float" office:value="656" table:style-name="ce153">
            <text:p><text:s text:c="3"/>656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2332" table:style-name="ce139">
            <text:p><text:s text:c="3"/>12,332</text:p>
          </table:table-cell>
          <table:table-cell office:value-type="float" office:value="11064" table:style-name="ce154">
            <text:p><text:s text:c="3"/>11,064</text:p>
          </table:table-cell>
          <table:table-cell office:value-type="float" office:value="545" table:style-name="ce155">
            <text:p><text:s text:c="3"/>545</text:p>
          </table:table-cell>
          <table:table-cell office:value-type="float" office:value="494" table:style-name="ce155">
            <text:p><text:s text:c="3"/>494</text:p>
          </table:table-cell>
          <table:table-cell office:value-type="float" office:value="51" table:style-name="ce155">
            <text:p><text:s text:c="3"/>51</text:p>
          </table:table-cell>
          <table:table-cell office:value-type="float" office:value="723" table:style-name="ce155">
            <text:p><text:s text:c="3"/>723</text:p>
          </table:table-cell>
          <table:table-cell office:value-type="float" office:value="654" table:style-name="ce155">
            <text:p><text:s text:c="3"/>654</text:p>
          </table:table-cell>
          <table:table-cell office:value-type="float" office:value="69" table:style-name="ce156">
            <text:p><text:s text:c="3"/>69</text:p>
          </table:table-cell>
          <table:table-cell office:value-type="float" office:value="1018" table:style-name="ce155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38">
            <text:p><text:s text:c="3"/>22,652</text:p>
          </table:table-cell>
          <table:table-cell office:value-type="float" office:value="21004" table:style-name="ce138">
            <text:p><text:s text:c="3"/>21,004</text:p>
          </table:table-cell>
          <table:table-cell office:value-type="float" office:value="609" table:style-name="ce138">
            <text:p><text:s text:c="3"/>609</text:p>
          </table:table-cell>
          <table:table-cell office:value-type="float" office:value="504" table:style-name="ce138">
            <text:p><text:s text:c="3"/>504</text:p>
          </table:table-cell>
          <table:table-cell office:value-type="float" office:value="105" table:style-name="ce138">
            <text:p><text:s text:c="3"/>105</text:p>
          </table:table-cell>
          <table:table-cell office:value-type="float" office:value="1039" table:style-name="ce138">
            <text:p><text:s text:c="3"/>1,039</text:p>
          </table:table-cell>
          <table:table-cell office:value-type="float" office:value="719" table:style-name="ce138">
            <text:p><text:s text:c="3"/>719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21620" table:style-name="ce140">
            <text:p><text:s text:c="3"/>21,620</text:p>
          </table:table-cell>
          <table:table-cell office:value-type="float" office:value="19991" table:style-name="ce140">
            <text:p><text:s text:c="3"/>19,991</text:p>
          </table:table-cell>
          <table:table-cell office:value-type="float" office:value="607" table:style-name="ce141">
            <text:p><text:s text:c="3"/>607</text:p>
          </table:table-cell>
          <table:table-cell office:value-type="float" office:value="503" table:style-name="ce140">
            <text:p><text:s text:c="3"/>503</text:p>
          </table:table-cell>
          <table:table-cell office:value-type="float" office:value="104" table:style-name="ce140">
            <text:p><text:s text:c="3"/>104</text:p>
          </table:table-cell>
          <table:table-cell office:value-type="float" office:value="1022" table:style-name="ce141">
            <text:p><text:s text:c="3"/>1,022</text:p>
          </table:table-cell>
          <table:table-cell office:value-type="float" office:value="717" table:style-name="ce140">
            <text:p><text:s text:c="3"/>717</text:p>
          </table:table-cell>
          <table:table-cell office:value-type="float" office:value="305" table:style-name="ce140">
            <text:p><text:s text:c="3"/>305</text:p>
          </table:table-cell>
          <table:table-cell office:value-type="float" office:value="1032" table:style-name="ce141">
            <text:p><text:s text:c="3"/>1,032</text:p>
          </table:table-cell>
          <table:table-cell office:value-type="float" office:value="1013" table:style-name="ce140">
            <text:p><text:s text:c="3"/>1,01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5" table:style-name="ce142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45">
            <text:p><text:s text:c="3"/>11,110</text:p>
          </table:table-cell>
          <table:table-cell office:value-type="float" office:value="10640" table:style-name="ce145">
            <text:p><text:s text:c="3"/>10,640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51" table:style-name="ce145">
            <text:p><text:s text:c="3"/>351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253" table:style-name="ce145">
            <text:p><text:s text:c="3"/>253</text:p>
          </table:table-cell>
          <table:table-cell office:value-type="float" office:value="10810" table:style-name="ce139">
            <text:p><text:s text:c="3"/>10,810</text:p>
          </table:table-cell>
          <table:table-cell office:value-type="float" office:value="10353" table:style-name="ce146">
            <text:p><text:s text:c="3"/>10,353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41" table:style-name="ce139">
            <text:p><text:s text:c="3"/>41</text:p>
          </table:table-cell>
          <table:table-cell office:value-type="float" office:value="338" table:style-name="ce139">
            <text:p><text:s text:c="3"/>338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241" table:style-name="ce147">
            <text:p><text:s text:c="3"/>241</text:p>
          </table:table-cell>
          <table:table-cell office:value-type="float" office:value="300" table:style-name="ce139">
            <text:p><text:s text:c="3"/>300</text:p>
          </table:table-cell>
          <table:table-cell office:value-type="float" office:value="287" table:style-name="ce148">
            <text:p><text:s text:c="3"/>28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11542" table:style-name="ce153">
            <text:p><text:s text:c="3"/>11,542</text:p>
          </table:table-cell>
          <table:table-cell office:value-type="float" office:value="10364" table:style-name="ce153">
            <text:p><text:s text:c="3"/>10,364</text:p>
          </table:table-cell>
          <table:table-cell office:value-type="float" office:value="490" table:style-name="ce153">
            <text:p><text:s text:c="3"/>490</text:p>
          </table:table-cell>
          <table:table-cell office:value-type="float" office:value="426" table:style-name="ce153">
            <text:p><text:s text:c="3"/>426</text:p>
          </table:table-cell>
          <table:table-cell office:value-type="float" office:value="64" table:style-name="ce153">
            <text:p><text:s text:c="3"/>64</text:p>
          </table:table-cell>
          <table:table-cell office:value-type="float" office:value="688" table:style-name="ce153">
            <text:p><text:s text:c="3"/>688</text:p>
          </table:table-cell>
          <table:table-cell office:value-type="float" office:value="621" table:style-name="ce153">
            <text:p><text:s text:c="3"/>621</text:p>
          </table:table-cell>
          <table:table-cell office:value-type="float" office:value="67" table:style-name="ce153">
            <text:p><text:s text:c="3"/>67</text:p>
          </table:table-cell>
          <table:table-cell office:value-type="float" office:value="10810" table:style-name="ce139">
            <text:p><text:s text:c="3"/>10,810</text:p>
          </table:table-cell>
          <table:table-cell office:value-type="float" office:value="9638" table:style-name="ce154">
            <text:p><text:s text:c="3"/>9,638</text:p>
          </table:table-cell>
          <table:table-cell office:value-type="float" office:value="488" table:style-name="ce155">
            <text:p><text:s text:c="3"/>488</text:p>
          </table:table-cell>
          <table:table-cell office:value-type="float" office:value="425" table:style-name="ce155">
            <text:p><text:s text:c="3"/>425</text:p>
          </table:table-cell>
          <table:table-cell office:value-type="float" office:value="63" table:style-name="ce155">
            <text:p><text:s text:c="3"/>63</text:p>
          </table:table-cell>
          <table:table-cell office:value-type="float" office:value="684" table:style-name="ce155">
            <text:p><text:s text:c="3"/>684</text:p>
          </table:table-cell>
          <table:table-cell office:value-type="float" office:value="620" table:style-name="ce155">
            <text:p><text:s text:c="3"/>620</text:p>
          </table:table-cell>
          <table:table-cell office:value-type="float" office:value="64" table:style-name="ce156">
            <text:p><text:s text:c="3"/>64</text:p>
          </table:table-cell>
          <table:table-cell office:value-type="float" office:value="732" table:style-name="ce155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計</text:p>
          </table:table-cell>
          <table:table-cell office:value-type="float" office:value="20864" table:style-name="ce145">
            <text:p><text:s text:c="3"/>20,864</text:p>
          </table:table-cell>
          <table:table-cell office:value-type="float" office:value="18989" table:style-name="ce145">
            <text:p><text:s text:c="3"/>18,989</text:p>
          </table:table-cell>
          <table:table-cell office:value-type="float" office:value="740" table:style-name="ce145">
            <text:p><text:s text:c="3"/>740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1135" table:style-name="ce145">
            <text:p><text:s text:c="3"/>1,135</text:p>
          </table:table-cell>
          <table:table-cell office:value-type="float" office:value="802" table:style-name="ce145">
            <text:p><text:s text:c="3"/>802</text:p>
          </table:table-cell>
          <table:table-cell office:value-type="float" office:value="333" table:style-name="ce145">
            <text:p><text:s text:c="3"/>333</text:p>
          </table:table-cell>
          <table:table-cell office:value-type="float" office:value="20196" table:style-name="ce141">
            <text:p><text:s text:c="3"/>20,196</text:p>
          </table:table-cell>
          <table:table-cell office:value-type="float" office:value="18348" table:style-name="ce146">
            <text:p><text:s text:c="3"/>18,348</text:p>
          </table:table-cell>
          <table:table-cell office:value-type="float" office:value="740" table:style-name="ce139">
            <text:p><text:s text:c="3"/>740</text:p>
          </table:table-cell>
          <table:table-cell office:value-type="float" office:value="625" table:style-name="ce139">
            <text:p><text:s text:c="3"/>625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1108" table:style-name="ce139">
            <text:p><text:s text:c="3"/>1,108</text:p>
          </table:table-cell>
          <table:table-cell office:value-type="float" office:value="800" table:style-name="ce139">
            <text:p><text:s text:c="3"/>800</text:p>
          </table:table-cell>
          <table:table-cell office:value-type="float" office:value="308" table:style-name="ce147">
            <text:p><text:s text:c="3"/>308</text:p>
          </table:table-cell>
          <table:table-cell office:value-type="float" office:value="668" table:style-name="ce139">
            <text:p><text:s text:c="3"/>668</text:p>
          </table:table-cell>
          <table:table-cell office:value-type="float" office:value="641" table:style-name="ce148">
            <text:p><text:s text:c="3"/>64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7" table:style-name="ce139">
            <text:p><text:s text:c="3"/>2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5" table:style-name="ce150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7 月</text:p>
          </table:table-cell>
          <table:table-cell office:value-type="string" table:style-name="ce152">
            <text:p>男</text:p>
          </table:table-cell>
          <table:table-cell office:value-type="float" office:value="10350" table:style-name="ce145">
            <text:p><text:s text:c="3"/>10,350</text:p>
          </table:table-cell>
          <table:table-cell office:value-type="float" office:value="9847" table:style-name="ce145">
            <text:p><text:s text:c="3"/>9,847</text:p>
          </table:table-cell>
          <table:table-cell office:value-type="float" office:value="157" table:style-name="ce145">
            <text:p><text:s text:c="3"/>157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46" table:style-name="ce145">
            <text:p><text:s text:c="3"/>346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10098" table:style-name="ce139">
            <text:p><text:s text:c="3"/>10,098</text:p>
          </table:table-cell>
          <table:table-cell office:value-type="float" office:value="9615" table:style-name="ce146">
            <text:p><text:s text:c="3"/>9,615</text:p>
          </table:table-cell>
          <table:table-cell office:value-type="float" office:value="157" table:style-name="ce139">
            <text:p><text:s text:c="3"/>157</text:p>
          </table:table-cell>
          <table:table-cell office:value-type="float" office:value="102" table:style-name="ce139">
            <text:p><text:s text:c="3"/>102</text:p>
          </table:table-cell>
          <table:table-cell office:value-type="float" office:value="55" table:style-name="ce139">
            <text:p><text:s text:c="3"/>55</text:p>
          </table:table-cell>
          <table:table-cell office:value-type="float" office:value="326" table:style-name="ce139">
            <text:p><text:s text:c="3"/>326</text:p>
          </table:table-cell>
          <table:table-cell office:value-type="float" office:value="92" table:style-name="ce139">
            <text:p><text:s text:c="3"/>92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232" table:style-name="ce148">
            <text:p><text:s text:c="3"/>23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50">
            <text:p><text:s text:c="3"/>2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0514" table:style-name="ce145">
            <text:p><text:s text:c="3"/>10,514</text:p>
          </table:table-cell>
          <table:table-cell office:value-type="float" office:value="9142" table:style-name="ce145">
            <text:p><text:s text:c="3"/>9,142</text:p>
          </table:table-cell>
          <table:table-cell office:value-type="float" office:value="583" table:style-name="ce145">
            <text:p><text:s text:c="3"/>58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89" table:style-name="ce145">
            <text:p><text:s text:c="3"/>789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10098" table:style-name="ce139">
            <text:p><text:s text:c="3"/>10,098</text:p>
          </table:table-cell>
          <table:table-cell office:value-type="float" office:value="8733" table:style-name="ce146">
            <text:p><text:s text:c="3"/>8,733</text:p>
          </table:table-cell>
          <table:table-cell office:value-type="float" office:value="583" table:style-name="ce139">
            <text:p><text:s text:c="3"/>583</text:p>
          </table:table-cell>
          <table:table-cell office:value-type="float" office:value="523" table:style-name="ce139">
            <text:p><text:s text:c="3"/>523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782" table:style-name="ce139">
            <text:p><text:s text:c="3"/>782</text:p>
          </table:table-cell>
          <table:table-cell office:value-type="float" office:value="708" table:style-name="ce139">
            <text:p><text:s text:c="3"/>708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6" table:style-name="ce139">
            <text:p><text:s text:c="3"/>416</text:p>
          </table:table-cell>
          <table:table-cell office:value-type="float" office:value="409" table:style-name="ce148">
            <text:p><text:s text:c="3"/>40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5" table:style-name="ce150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40">
            <text:p><text:s text:c="3"/>10,242</text:p>
          </table:table-cell>
          <table:table-cell office:value-type="float" office:value="8659" table:style-name="ce140">
            <text:p><text:s text:c="3"/>8,659</text:p>
          </table:table-cell>
          <table:table-cell office:value-type="float" office:value="602" table:style-name="ce140">
            <text:p><text:s text:c="3"/>602</text:p>
          </table:table-cell>
          <table:table-cell office:value-type="float" office:value="491" table:style-name="ce140">
            <text:p><text:s text:c="3"/>491</text:p>
          </table:table-cell>
          <table:table-cell office:value-type="float" office:value="111" table:style-name="ce140">
            <text:p><text:s text:c="3"/>111</text:p>
          </table:table-cell>
          <table:table-cell office:value-type="float" office:value="981" table:style-name="ce140">
            <text:p><text:s text:c="3"/>981</text:p>
          </table:table-cell>
          <table:table-cell office:value-type="float" office:value="688" table:style-name="ce140">
            <text:p><text:s text:c="3"/>688</text:p>
          </table:table-cell>
          <table:table-cell office:value-type="float" office:value="293" table:style-name="ce140">
            <text:p><text:s text:c="3"/>293</text:p>
          </table:table-cell>
          <table:table-cell office:value-type="float" office:value="9836" table:style-name="ce140">
            <text:p><text:s text:c="3"/>9,836</text:p>
          </table:table-cell>
          <table:table-cell office:value-type="float" office:value="8270" table:style-name="ce140">
            <text:p><text:s text:c="3"/>8,270</text:p>
          </table:table-cell>
          <table:table-cell office:value-type="float" office:value="601" table:style-name="ce140">
            <text:p><text:s text:c="3"/>601</text:p>
          </table:table-cell>
          <table:table-cell office:value-type="float" office:value="491" table:style-name="ce140">
            <text:p><text:s text:c="3"/>491</text:p>
          </table:table-cell>
          <table:table-cell office:value-type="float" office:value="110" table:style-name="ce140">
            <text:p><text:s text:c="3"/>110</text:p>
          </table:table-cell>
          <table:table-cell office:value-type="float" office:value="965" table:style-name="ce140">
            <text:p><text:s text:c="3"/>965</text:p>
          </table:table-cell>
          <table:table-cell office:value-type="float" office:value="687" table:style-name="ce140">
            <text:p><text:s text:c="3"/>687</text:p>
          </table:table-cell>
          <table:table-cell office:value-type="float" office:value="278" table:style-name="ce140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5046" table:style-name="ce139">
            <text:p><text:s text:c="3"/>5,046</text:p>
          </table:table-cell>
          <table:table-cell office:value-type="float" office:value="4587" table:style-name="ce146">
            <text:p><text:s text:c="3"/>4,587</text:p>
          </table:table-cell>
          <table:table-cell office:value-type="float" office:value="137" table:style-name="ce139">
            <text:p><text:s text:c="3"/>137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64" table:style-name="ce139">
            <text:p><text:s text:c="3"/>64</text:p>
          </table:table-cell>
          <table:table-cell office:value-type="float" office:value="322" table:style-name="ce146">
            <text:p><text:s text:c="3"/>322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225" table:style-name="ce147">
            <text:p><text:s text:c="3"/>225</text:p>
          </table:table-cell>
          <table:table-cell office:value-type="float" office:value="4918" table:style-name="ce139">
            <text:p><text:s text:c="3"/>4,918</text:p>
          </table:table-cell>
          <table:table-cell office:value-type="float" office:value="4474" table:style-name="ce146">
            <text:p><text:s text:c="3"/>4,474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63" table:style-name="ce139">
            <text:p><text:s text:c="3"/>63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96" table:style-name="ce139">
            <text:p><text:s text:c="3"/>96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5196" table:style-name="ce155">
            <text:p><text:s text:c="3"/>5,196</text:p>
          </table:table-cell>
          <table:table-cell office:value-type="float" office:value="4072" table:style-name="ce154">
            <text:p><text:s text:c="3"/>4,072</text:p>
          </table:table-cell>
          <table:table-cell office:value-type="float" office:value="465" table:style-name="ce155">
            <text:p><text:s text:c="3"/>465</text:p>
          </table:table-cell>
          <table:table-cell office:value-type="float" office:value="418" table:style-name="ce155">
            <text:p><text:s text:c="3"/>418</text:p>
          </table:table-cell>
          <table:table-cell office:value-type="float" office:value="47" table:style-name="ce155">
            <text:p><text:s text:c="3"/>47</text:p>
          </table:table-cell>
          <table:table-cell office:value-type="float" office:value="659" table:style-name="ce154">
            <text:p><text:s text:c="3"/>659</text:p>
          </table:table-cell>
          <table:table-cell office:value-type="float" office:value="591" table:style-name="ce155">
            <text:p><text:s text:c="3"/>591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4918" table:style-name="ce155">
            <text:p><text:s text:c="3"/>4,918</text:p>
          </table:table-cell>
          <table:table-cell office:value-type="float" office:value="3796" table:style-name="ce154">
            <text:p><text:s text:c="3"/>3,796</text:p>
          </table:table-cell>
          <table:table-cell office:value-type="float" office:value="465" table:style-name="ce155">
            <text:p><text:s text:c="3"/>465</text:p>
          </table:table-cell>
          <table:table-cell office:value-type="float" office:value="418" table:style-name="ce155">
            <text:p><text:s text:c="3"/>418</text:p>
          </table:table-cell>
          <table:table-cell office:value-type="float" office:value="47" table:style-name="ce155">
            <text:p><text:s text:c="3"/>47</text:p>
          </table:table-cell>
          <table:table-cell office:value-type="float" office:value="657" table:style-name="ce154">
            <text:p><text:s text:c="3"/>657</text:p>
          </table:table-cell>
          <table:table-cell office:value-type="float" office:value="591" table:style-name="ce155">
            <text:p><text:s text:c="3"/>591</text:p>
          </table:table-cell>
          <table:table-cell office:value-type="float" office:value="66" table:style-name="ce15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37">
            <text:p>計</text:p>
          </table:table-cell>
          <table:table-cell office:value-type="float" office:value="23312" table:style-name="ce139">
            <text:p><text:s text:c="3"/>23,312</text:p>
          </table:table-cell>
          <table:table-cell office:value-type="float" office:value="21541" table:style-name="ce146">
            <text:p><text:s text:c="3"/>21,541</text:p>
          </table:table-cell>
          <table:table-cell office:value-type="float" office:value="747" table:style-name="ce139">
            <text:p><text:s text:c="3"/>747</text:p>
          </table:table-cell>
          <table:table-cell office:value-type="float" office:value="581" table:style-name="ce139">
            <text:p><text:s text:c="3"/>581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1024" table:style-name="ce146">
            <text:p><text:s text:c="3"/>1,024</text:p>
          </table:table-cell>
          <table:table-cell office:value-type="float" office:value="732" table:style-name="ce139">
            <text:p><text:s text:c="3"/>732</text:p>
          </table:table-cell>
          <table:table-cell office:value-type="float" office:value="292" table:style-name="ce147">
            <text:p><text:s text:c="3"/>292</text:p>
          </table:table-cell>
          <table:table-cell office:value-type="float" office:value="22656" table:style-name="ce139">
            <text:p><text:s text:c="3"/>22,656</text:p>
          </table:table-cell>
          <table:table-cell office:value-type="float" office:value="20900" table:style-name="ce146">
            <text:p><text:s text:c="3"/>20,900</text:p>
          </table:table-cell>
          <table:table-cell office:value-type="float" office:value="743" table:style-name="ce139">
            <text:p><text:s text:c="3"/>743</text:p>
          </table:table-cell>
          <table:table-cell office:value-type="float" office:value="580" table:style-name="ce139">
            <text:p><text:s text:c="3"/>580</text:p>
          </table:table-cell>
          <table:table-cell office:value-type="float" office:value="163" table:style-name="ce139">
            <text:p><text:s text:c="3"/>163</text:p>
          </table:table-cell>
          <table:table-cell office:value-type="float" office:value="1013" table:style-name="ce146">
            <text:p><text:s text:c="3"/>1,013</text:p>
          </table:table-cell>
          <table:table-cell office:value-type="float" office:value="732" table:style-name="ce139">
            <text:p><text:s text:c="3"/>732</text:p>
          </table:table-cell>
          <table:table-cell office:value-type="float" office:value="281" table:style-name="ce147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39">
            <text:p><text:s text:c="3"/>11,506</text:p>
          </table:table-cell>
          <table:table-cell office:value-type="float" office:value="11013" table:style-name="ce146">
            <text:p><text:s text:c="3"/>11,013</text:p>
          </table:table-cell>
          <table:table-cell office:value-type="float" office:value="156" table:style-name="ce139">
            <text:p><text:s text:c="3"/>156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337" table:style-name="ce146">
            <text:p><text:s text:c="3"/>337</text:p>
          </table:table-cell>
          <table:table-cell office:value-type="float" office:value="94" table:style-name="ce139">
            <text:p><text:s text:c="3"/>94</text:p>
          </table:table-cell>
          <table:table-cell office:value-type="float" office:value="243" table:style-name="ce147">
            <text:p><text:s text:c="3"/>243</text:p>
          </table:table-cell>
          <table:table-cell office:value-type="float" office:value="11328" table:style-name="ce139">
            <text:p><text:s text:c="3"/>11,328</text:p>
          </table:table-cell>
          <table:table-cell office:value-type="float" office:value="10845" table:style-name="ce146">
            <text:p><text:s text:c="3"/>10,845</text:p>
          </table:table-cell>
          <table:table-cell office:value-type="float" office:value="156" table:style-name="ce139">
            <text:p><text:s text:c="3"/>156</text:p>
          </table:table-cell>
          <table:table-cell office:value-type="float" office:value="79" table:style-name="ce139">
            <text:p><text:s text:c="3"/>79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327" table:style-name="ce146">
            <text:p><text:s text:c="3"/>327</text:p>
          </table:table-cell>
          <table:table-cell office:value-type="float" office:value="94" table:style-name="ce139">
            <text:p><text:s text:c="3"/>94</text:p>
          </table:table-cell>
          <table:table-cell office:value-type="float" office:value="233" table:style-name="ce147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61">
            <text:p>女</text:p>
          </table:table-cell>
          <table:table-cell office:value-type="float" office:value="11806" table:style-name="ce139">
            <text:p><text:s text:c="3"/>11,806</text:p>
          </table:table-cell>
          <table:table-cell office:value-type="float" office:value="10528" table:style-name="ce146">
            <text:p><text:s text:c="3"/>10,528</text:p>
          </table:table-cell>
          <table:table-cell office:value-type="float" office:value="591" table:style-name="ce139">
            <text:p><text:s text:c="3"/>591</text:p>
          </table:table-cell>
          <table:table-cell office:value-type="float" office:value="502" table:style-name="ce139">
            <text:p><text:s text:c="3"/>502</text:p>
          </table:table-cell>
          <table:table-cell office:value-type="float" office:value="89" table:style-name="ce139">
            <text:p><text:s text:c="3"/>89</text:p>
          </table:table-cell>
          <table:table-cell office:value-type="float" office:value="687" table:style-name="ce146">
            <text:p><text:s text:c="3"/>687</text:p>
          </table:table-cell>
          <table:table-cell office:value-type="float" office:value="638" table:style-name="ce139">
            <text:p><text:s text:c="3"/>638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1328" table:style-name="ce139">
            <text:p><text:s text:c="3"/>11,328</text:p>
          </table:table-cell>
          <table:table-cell office:value-type="float" office:value="10055" table:style-name="ce146">
            <text:p><text:s text:c="3"/>10,055</text:p>
          </table:table-cell>
          <table:table-cell office:value-type="float" office:value="587" table:style-name="ce139">
            <text:p><text:s text:c="3"/>587</text:p>
          </table:table-cell>
          <table:table-cell office:value-type="float" office:value="501" table:style-name="ce139">
            <text:p><text:s text:c="3"/>501</text:p>
          </table:table-cell>
          <table:table-cell office:value-type="float" office:value="86" table:style-name="ce139">
            <text:p><text:s text:c="3"/>86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638" table:style-name="ce139">
            <text:p><text:s text:c="3"/>638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163">
            <text:p>計</text:p>
          </table:table-cell>
          <table:table-cell office:value-type="float" office:value="24000" table:style-name="ce141">
            <text:p><text:s text:c="3"/>24,000</text:p>
          </table:table-cell>
          <table:table-cell office:value-type="float" office:value="22103" table:style-name="ce164">
            <text:p><text:s text:c="3"/>22,103</text:p>
          </table:table-cell>
          <table:table-cell office:value-type="float" office:value="805" table:style-name="ce141">
            <text:p><text:s text:c="3"/>805</text:p>
          </table:table-cell>
          <table:table-cell office:value-type="float" office:value="629" table:style-name="ce141">
            <text:p><text:s text:c="3"/>629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092" table:style-name="ce164">
            <text:p><text:s text:c="3"/>1,092</text:p>
          </table:table-cell>
          <table:table-cell office:value-type="float" office:value="773" table:style-name="ce141">
            <text:p><text:s text:c="3"/>773</text:p>
          </table:table-cell>
          <table:table-cell office:value-type="float" office:value="319" table:style-name="ce140">
            <text:p><text:s text:c="3"/>319</text:p>
          </table:table-cell>
          <table:table-cell office:value-type="float" office:value="23530" table:style-name="ce141">
            <text:p><text:s text:c="3"/>23,530</text:p>
          </table:table-cell>
          <table:table-cell office:value-type="float" office:value="21655" table:style-name="ce164">
            <text:p><text:s text:c="3"/>21,655</text:p>
          </table:table-cell>
          <table:table-cell office:value-type="float" office:value="804" table:style-name="ce141">
            <text:p><text:s text:c="3"/>804</text:p>
          </table:table-cell>
          <table:table-cell office:value-type="float" office:value="629" table:style-name="ce141">
            <text:p><text:s text:c="3"/>629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071" table:style-name="ce164">
            <text:p><text:s text:c="3"/>1,071</text:p>
          </table:table-cell>
          <table:table-cell office:value-type="float" office:value="773" table:style-name="ce141">
            <text:p><text:s text:c="3"/>773</text:p>
          </table:table-cell>
          <table:table-cell office:value-type="float" office:value="298" table:style-name="ce140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0 月</text:p>
          </table:table-cell>
          <table:table-cell office:value-type="string" table:style-name="ce152">
            <text:p>男</text:p>
          </table:table-cell>
          <table:table-cell office:value-type="float" office:value="11919" table:style-name="ce139">
            <text:p><text:s text:c="3"/>11,919</text:p>
          </table:table-cell>
          <table:table-cell office:value-type="float" office:value="11387" table:style-name="ce146">
            <text:p><text:s text:c="3"/>11,387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103" table:style-name="ce139">
            <text:p><text:s text:c="3"/>103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1765" table:style-name="ce139">
            <text:p><text:s text:c="3"/>11,765</text:p>
          </table:table-cell>
          <table:table-cell office:value-type="float" office:value="11253" table:style-name="ce146">
            <text:p><text:s text:c="3"/>11,253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339" table:style-name="ce146">
            <text:p><text:s text:c="3"/>339</text:p>
          </table:table-cell>
          <table:table-cell office:value-type="float" office:value="103" table:style-name="ce139">
            <text:p><text:s text:c="3"/>103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12081" table:style-name="ce155">
            <text:p><text:s text:c="3"/>12,081</text:p>
          </table:table-cell>
          <table:table-cell office:value-type="float" office:value="10716" table:style-name="ce154">
            <text:p><text:s text:c="3"/>10,716</text:p>
          </table:table-cell>
          <table:table-cell office:value-type="float" office:value="632" table:style-name="ce155">
            <text:p><text:s text:c="3"/>632</text:p>
          </table:table-cell>
          <table:table-cell office:value-type="float" office:value="530" table:style-name="ce155">
            <text:p><text:s text:c="3"/>530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733" table:style-name="ce154">
            <text:p><text:s text:c="3"/>733</text:p>
          </table:table-cell>
          <table:table-cell office:value-type="float" office:value="670" table:style-name="ce155">
            <text:p><text:s text:c="3"/>670</text:p>
          </table:table-cell>
          <table:table-cell office:value-type="float" office:value="63" table:style-name="ce156">
            <text:p><text:s text:c="3"/>63</text:p>
          </table:table-cell>
          <table:table-cell office:value-type="float" office:value="11765" table:style-name="ce155">
            <text:p><text:s text:c="3"/>11,765</text:p>
          </table:table-cell>
          <table:table-cell office:value-type="float" office:value="10402" table:style-name="ce154">
            <text:p><text:s text:c="3"/>10,402</text:p>
          </table:table-cell>
          <table:table-cell office:value-type="float" office:value="631" table:style-name="ce155">
            <text:p><text:s text:c="3"/>631</text:p>
          </table:table-cell>
          <table:table-cell office:value-type="float" office:value="530" table:style-name="ce155">
            <text:p><text:s text:c="3"/>530</text:p>
          </table:table-cell>
          <table:table-cell office:value-type="float" office:value="101" table:style-name="ce155">
            <text:p><text:s text:c="3"/>101</text:p>
          </table:table-cell>
          <table:table-cell office:value-type="float" office:value="732" table:style-name="ce154">
            <text:p><text:s text:c="3"/>732</text:p>
          </table:table-cell>
          <table:table-cell office:value-type="float" office:value="670" table:style-name="ce155">
            <text:p><text:s text:c="3"/>670</text:p>
          </table:table-cell>
          <table:table-cell office:value-type="float" office:value="62" table:style-name="ce15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40">
            <text:p><text:s text:c="3"/>24,994</text:p>
          </table:table-cell>
          <table:table-cell office:value-type="float" office:value="23217" table:style-name="ce140">
            <text:p><text:s text:c="3"/>23,217</text:p>
          </table:table-cell>
          <table:table-cell office:value-type="float" office:value="694" table:style-name="ce140">
            <text:p><text:s text:c="3"/>694</text:p>
          </table:table-cell>
          <table:table-cell office:value-type="float" office:value="512" table:style-name="ce140">
            <text:p><text:s text:c="3"/>512</text:p>
          </table:table-cell>
          <table:table-cell office:value-type="float" office:value="182" table:style-name="ce140">
            <text:p><text:s text:c="3"/>182</text:p>
          </table:table-cell>
          <table:table-cell office:value-type="float" office:value="1083" table:style-name="ce140">
            <text:p><text:s text:c="3"/>1,083</text:p>
          </table:table-cell>
          <table:table-cell office:value-type="float" office:value="718" table:style-name="ce140">
            <text:p><text:s text:c="3"/>718</text:p>
          </table:table-cell>
          <table:table-cell office:value-type="float" office:value="365" table:style-name="ce140">
            <text:p><text:s text:c="3"/>365</text:p>
          </table:table-cell>
          <table:table-cell office:value-type="float" office:value="24528" table:style-name="ce140">
            <text:p><text:s text:c="3"/>24,528</text:p>
          </table:table-cell>
          <table:table-cell office:value-type="float" office:value="22768" table:style-name="ce140">
            <text:p><text:s text:c="3"/>22,768</text:p>
          </table:table-cell>
          <table:table-cell office:value-type="float" office:value="693" table:style-name="ce140">
            <text:p><text:s text:c="3"/>693</text:p>
          </table:table-cell>
          <table:table-cell office:value-type="float" office:value="512" table:style-name="ce140">
            <text:p><text:s text:c="3"/>512</text:p>
          </table:table-cell>
          <table:table-cell office:value-type="float" office:value="181" table:style-name="ce140">
            <text:p><text:s text:c="3"/>181</text:p>
          </table:table-cell>
          <table:table-cell office:value-type="float" office:value="1067" table:style-name="ce140">
            <text:p><text:s text:c="3"/>1,067</text:p>
          </table:table-cell>
          <table:table-cell office:value-type="float" office:value="718" table:style-name="ce140">
            <text:p><text:s text:c="3"/>718</text:p>
          </table:table-cell>
          <table:table-cell office:value-type="float" office:value="349" table:style-name="ce140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12396" table:style-name="ce139">
            <text:p><text:s text:c="3"/>12,396</text:p>
          </table:table-cell>
          <table:table-cell office:value-type="float" office:value="11868" table:style-name="ce146">
            <text:p><text:s text:c="3"/>11,868</text:p>
          </table:table-cell>
          <table:table-cell office:value-type="float" office:value="156" table:style-name="ce139">
            <text:p><text:s text:c="3"/>156</text:p>
          </table:table-cell>
          <table:table-cell office:value-type="float" office:value="76" table:style-name="ce139">
            <text:p><text:s text:c="3"/>76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372" table:style-name="ce146">
            <text:p><text:s text:c="3"/>372</text:p>
          </table:table-cell>
          <table:table-cell office:value-type="float" office:value="90" table:style-name="ce139">
            <text:p><text:s text:c="3"/>90</text:p>
          </table:table-cell>
          <table:table-cell office:value-type="float" office:value="282" table:style-name="ce147">
            <text:p><text:s text:c="3"/>282</text:p>
          </table:table-cell>
          <table:table-cell office:value-type="float" office:value="12264" table:style-name="ce139">
            <text:p><text:s text:c="3"/>12,264</text:p>
          </table:table-cell>
          <table:table-cell office:value-type="float" office:value="11750" table:style-name="ce146">
            <text:p><text:s text:c="3"/>11,750</text:p>
          </table:table-cell>
          <table:table-cell office:value-type="float" office:value="156" table:style-name="ce139">
            <text:p><text:s text:c="3"/>156</text:p>
          </table:table-cell>
          <table:table-cell office:value-type="float" office:value="76" table:style-name="ce139">
            <text:p><text:s text:c="3"/>76</text:p>
          </table:table-cell>
          <table:table-cell office:value-type="float" office:value="80" table:style-name="ce139">
            <text:p><text:s text:c="3"/>80</text:p>
          </table:table-cell>
          <table:table-cell office:value-type="float" office:value="358" table:style-name="ce146">
            <text:p><text:s text:c="3"/>358</text:p>
          </table:table-cell>
          <table:table-cell office:value-type="float" office:value="90" table:style-name="ce139">
            <text:p><text:s text:c="3"/>90</text:p>
          </table:table-cell>
          <table:table-cell office:value-type="float" office:value="268" table:style-name="ce147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2598" table:style-name="ce139">
            <text:p><text:s text:c="3"/>12,598</text:p>
          </table:table-cell>
          <table:table-cell office:value-type="float" office:value="11349" table:style-name="ce146">
            <text:p><text:s text:c="3"/>11,349</text:p>
          </table:table-cell>
          <table:table-cell office:value-type="float" office:value="538" table:style-name="ce139">
            <text:p><text:s text:c="3"/>538</text:p>
          </table:table-cell>
          <table:table-cell office:value-type="float" office:value="436" table:style-name="ce139">
            <text:p><text:s text:c="3"/>436</text:p>
          </table:table-cell>
          <table:table-cell office:value-type="float" office:value="102" table:style-name="ce139">
            <text:p><text:s text:c="3"/>102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628" table:style-name="ce139">
            <text:p><text:s text:c="3"/>628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264" table:style-name="ce139">
            <text:p><text:s text:c="3"/>12,264</text:p>
          </table:table-cell>
          <table:table-cell office:value-type="float" office:value="11018" table:style-name="ce146">
            <text:p><text:s text:c="3"/>11,018</text:p>
          </table:table-cell>
          <table:table-cell office:value-type="float" office:value="537" table:style-name="ce139">
            <text:p><text:s text:c="3"/>537</text:p>
          </table:table-cell>
          <table:table-cell office:value-type="float" office:value="436" table:style-name="ce139">
            <text:p><text:s text:c="3"/>436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628" table:style-name="ce139">
            <text:p><text:s text:c="3"/>628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2"/>
          <table:table-cell office:value-type="string" table:style-name="ce163">
            <text:p>計</text:p>
          </table:table-cell>
          <table:table-cell office:value-type="float" office:value="27862" table:style-name="ce141">
            <text:p><text:s text:c="3"/>27,862</text:p>
          </table:table-cell>
          <table:table-cell office:value-type="float" office:value="25870" table:style-name="ce164">
            <text:p><text:s text:c="3"/>25,870</text:p>
          </table:table-cell>
          <table:table-cell office:value-type="float" office:value="801" table:style-name="ce141">
            <text:p><text:s text:c="3"/>801</text:p>
          </table:table-cell>
          <table:table-cell office:value-type="float" office:value="583" table:style-name="ce141">
            <text:p><text:s text:c="3"/>583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1191" table:style-name="ce164">
            <text:p><text:s text:c="3"/>1,191</text:p>
          </table:table-cell>
          <table:table-cell office:value-type="float" office:value="826" table:style-name="ce141">
            <text:p><text:s text:c="3"/>826</text:p>
          </table:table-cell>
          <table:table-cell office:value-type="float" office:value="365" table:style-name="ce140">
            <text:p><text:s text:c="3"/>365</text:p>
          </table:table-cell>
          <table:table-cell office:value-type="float" office:value="27230" table:style-name="ce141">
            <text:p><text:s text:c="3"/>27,230</text:p>
          </table:table-cell>
          <table:table-cell office:value-type="float" office:value="25255" table:style-name="ce164">
            <text:p><text:s text:c="3"/>25,255</text:p>
          </table:table-cell>
          <table:table-cell office:value-type="float" office:value="801" table:style-name="ce141">
            <text:p><text:s text:c="3"/>801</text:p>
          </table:table-cell>
          <table:table-cell office:value-type="float" office:value="583" table:style-name="ce141">
            <text:p><text:s text:c="3"/>583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1174" table:style-name="ce164">
            <text:p><text:s text:c="3"/>1,174</text:p>
          </table:table-cell>
          <table:table-cell office:value-type="float" office:value="824" table:style-name="ce141">
            <text:p><text:s text:c="3"/>824</text:p>
          </table:table-cell>
          <table:table-cell office:value-type="float" office:value="350" table:style-name="ce140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2 月</text:p>
          </table:table-cell>
          <table:table-cell office:value-type="string" table:style-name="ce152">
            <text:p>男</text:p>
          </table:table-cell>
          <table:table-cell office:value-type="float" office:value="13797" table:style-name="ce139">
            <text:p><text:s text:c="3"/>13,797</text:p>
          </table:table-cell>
          <table:table-cell office:value-type="float" office:value="13209" table:style-name="ce146">
            <text:p><text:s text:c="3"/>13,209</text:p>
          </table:table-cell>
          <table:table-cell office:value-type="float" office:value="204" table:style-name="ce139">
            <text:p><text:s text:c="3"/>204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98" table:style-name="ce139">
            <text:p><text:s text:c="3"/>98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13615" table:style-name="ce139">
            <text:p><text:s text:c="3"/>13,615</text:p>
          </table:table-cell>
          <table:table-cell office:value-type="float" office:value="13040" table:style-name="ce146">
            <text:p><text:s text:c="3"/>13,040</text:p>
          </table:table-cell>
          <table:table-cell office:value-type="float" office:value="204" table:style-name="ce139">
            <text:p><text:s text:c="3"/>204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98" table:style-name="ce139">
            <text:p><text:s text:c="3"/>9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0"/>
          <table:table-cell office:value-type="string" table:style-name="ce161">
            <text:p>女</text:p>
          </table:table-cell>
          <table:table-cell office:value-type="float" office:value="14065" table:style-name="ce155">
            <text:p><text:s text:c="3"/>14,065</text:p>
          </table:table-cell>
          <table:table-cell office:value-type="float" office:value="12661" table:style-name="ce154">
            <text:p><text:s text:c="3"/>12,661</text:p>
          </table:table-cell>
          <table:table-cell office:value-type="float" office:value="597" table:style-name="ce155">
            <text:p><text:s text:c="3"/>597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120" table:style-name="ce155">
            <text:p><text:s text:c="3"/>120</text:p>
          </table:table-cell>
          <table:table-cell office:value-type="float" office:value="807" table:style-name="ce154">
            <text:p><text:s text:c="3"/>807</text:p>
          </table:table-cell>
          <table:table-cell office:value-type="float" office:value="711" table:style-name="ce155">
            <text:p><text:s text:c="3"/>711</text:p>
          </table:table-cell>
          <table:table-cell office:value-type="float" office:value="96" table:style-name="ce156">
            <text:p><text:s text:c="3"/>96</text:p>
          </table:table-cell>
          <table:table-cell office:value-type="float" office:value="13615" table:style-name="ce155">
            <text:p><text:s text:c="3"/>13,615</text:p>
          </table:table-cell>
          <table:table-cell office:value-type="float" office:value="12215" table:style-name="ce154">
            <text:p><text:s text:c="3"/>12,215</text:p>
          </table:table-cell>
          <table:table-cell office:value-type="float" office:value="597" table:style-name="ce155">
            <text:p><text:s text:c="3"/>597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120" table:style-name="ce155">
            <text:p><text:s text:c="3"/>120</text:p>
          </table:table-cell>
          <table:table-cell office:value-type="float" office:value="803" table:style-name="ce154">
            <text:p><text:s text:c="3"/>803</text:p>
          </table:table-cell>
          <table:table-cell office:value-type="float" office:value="709" table:style-name="ce155">
            <text:p><text:s text:c="3"/>709</text:p>
          </table:table-cell>
          <table:table-cell office:value-type="float" office:value="94" table:style-name="ce156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9年</text:p>
            <text:p>截至5月止</text:p>
          </table:table-cell>
          <table:table-cell office:value-type="string" table:style-name="ce165">
            <text:p>計</text:p>
          </table:table-cell>
          <table:table-cell office:value-type="float" office:value="110912" table:style-name="ce112">
            <text:p><text:s text:c="3"/>110,912</text:p>
          </table:table-cell>
          <table:table-cell office:value-type="float" office:value="105654" table:style-name="ce166">
            <text:p><text:s text:c="3"/>105,654</text:p>
          </table:table-cell>
          <table:table-cell office:value-type="float" office:value="1680" table:style-name="ce112">
            <text:p><text:s text:c="3"/>1,680</text:p>
          </table:table-cell>
          <table:table-cell office:value-type="float" office:value="1294" table:style-name="ce112">
            <text:p><text:s text:c="3"/>1,29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578" table:style-name="ce166">
            <text:p><text:s text:c="3"/>3,578</text:p>
          </table:table-cell>
          <table:table-cell office:value-type="float" office:value="2284" table:style-name="ce112">
            <text:p><text:s text:c="3"/>2,284</text:p>
          </table:table-cell>
          <table:table-cell office:value-type="float" office:value="1294" table:style-name="ce74">
            <text:p><text:s text:c="3"/>1,294</text:p>
          </table:table-cell>
          <table:table-cell office:value-type="float" office:value="108616" table:style-name="ce112">
            <text:p><text:s text:c="3"/>108,616</text:p>
          </table:table-cell>
          <table:table-cell office:value-type="float" office:value="103414" table:style-name="ce166">
            <text:p><text:s text:c="3"/>103,414</text:p>
          </table:table-cell>
          <table:table-cell office:value-type="float" office:value="1674" table:style-name="ce112">
            <text:p><text:s text:c="3"/>1,674</text:p>
          </table:table-cell>
          <table:table-cell office:value-type="float" office:value="1293" table:style-name="ce112">
            <text:p><text:s text:c="3"/>1,293</text:p>
          </table:table-cell>
          <table:table-cell office:value-type="float" office:value="381" table:style-name="ce112">
            <text:p><text:s text:c="3"/>381</text:p>
          </table:table-cell>
          <table:table-cell office:value-type="float" office:value="3528" table:style-name="ce166">
            <text:p><text:s text:c="3"/>3,528</text:p>
          </table:table-cell>
          <table:table-cell office:value-type="float" office:value="2283" table:style-name="ce112">
            <text:p><text:s text:c="3"/>2,283</text:p>
          </table:table-cell>
          <table:table-cell office:value-type="float" office:value="1245" table:style-name="ce74">
            <text:p><text:s text:c="3"/>1,245</text:p>
          </table:table-cell>
          <table:table-cell office:value-type="float" office:value="2296" table:style-name="ce118">
            <text:p><text:s text:c="3"/>2,296</text:p>
          </table:table-cell>
          <table:table-cell office:value-type="float" office:value="2240" table:style-name="ce119">
            <text:p><text:s text:c="3"/>2,24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20">
            <text:p><text:s text:c="3"/>4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7">
            <text:p>男</text:p>
          </table:table-cell>
          <table:table-cell office:value-type="float" office:value="54966" table:style-name="ce52">
            <text:p><text:s text:c="3"/>54,966</text:p>
          </table:table-cell>
          <table:table-cell office:value-type="float" office:value="53265" table:style-name="ce53">
            <text:p><text:s text:c="3"/>53,265</text:p>
          </table:table-cell>
          <table:table-cell office:value-type="float" office:value="370" table:style-name="ce52">
            <text:p><text:s text:c="3"/>370</text:p>
          </table:table-cell>
          <table:table-cell office:value-type="float" office:value="168" table:style-name="ce52">
            <text:p><text:s text:c="3"/>168</text:p>
          </table:table-cell>
          <table:table-cell office:value-type="float" office:value="202" table:style-name="ce52">
            <text:p><text:s text:c="3"/>202</text:p>
          </table:table-cell>
          <table:table-cell office:value-type="float" office:value="1331" table:style-name="ce53">
            <text:p><text:s text:c="3"/>1,331</text:p>
          </table:table-cell>
          <table:table-cell office:value-type="float" office:value="317" table:style-name="ce52">
            <text:p><text:s text:c="3"/>317</text:p>
          </table:table-cell>
          <table:table-cell office:value-type="float" office:value="1014" table:style-name="ce44">
            <text:p><text:s text:c="3"/>1,014</text:p>
          </table:table-cell>
          <table:table-cell office:value-type="float" office:value="54308" table:style-name="ce52">
            <text:p><text:s text:c="3"/>54,308</text:p>
          </table:table-cell>
          <table:table-cell office:value-type="float" office:value="52648" table:style-name="ce53">
            <text:p><text:s text:c="3"/>52,648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168" table:style-name="ce52">
            <text:p><text:s text:c="3"/>168</text:p>
          </table:table-cell>
          <table:table-cell office:value-type="float" office:value="200" table:style-name="ce52">
            <text:p><text:s text:c="3"/>200</text:p>
          </table:table-cell>
          <table:table-cell office:value-type="float" office:value="1292" table:style-name="ce53">
            <text:p><text:s text:c="3"/>1,292</text:p>
          </table:table-cell>
          <table:table-cell office:value-type="float" office:value="316" table:style-name="ce52">
            <text:p><text:s text:c="3"/>316</text:p>
          </table:table-cell>
          <table:table-cell office:value-type="float" office:value="976" table:style-name="ce44">
            <text:p><text:s text:c="3"/>976</text:p>
          </table:table-cell>
          <table:table-cell office:value-type="float" office:value="658" table:style-name="ce123">
            <text:p><text:s text:c="3"/>658</text:p>
          </table:table-cell>
          <table:table-cell office:value-type="float" office:value="617" table:style-name="ce124">
            <text:p><text:s text:c="3"/>61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8" table:style-name="ce125">
            <text:p><text:s text:c="3"/>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55946" table:style-name="ce63">
            <text:p><text:s text:c="3"/>55,946</text:p>
          </table:table-cell>
          <table:table-cell office:value-type="float" office:value="52389" table:style-name="ce64">
            <text:p><text:s text:c="3"/>52,389</text:p>
          </table:table-cell>
          <table:table-cell office:value-type="float" office:value="1310" table:style-name="ce63">
            <text:p><text:s text:c="3"/>1,310</text:p>
          </table:table-cell>
          <table:table-cell office:value-type="float" office:value="1126" table:style-name="ce63">
            <text:p><text:s text:c="3"/>1,126</text:p>
          </table:table-cell>
          <table:table-cell office:value-type="float" office:value="184" table:style-name="ce63">
            <text:p><text:s text:c="3"/>184</text:p>
          </table:table-cell>
          <table:table-cell office:value-type="float" office:value="2247" table:style-name="ce64">
            <text:p><text:s text:c="3"/>2,247</text:p>
          </table:table-cell>
          <table:table-cell office:value-type="float" office:value="1967" table:style-name="ce63">
            <text:p><text:s text:c="3"/>1,967</text:p>
          </table:table-cell>
          <table:table-cell office:value-type="float" office:value="280" table:style-name="ce95">
            <text:p><text:s text:c="3"/>280</text:p>
          </table:table-cell>
          <table:table-cell office:value-type="float" office:value="54308" table:style-name="ce63">
            <text:p><text:s text:c="3"/>54,308</text:p>
          </table:table-cell>
          <table:table-cell office:value-type="float" office:value="50766" table:style-name="ce64">
            <text:p><text:s text:c="3"/>50,766</text:p>
          </table:table-cell>
          <table:table-cell office:value-type="float" office:value="1306" table:style-name="ce63">
            <text:p><text:s text:c="3"/>1,306</text:p>
          </table:table-cell>
          <table:table-cell office:value-type="float" office:value="1125" table:style-name="ce63">
            <text:p><text:s text:c="3"/>1,125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2236" table:style-name="ce64">
            <text:p><text:s text:c="3"/>2,236</text:p>
          </table:table-cell>
          <table:table-cell office:value-type="float" office:value="1967" table:style-name="ce63">
            <text:p><text:s text:c="3"/>1,967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1638" table:style-name="ce128">
            <text:p><text:s text:c="3"/>1,638</text:p>
          </table:table-cell>
          <table:table-cell office:value-type="float" office:value="1623" table:style-name="ce129">
            <text:p><text:s text:c="3"/>1,62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0" table:style-name="ce129">
            <text:p>—</text:p>
          </table:table-cell>
          <table:table-cell office:value-type="float" office:value="11" table:style-name="ce130">
            <text:p><text:s text:c="3"/>1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40">
            <text:p><text:s text:c="3"/>25,354</text:p>
          </table:table-cell>
          <table:table-cell office:value-type="float" office:value="23481" table:style-name="ce140">
            <text:p><text:s text:c="3"/>23,481</text:p>
          </table:table-cell>
          <table:table-cell office:value-type="float" office:value="937" table:style-name="ce140">
            <text:p><text:s text:c="3"/>937</text:p>
          </table:table-cell>
          <table:table-cell office:value-type="float" office:value="770" table:style-name="ce140">
            <text:p><text:s text:c="3"/>770</text:p>
          </table:table-cell>
          <table:table-cell office:value-type="float" office:value="167" table:style-name="ce140">
            <text:p><text:s text:c="3"/>167</text:p>
          </table:table-cell>
          <table:table-cell office:value-type="float" office:value="936" table:style-name="ce140">
            <text:p><text:s text:c="3"/>936</text:p>
          </table:table-cell>
          <table:table-cell office:value-type="float" office:value="562" table:style-name="ce140">
            <text:p><text:s text:c="3"/>562</text:p>
          </table:table-cell>
          <table:table-cell office:value-type="float" office:value="374" table:style-name="ce140">
            <text:p><text:s text:c="3"/>374</text:p>
          </table:table-cell>
          <table:table-cell office:value-type="float" office:value="24946" table:style-name="ce140">
            <text:p><text:s text:c="3"/>24,946</text:p>
          </table:table-cell>
          <table:table-cell office:value-type="float" office:value="23092" table:style-name="ce140">
            <text:p><text:s text:c="3"/>23,092</text:p>
          </table:table-cell>
          <table:table-cell office:value-type="float" office:value="936" table:style-name="ce140">
            <text:p><text:s text:c="3"/>936</text:p>
          </table:table-cell>
          <table:table-cell office:value-type="float" office:value="770" table:style-name="ce140">
            <text:p><text:s text:c="3"/>770</text:p>
          </table:table-cell>
          <table:table-cell office:value-type="float" office:value="166" table:style-name="ce140">
            <text:p><text:s text:c="3"/>166</text:p>
          </table:table-cell>
          <table:table-cell office:value-type="float" office:value="918" table:style-name="ce140">
            <text:p><text:s text:c="3"/>918</text:p>
          </table:table-cell>
          <table:table-cell office:value-type="float" office:value="562" table:style-name="ce140">
            <text:p><text:s text:c="3"/>562</text:p>
          </table:table-cell>
          <table:table-cell office:value-type="float" office:value="356" table:style-name="ce140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45">
            <text:p><text:s text:c="3"/>12,611</text:p>
          </table:table-cell>
          <table:table-cell office:value-type="float" office:value="12026" table:style-name="ce145">
            <text:p><text:s text:c="3"/>12,026</text:p>
          </table:table-cell>
          <table:table-cell office:value-type="float" office:value="203" table:style-name="ce145">
            <text:p><text:s text:c="3"/>203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95" table:style-name="ce145">
            <text:p><text:s text:c="3"/>95</text:p>
          </table:table-cell>
          <table:table-cell office:value-type="float" office:value="382" table:style-name="ce145">
            <text:p><text:s text:c="3"/>382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297" table:style-name="ce145">
            <text:p><text:s text:c="3"/>297</text:p>
          </table:table-cell>
          <table:table-cell office:value-type="float" office:value="12473" table:style-name="ce139">
            <text:p><text:s text:c="3"/>12,473</text:p>
          </table:table-cell>
          <table:table-cell office:value-type="float" office:value="11903" table:style-name="ce146">
            <text:p><text:s text:c="3"/>11,903</text:p>
          </table:table-cell>
          <table:table-cell office:value-type="float" office:value="202" table:style-name="ce139">
            <text:p><text:s text:c="3"/>202</text:p>
          </table:table-cell>
          <table:table-cell office:value-type="float" office:value="108" table:style-name="ce139">
            <text:p><text:s text:c="3"/>108</text:p>
          </table:table-cell>
          <table:table-cell office:value-type="float" office:value="94" table:style-name="ce139">
            <text:p><text:s text:c="3"/>94</text:p>
          </table:table-cell>
          <table:table-cell office:value-type="float" office:value="368" table:style-name="ce139">
            <text:p><text:s text:c="3"/>368</text:p>
          </table:table-cell>
          <table:table-cell office:value-type="float" office:value="85" table:style-name="ce139">
            <text:p><text:s text:c="3"/>85</text:p>
          </table:table-cell>
          <table:table-cell office:value-type="float" office:value="283" table:style-name="ce147">
            <text:p><text:s text:c="3"/>283</text:p>
          </table:table-cell>
          <table:table-cell office:value-type="float" office:value="138" table:style-name="ce139">
            <text:p><text:s text:c="3"/>138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14" table:style-name="ce150">
            <text:p><text:s text:c="3"/>14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12743" table:style-name="ce153">
            <text:p><text:s text:c="3"/>12,743</text:p>
          </table:table-cell>
          <table:table-cell office:value-type="float" office:value="11455" table:style-name="ce153">
            <text:p><text:s text:c="3"/>11,455</text:p>
          </table:table-cell>
          <table:table-cell office:value-type="float" office:value="734" table:style-name="ce153">
            <text:p><text:s text:c="3"/>734</text:p>
          </table:table-cell>
          <table:table-cell office:value-type="float" office:value="662" table:style-name="ce153">
            <text:p><text:s text:c="3"/>662</text:p>
          </table:table-cell>
          <table:table-cell office:value-type="float" office:value="72" table:style-name="ce153">
            <text:p><text:s text:c="3"/>72</text:p>
          </table:table-cell>
          <table:table-cell office:value-type="float" office:value="554" table:style-name="ce153">
            <text:p><text:s text:c="3"/>554</text:p>
          </table:table-cell>
          <table:table-cell office:value-type="float" office:value="477" table:style-name="ce153">
            <text:p><text:s text:c="3"/>477</text:p>
          </table:table-cell>
          <table:table-cell office:value-type="float" office:value="77" table:style-name="ce153">
            <text:p><text:s text:c="3"/>77</text:p>
          </table:table-cell>
          <table:table-cell office:value-type="float" office:value="12473" table:style-name="ce139">
            <text:p><text:s text:c="3"/>12,473</text:p>
          </table:table-cell>
          <table:table-cell office:value-type="float" office:value="11189" table:style-name="ce154">
            <text:p><text:s text:c="3"/>11,189</text:p>
          </table:table-cell>
          <table:table-cell office:value-type="float" office:value="734" table:style-name="ce155">
            <text:p><text:s text:c="3"/>734</text:p>
          </table:table-cell>
          <table:table-cell office:value-type="float" office:value="662" table:style-name="ce155">
            <text:p><text:s text:c="3"/>662</text:p>
          </table:table-cell>
          <table:table-cell office:value-type="float" office:value="72" table:style-name="ce155">
            <text:p><text:s text:c="3"/>72</text:p>
          </table:table-cell>
          <table:table-cell office:value-type="float" office:value="550" table:style-name="ce155">
            <text:p><text:s text:c="3"/>550</text:p>
          </table:table-cell>
          <table:table-cell office:value-type="float" office:value="477" table:style-name="ce155">
            <text:p><text:s text:c="3"/>477</text:p>
          </table:table-cell>
          <table:table-cell office:value-type="float" office:value="73" table:style-name="ce156">
            <text:p><text:s text:c="3"/>73</text:p>
          </table:table-cell>
          <table:table-cell office:value-type="float" office:value="270" table:style-name="ce155">
            <text:p><text:s text:c="3"/>270</text:p>
          </table:table-cell>
          <table:table-cell office:value-type="float" office:value="266" table:style-name="ce157">
            <text:p><text:s text:c="3"/>266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10">
          <table:table-cell table:style-name="ce162"/>
          <table:table-cell office:value-type="string" table:style-name="ce163">
            <text:p>計</text:p>
          </table:table-cell>
          <table:table-cell office:value-type="float" office:value="22184" table:style-name="ce145">
            <text:p><text:s text:c="3"/>22,184</text:p>
          </table:table-cell>
          <table:table-cell office:value-type="float" office:value="20920" table:style-name="ce145">
            <text:p><text:s text:c="3"/>20,920</text:p>
          </table:table-cell>
          <table:table-cell office:value-type="float" office:value="309" table:style-name="ce145">
            <text:p><text:s text:c="3"/>309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955" table:style-name="ce145">
            <text:p><text:s text:c="3"/>955</text:p>
          </table:table-cell>
          <table:table-cell office:value-type="float" office:value="620" table:style-name="ce145">
            <text:p><text:s text:c="3"/>620</text:p>
          </table:table-cell>
          <table:table-cell office:value-type="float" office:value="335" table:style-name="ce145">
            <text:p><text:s text:c="3"/>335</text:p>
          </table:table-cell>
          <table:table-cell office:value-type="float" office:value="21666" table:style-name="ce141">
            <text:p><text:s text:c="3"/>21,666</text:p>
          </table:table-cell>
          <table:table-cell office:value-type="float" office:value="20417" table:style-name="ce146">
            <text:p><text:s text:c="3"/>20,417</text:p>
          </table:table-cell>
          <table:table-cell office:value-type="float" office:value="306" table:style-name="ce139">
            <text:p><text:s text:c="3"/>306</text:p>
          </table:table-cell>
          <table:table-cell office:value-type="float" office:value="224" table:style-name="ce139">
            <text:p><text:s text:c="3"/>224</text:p>
          </table:table-cell>
          <table:table-cell office:value-type="float" office:value="82" table:style-name="ce139">
            <text:p><text:s text:c="3"/>82</text:p>
          </table:table-cell>
          <table:table-cell office:value-type="float" office:value="943" table:style-name="ce139">
            <text:p><text:s text:c="3"/>943</text:p>
          </table:table-cell>
          <table:table-cell office:value-type="float" office:value="620" table:style-name="ce139">
            <text:p><text:s text:c="3"/>620</text:p>
          </table:table-cell>
          <table:table-cell office:value-type="float" office:value="323" table:style-name="ce147">
            <text:p><text:s text:c="3"/>323</text:p>
          </table:table-cell>
          <table:table-cell office:value-type="float" office:value="518" table:style-name="ce168">
            <text:p><text:s text:c="3"/>518</text:p>
          </table:table-cell>
          <table:table-cell office:value-type="float" office:value="503" table:style-name="ce148">
            <text:p><text:s text:c="3"/>50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0" table:style-name="ce149">
            <text:p>—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51">
            <text:p>2 月</text:p>
          </table:table-cell>
          <table:table-cell office:value-type="string" table:style-name="ce152">
            <text:p>男</text:p>
          </table:table-cell>
          <table:table-cell office:value-type="float" office:value="10983" table:style-name="ce145">
            <text:p><text:s text:c="3"/>10,983</text:p>
          </table:table-cell>
          <table:table-cell office:value-type="float" office:value="10545" table:style-name="ce145">
            <text:p><text:s text:c="3"/>10,545</text:p>
          </table:table-cell>
          <table:table-cell office:value-type="float" office:value="72" table:style-name="ce145">
            <text:p><text:s text:c="3"/>72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366" table:style-name="ce145">
            <text:p><text:s text:c="3"/>36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10833" table:style-name="ce139">
            <text:p><text:s text:c="3"/>10,833</text:p>
          </table:table-cell>
          <table:table-cell office:value-type="float" office:value="10405" table:style-name="ce146">
            <text:p><text:s text:c="3"/>10,405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33" table:style-name="ce139">
            <text:p><text:s text:c="3"/>33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357" table:style-name="ce139">
            <text:p><text:s text:c="3"/>357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50" table:style-name="ce168">
            <text:p><text:s text:c="3"/>150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50">
            <text:p><text:s text:c="3"/>9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11201" table:style-name="ce145">
            <text:p><text:s text:c="3"/>11,201</text:p>
          </table:table-cell>
          <table:table-cell office:value-type="float" office:value="10375" table:style-name="ce145">
            <text:p><text:s text:c="3"/>10,375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191" table:style-name="ce145">
            <text:p><text:s text:c="3"/>191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589" table:style-name="ce145">
            <text:p><text:s text:c="3"/>589</text:p>
          </table:table-cell>
          <table:table-cell office:value-type="float" office:value="519" table:style-name="ce145">
            <text:p><text:s text:c="3"/>519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10833" table:style-name="ce139">
            <text:p><text:s text:c="3"/>10,833</text:p>
          </table:table-cell>
          <table:table-cell office:value-type="float" office:value="10012" table:style-name="ce146">
            <text:p><text:s text:c="3"/>10,012</text:p>
          </table:table-cell>
          <table:table-cell office:value-type="float" office:value="235" table:style-name="ce139">
            <text:p><text:s text:c="3"/>235</text:p>
          </table:table-cell>
          <table:table-cell office:value-type="float" office:value="191" table:style-name="ce139">
            <text:p><text:s text:c="3"/>191</text:p>
          </table:table-cell>
          <table:table-cell office:value-type="float" office:value="44" table:style-name="ce139">
            <text:p><text:s text:c="3"/>44</text:p>
          </table:table-cell>
          <table:table-cell office:value-type="float" office:value="586" table:style-name="ce139">
            <text:p><text:s text:c="3"/>586</text:p>
          </table:table-cell>
          <table:table-cell office:value-type="float" office:value="519" table:style-name="ce139">
            <text:p><text:s text:c="3"/>51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68" table:style-name="ce168">
            <text:p><text:s text:c="3"/>368</text:p>
          </table:table-cell>
          <table:table-cell office:value-type="float" office:value="363" table:style-name="ce148">
            <text:p><text:s text:c="3"/>36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50">
            <text:p><text:s text:c="3"/>3</text:p>
          </table:table-cell>
          <table:table-cell table:number-columns-repeated="16358"/>
        </table:table-row>
        <table:table-row table:style-name="ro10">
          <table:table-cell table:style-name="ce162"/>
          <table:table-cell office:value-type="string" table:style-name="ce163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41">
            <text:p><text:s text:c="3"/>18,454</text:p>
          </table:table-cell>
          <table:table-cell office:value-type="float" office:value="17413" table:style-name="ce164">
            <text:p><text:s text:c="3"/>17,41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875" table:style-name="ce141">
            <text:p><text:s text:c="3"/>875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250" table:style-name="ce140">
            <text:p><text:s text:c="3"/>250</text:p>
          </table:table-cell>
          <table:table-cell office:value-type="float" office:value="302" table:style-name="ce169">
            <text:p><text:s text:c="3"/>302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71">
            <text:p>—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42">
            <text:p><text:s text:c="3"/>7</text:p>
          </table:table-cell>
          <table:table-cell table:number-columns-repeated="16358"/>
        </table:table-row>
        <table:table-row table:style-name="ro10">
          <table:table-cell office:value-type="string" table:style-name="ce151">
            <text:p>3 月</text:p>
          </table:table-cell>
          <table:table-cell office:value-type="string" table:style-name="ce152">
            <text:p>男</text:p>
          </table:table-cell>
          <table:table-cell office:value-type="float" office:value="9327" table:style-name="ce145">
            <text:p><text:s text:c="3"/>9,327</text:p>
          </table:table-cell>
          <table:table-cell office:value-type="float" office:value="9015" table:style-name="ce145">
            <text:p><text:s text:c="3"/>9,015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71" table:style-name="ce145">
            <text:p><text:s text:c="3"/>271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200" table:style-name="ce145">
            <text:p><text:s text:c="3"/>200</text:p>
          </table:table-cell>
          <table:table-cell office:value-type="float" office:value="9227" table:style-name="ce139">
            <text:p><text:s text:c="3"/>9,227</text:p>
          </table:table-cell>
          <table:table-cell office:value-type="float" office:value="8921" table:style-name="ce146">
            <text:p><text:s text:c="3"/>8,921</text:p>
          </table:table-cell>
          <table:table-cell office:value-type="float" office:value="41" table:style-name="ce139">
            <text:p><text:s text:c="3"/>41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265" table:style-name="ce139">
            <text:p><text:s text:c="3"/>265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194" table:style-name="ce147">
            <text:p><text:s text:c="3"/>194</text:p>
          </table:table-cell>
          <table:table-cell office:value-type="float" office:value="100" table:style-name="ce168">
            <text:p><text:s text:c="3"/>100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50">
            <text:p><text:s text:c="3"/>6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61">
            <text:p>女</text:p>
          </table:table-cell>
          <table:table-cell office:value-type="float" office:value="9429" table:style-name="ce153">
            <text:p><text:s text:c="3"/>9,429</text:p>
          </table:table-cell>
          <table:table-cell office:value-type="float" office:value="8693" table:style-name="ce153">
            <text:p><text:s text:c="3"/>8,693</text:p>
          </table:table-cell>
          <table:table-cell office:value-type="float" office:value="125" table:style-name="ce153">
            <text:p><text:s text:c="3"/>125</text:p>
          </table:table-cell>
          <table:table-cell office:value-type="float" office:value="100" table:style-name="ce153">
            <text:p><text:s text:c="3"/>100</text:p>
          </table:table-cell>
          <table:table-cell office:value-type="float" office:value="25" table:style-name="ce153">
            <text:p><text:s text:c="3"/>25</text:p>
          </table:table-cell>
          <table:table-cell office:value-type="float" office:value="611" table:style-name="ce153">
            <text:p><text:s text:c="3"/>611</text:p>
          </table:table-cell>
          <table:table-cell office:value-type="float" office:value="554" table:style-name="ce153">
            <text:p><text:s text:c="3"/>554</text:p>
          </table:table-cell>
          <table:table-cell office:value-type="float" office:value="57" table:style-name="ce153">
            <text:p><text:s text:c="3"/>57</text:p>
          </table:table-cell>
          <table:table-cell office:value-type="float" office:value="9227" table:style-name="ce155">
            <text:p><text:s text:c="3"/>9,227</text:p>
          </table:table-cell>
          <table:table-cell office:value-type="float" office:value="8492" table:style-name="ce154">
            <text:p><text:s text:c="3"/>8,492</text:p>
          </table:table-cell>
          <table:table-cell office:value-type="float" office:value="125" table:style-name="ce155">
            <text:p><text:s text:c="3"/>125</text:p>
          </table:table-cell>
          <table:table-cell office:value-type="float" office:value="100" table:style-name="ce155">
            <text:p><text:s text:c="3"/>100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610" table:style-name="ce155">
            <text:p><text:s text:c="3"/>610</text:p>
          </table:table-cell>
          <table:table-cell office:value-type="float" office:value="554" table:style-name="ce155">
            <text:p><text:s text:c="3"/>554</text:p>
          </table:table-cell>
          <table:table-cell office:value-type="float" office:value="56" table:style-name="ce156">
            <text:p><text:s text:c="3"/>56</text:p>
          </table:table-cell>
          <table:table-cell office:value-type="float" office:value="202" table:style-name="ce172">
            <text:p><text:s text:c="3"/>202</text:p>
          </table:table-cell>
          <table:table-cell office:value-type="float" office:value="201" table:style-name="ce157">
            <text:p><text:s text:c="3"/>201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9">
            <text:p><text:s text:c="3"/>1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計</text:p>
          </table:table-cell>
          <table:table-cell office:value-type="float" office:value="13878" table:style-name="ce145">
            <text:p><text:s text:c="3"/>13,878</text:p>
          </table:table-cell>
          <table:table-cell office:value-type="float" office:value="13330" table:style-name="ce145">
            <text:p><text:s text:c="3"/>13,330</text:p>
          </table:table-cell>
          <table:table-cell office:value-type="float" office:value="122" table:style-name="ce145">
            <text:p><text:s text:c="3"/>122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426" table:style-name="ce145">
            <text:p><text:s text:c="3"/>426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169" table:style-name="ce145">
            <text:p><text:s text:c="3"/>169</text:p>
          </table:table-cell>
          <table:table-cell office:value-type="float" office:value="13614" table:style-name="ce139">
            <text:p><text:s text:c="3"/>13,614</text:p>
          </table:table-cell>
          <table:table-cell office:value-type="float" office:value="13072" table:style-name="ce146">
            <text:p><text:s text:c="3"/>13,072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77" table:style-name="ce139">
            <text:p><text:s text:c="3"/>77</text:p>
          </table:table-cell>
          <table:table-cell office:value-type="float" office:value="45" table:style-name="ce139">
            <text:p><text:s text:c="3"/>45</text:p>
          </table:table-cell>
          <table:table-cell office:value-type="float" office:value="420" table:style-name="ce139">
            <text:p><text:s text:c="3"/>420</text:p>
          </table:table-cell>
          <table:table-cell office:value-type="float" office:value="257" table:style-name="ce139">
            <text:p><text:s text:c="3"/>257</text:p>
          </table:table-cell>
          <table:table-cell office:value-type="float" office:value="163" table:style-name="ce147">
            <text:p><text:s text:c="3"/>163</text:p>
          </table:table-cell>
          <table:table-cell office:value-type="float" office:value="264" table:style-name="ce168">
            <text:p><text:s text:c="3"/>264</text:p>
          </table:table-cell>
          <table:table-cell office:value-type="float" office:value="258" table:style-name="ce148">
            <text:p><text:s text:c="3"/>25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50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51">
            <text:p>4 月</text:p>
          </table:table-cell>
          <table:table-cell office:value-type="string" table:style-name="ce152">
            <text:p>男</text:p>
          </table:table-cell>
          <table:table-cell office:value-type="float" office:value="6885" table:style-name="ce145">
            <text:p><text:s text:c="3"/>6,885</text:p>
          </table:table-cell>
          <table:table-cell office:value-type="float" office:value="6698" table:style-name="ce145">
            <text:p><text:s text:c="3"/>6,698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8" table:style-name="ce145">
            <text:p><text:s text:c="3"/>15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28" table:style-name="ce145">
            <text:p><text:s text:c="3"/>128</text:p>
          </table:table-cell>
          <table:table-cell office:value-type="float" office:value="6807" table:style-name="ce139">
            <text:p><text:s text:c="3"/>6,807</text:p>
          </table:table-cell>
          <table:table-cell office:value-type="float" office:value="6625" table:style-name="ce146">
            <text:p><text:s text:c="3"/>6,625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22" table:style-name="ce139">
            <text:p><text:s text:c="3"/>22</text:p>
          </table:table-cell>
          <table:table-cell office:value-type="float" office:value="153" table:style-name="ce139">
            <text:p><text:s text:c="3"/>153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123" table:style-name="ce147">
            <text:p><text:s text:c="3"/>123</text:p>
          </table:table-cell>
          <table:table-cell office:value-type="float" office:value="78" table:style-name="ce168">
            <text:p><text:s text:c="3"/>78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50">
            <text:p><text:s text:c="3"/>5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6993" table:style-name="ce145">
            <text:p><text:s text:c="3"/>6,993</text:p>
          </table:table-cell>
          <table:table-cell office:value-type="float" office:value="6632" table:style-name="ce145">
            <text:p><text:s text:c="3"/>6,632</text:p>
          </table:table-cell>
          <table:table-cell office:value-type="float" office:value="93" table:style-name="ce145">
            <text:p><text:s text:c="3"/>93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268" table:style-name="ce145">
            <text:p><text:s text:c="3"/>268</text:p>
          </table:table-cell>
          <table:table-cell office:value-type="float" office:value="227" table:style-name="ce145">
            <text:p><text:s text:c="3"/>227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6807" table:style-name="ce139">
            <text:p><text:s text:c="3"/>6,807</text:p>
          </table:table-cell>
          <table:table-cell office:value-type="float" office:value="6447" table:style-name="ce146">
            <text:p><text:s text:c="3"/>6,447</text:p>
          </table:table-cell>
          <table:table-cell office:value-type="float" office:value="93" table:style-name="ce139">
            <text:p><text:s text:c="3"/>93</text:p>
          </table:table-cell>
          <table:table-cell office:value-type="float" office:value="70" table:style-name="ce139">
            <text:p><text:s text:c="3"/>70</text:p>
          </table:table-cell>
          <table:table-cell office:value-type="float" office:value="23" table:style-name="ce139">
            <text:p><text:s text:c="3"/>23</text:p>
          </table:table-cell>
          <table:table-cell office:value-type="float" office:value="267" table:style-name="ce139">
            <text:p><text:s text:c="3"/>267</text:p>
          </table:table-cell>
          <table:table-cell office:value-type="float" office:value="227" table:style-name="ce139">
            <text:p><text:s text:c="3"/>227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186" table:style-name="ce168">
            <text:p><text:s text:c="3"/>186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5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30740" table:style-name="ce140">
            <text:p><text:s text:c="3"/>30,740</text:p>
          </table:table-cell>
          <table:table-cell office:value-type="float" office:value="30215" table:style-name="ce140">
            <text:p><text:s text:c="3"/>30,215</text:p>
          </table:table-cell>
          <table:table-cell office:value-type="float" office:value="146" table:style-name="ce140">
            <text:p><text:s text:c="3"/>146</text:p>
          </table:table-cell>
          <table:table-cell office:value-type="float" office:value="110" table:style-name="ce140">
            <text:p><text:s text:c="3"/>110</text:p>
          </table:table-cell>
          <table:table-cell office:value-type="float" office:value="36" table:style-name="ce140">
            <text:p><text:s text:c="3"/>36</text:p>
          </table:table-cell>
          <table:table-cell office:value-type="float" office:value="379" table:style-name="ce140">
            <text:p><text:s text:c="3"/>379</text:p>
          </table:table-cell>
          <table:table-cell office:value-type="float" office:value="220" table:style-name="ce140">
            <text:p><text:s text:c="3"/>220</text:p>
          </table:table-cell>
          <table:table-cell office:value-type="float" office:value="159" table:style-name="ce140">
            <text:p><text:s text:c="3"/>159</text:p>
          </table:table-cell>
          <table:table-cell office:value-type="float" office:value="29936" table:style-name="ce140">
            <text:p><text:s text:c="3"/>29,936</text:p>
          </table:table-cell>
          <table:table-cell office:value-type="float" office:value="29420" table:style-name="ce140">
            <text:p><text:s text:c="3"/>29,420</text:p>
          </table:table-cell>
          <table:table-cell office:value-type="float" office:value="144" table:style-name="ce140">
            <text:p><text:s text:c="3"/>144</text:p>
          </table:table-cell>
          <table:table-cell office:value-type="float" office:value="109" table:style-name="ce140">
            <text:p><text:s text:c="3"/>109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372" table:style-name="ce140">
            <text:p><text:s text:c="3"/>372</text:p>
          </table:table-cell>
          <table:table-cell office:value-type="float" office:value="219" table:style-name="ce140">
            <text:p><text:s text:c="3"/>219</text:p>
          </table:table-cell>
          <table:table-cell office:value-type="float" office:value="153" table:style-name="ce140">
            <text:p><text:s text:c="3"/>153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795" table:style-name="ce119">
            <text:p><text:s text:c="3"/>79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20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4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45">
            <text:p><text:s text:c="3"/>15,160</text:p>
          </table:table-cell>
          <table:table-cell office:value-type="float" office:value="14981" table:style-name="ce145">
            <text:p><text:s text:c="3"/>14,981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54" table:style-name="ce145">
            <text:p><text:s text:c="3"/>154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24" table:style-name="ce145">
            <text:p><text:s text:c="3"/>124</text:p>
          </table:table-cell>
          <table:table-cell office:value-type="float" office:value="14968" table:style-name="ce139">
            <text:p><text:s text:c="3"/>14,968</text:p>
          </table:table-cell>
          <table:table-cell office:value-type="float" office:value="14794" table:style-name="ce146">
            <text:p><text:s text:c="3"/>14,794</text:p>
          </table:table-cell>
          <table:table-cell office:value-type="float" office:value="25" table:style-name="ce139">
            <text:p><text:s text:c="3"/>25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49" table:style-name="ce139">
            <text:p><text:s text:c="3"/>149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120" table:style-name="ce147">
            <text:p><text:s text:c="3"/>120</text:p>
          </table:table-cell>
          <table:table-cell office:value-type="float" office:value="192" table:style-name="ce139">
            <text:p><text:s text:c="3"/>192</text:p>
          </table:table-cell>
          <table:table-cell office:value-type="float" office:value="187" table:style-name="ce148">
            <text:p><text:s text:c="3"/>18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table:number-columns-repeated="16358"/>
        </table:table-row>
        <table:table-row table:style-name="ro8">
          <table:table-cell table:style-name="ce151"/>
          <table:table-cell office:value-type="string" table:style-name="ce152">
            <text:p>女</text:p>
          </table:table-cell>
          <table:table-cell office:value-type="float" office:value="15580" table:style-name="ce153">
            <text:p><text:s text:c="3"/>15,580</text:p>
          </table:table-cell>
          <table:table-cell office:value-type="float" office:value="15234" table:style-name="ce153">
            <text:p><text:s text:c="3"/>15,234</text:p>
          </table:table-cell>
          <table:table-cell office:value-type="float" office:value="121" table:style-name="ce153">
            <text:p><text:s text:c="3"/>121</text:p>
          </table:table-cell>
          <table:table-cell office:value-type="float" office:value="103" table:style-name="ce153">
            <text:p><text:s text:c="3"/>103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225" table:style-name="ce153">
            <text:p><text:s text:c="3"/>225</text:p>
          </table:table-cell>
          <table:table-cell office:value-type="float" office:value="190" table:style-name="ce153">
            <text:p><text:s text:c="3"/>190</text:p>
          </table:table-cell>
          <table:table-cell office:value-type="float" office:value="35" table:style-name="ce153">
            <text:p><text:s text:c="3"/>35</text:p>
          </table:table-cell>
          <table:table-cell office:value-type="float" office:value="14968" table:style-name="ce139">
            <text:p><text:s text:c="3"/>14,968</text:p>
          </table:table-cell>
          <table:table-cell office:value-type="float" office:value="14626" table:style-name="ce154">
            <text:p><text:s text:c="3"/>14,626</text:p>
          </table:table-cell>
          <table:table-cell office:value-type="float" office:value="119" table:style-name="ce155">
            <text:p><text:s text:c="3"/>119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7" table:style-name="ce155">
            <text:p><text:s text:c="3"/>17</text:p>
          </table:table-cell>
          <table:table-cell office:value-type="float" office:value="223" table:style-name="ce155">
            <text:p><text:s text:c="3"/>223</text:p>
          </table:table-cell>
          <table:table-cell office:value-type="float" office:value="190" table:style-name="ce155">
            <text:p><text:s text:c="3"/>190</text:p>
          </table:table-cell>
          <table:table-cell office:value-type="float" office:value="33" table:style-name="ce156">
            <text:p><text:s text:c="3"/>33</text:p>
          </table:table-cell>
          <table:table-cell office:value-type="float" office:value="612" table:style-name="ce155">
            <text:p><text:s text:c="3"/>612</text:p>
          </table:table-cell>
          <table:table-cell office:value-type="float" office:value="608" table:style-name="ce157">
            <text:p><text:s text:c="3"/>608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較上年同月　　増減 (%)<text:s/></text:p>
          </table:table-cell>
          <table:table-cell office:value-type="string" table:style-name="ce174">
            <text:p>計</text:p>
          </table:table-cell>
          <table:table-cell table:number-columns-repeated="7" table:style-name="ce175"/>
          <table:table-cell table:style-name="ce176"/>
          <table:table-cell office:value-type="float" office:value="21.38" table:style-name="ce175">
            <text:p><text:s/>21.38</text:p>
          </table:table-cell>
          <table:table-cell office:value-type="float" office:value="28.48" table:style-name="ce175">
            <text:p><text:s/>28.48</text:p>
          </table:table-cell>
          <table:table-cell office:value-type="float" office:value="-78.92" table:style-name="ce175">
            <text:p><text:s text:c="3"/>－78.92</text:p>
          </table:table-cell>
          <table:table-cell office:value-type="float" office:value="-80.98" table:style-name="ce175">
            <text:p><text:s text:c="3"/>－80.98</text:p>
          </table:table-cell>
          <table:table-cell office:value-type="float" office:value="-68.180000000000007" table:style-name="ce175">
            <text:p><text:s text:c="3"/>－68.18</text:p>
          </table:table-cell>
          <table:table-cell office:value-type="float" office:value="-65.650000000000006" table:style-name="ce175">
            <text:p><text:s text:c="3"/>－65.65</text:p>
          </table:table-cell>
          <table:table-cell office:value-type="float" office:value="-70.92" table:style-name="ce175">
            <text:p><text:s text:c="3"/>－70.92</text:p>
          </table:table-cell>
          <table:table-cell office:value-type="float" office:value="-53.64" table:style-name="ce175">
            <text:p><text:s text:c="3"/>－53.64</text:p>
          </table:table-cell>
          <table:table-cell table:style-name="ce177"/>
          <table:table-cell table:number-columns-repeated="6" table:style-name="ce178"/>
          <table:table-cell table:style-name="ce179"/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table:number-columns-repeated="7" table:style-name="ce181"/>
          <table:table-cell table:style-name="ce182"/>
          <table:table-cell office:value-type="float" office:value="21.38" table:style-name="ce181">
            <text:p><text:s/>21.38</text:p>
          </table:table-cell>
          <table:table-cell office:value-type="float" office:value="25.01" table:style-name="ce181">
            <text:p><text:s/>25.01</text:p>
          </table:table-cell>
          <table:table-cell office:value-type="float" office:value="-81.88" table:style-name="ce181">
            <text:p><text:s text:c="3"/>－81.88</text:p>
          </table:table-cell>
          <table:table-cell office:value-type="float" office:value="-91.14" table:style-name="ce181">
            <text:p><text:s text:c="3"/>－91.14</text:p>
          </table:table-cell>
          <table:table-cell office:value-type="float" office:value="-69.489999999999995" table:style-name="ce181">
            <text:p><text:s text:c="3"/>－69.49</text:p>
          </table:table-cell>
          <table:table-cell office:value-type="float" office:value="-58.61" table:style-name="ce181">
            <text:p><text:s text:c="3"/>－58.61</text:p>
          </table:table-cell>
          <table:table-cell office:value-type="float" office:value="-70.709999999999994" table:style-name="ce181">
            <text:p><text:s text:c="3"/>－70.71</text:p>
          </table:table-cell>
          <table:table-cell office:value-type="float" office:value="-54.02" table:style-name="ce181">
            <text:p><text:s text:c="3"/>－54.02</text:p>
          </table:table-cell>
          <table:table-cell table:style-name="ce183"/>
          <table:table-cell table:number-columns-repeated="6" table:style-name="ce184"/>
          <table:table-cell table:style-name="ce185"/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table:number-columns-repeated="7" table:style-name="ce187"/>
          <table:table-cell table:style-name="ce188"/>
          <table:table-cell office:value-type="float" office:value="21.38" table:style-name="ce187">
            <text:p><text:s/>21.38</text:p>
          </table:table-cell>
          <table:table-cell office:value-type="float" office:value="32.19" table:style-name="ce187">
            <text:p><text:s/>32.19</text:p>
          </table:table-cell>
          <table:table-cell office:value-type="float" office:value="-78.17" table:style-name="ce187">
            <text:p><text:s text:c="3"/>－78.17</text:p>
          </table:table-cell>
          <table:table-cell office:value-type="float" office:value="-79.349999999999994" table:style-name="ce187">
            <text:p><text:s text:c="3"/>－79.35</text:p>
          </table:table-cell>
          <table:table-cell office:value-type="float" office:value="-66.67" table:style-name="ce187">
            <text:p><text:s text:c="3"/>－66.67</text:p>
          </table:table-cell>
          <table:table-cell office:value-type="float" office:value="-69.16" table:style-name="ce187">
            <text:p><text:s text:c="3"/>－69.16</text:p>
          </table:table-cell>
          <table:table-cell office:value-type="float" office:value="-70.95" table:style-name="ce187">
            <text:p><text:s text:c="3"/>－70.95</text:p>
          </table:table-cell>
          <table:table-cell office:value-type="float" office:value="-52.17" table:style-name="ce187">
            <text:p><text:s text:c="3"/>－52.17</text:p>
          </table:table-cell>
          <table:table-cell table:style-name="ce189"/>
          <table:table-cell table:number-columns-repeated="6" table:style-name="ce190"/>
          <table:table-cell table:style-name="ce19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較本年上月　　増減 (%)<text:s/></text:p>
          </table:table-cell>
          <table:table-cell office:value-type="string" table:style-name="ce193">
            <text:p>計</text:p>
          </table:table-cell>
          <table:table-cell office:value-type="float" office:value="121.5" table:style-name="ce194">
            <text:p><text:s/>121.50</text:p>
          </table:table-cell>
          <table:table-cell office:value-type="float" office:value="126.67" table:style-name="ce194">
            <text:p><text:s/>126.67</text:p>
          </table:table-cell>
          <table:table-cell office:value-type="float" office:value="19.670000000000002" table:style-name="ce194">
            <text:p><text:s/>19.67</text:p>
          </table:table-cell>
          <table:table-cell office:value-type="float" office:value="42.86" table:style-name="ce194">
            <text:p><text:s/>42.86</text:p>
          </table:table-cell>
          <table:table-cell office:value-type="float" office:value="-20" table:style-name="ce194">
            <text:p><text:s text:c="3"/>－20.00</text:p>
          </table:table-cell>
          <table:table-cell office:value-type="float" office:value="-11.03" table:style-name="ce194">
            <text:p><text:s text:c="3"/>－11.03</text:p>
          </table:table-cell>
          <table:table-cell office:value-type="float" office:value="-14.4" table:style-name="ce194">
            <text:p><text:s text:c="3"/>－14.40</text:p>
          </table:table-cell>
          <table:table-cell office:value-type="float" office:value="-5.92" table:style-name="ce194">
            <text:p><text:s text:c="3"/>－5.92</text:p>
          </table:table-cell>
          <table:table-cell office:value-type="float" office:value="119.89" table:style-name="ce194">
            <text:p><text:s/>119.89</text:p>
          </table:table-cell>
          <table:table-cell office:value-type="float" office:value="125.06" table:style-name="ce194">
            <text:p><text:s/>125.06</text:p>
          </table:table-cell>
          <table:table-cell office:value-type="float" office:value="18.03" table:style-name="ce194">
            <text:p><text:s/>18.03</text:p>
          </table:table-cell>
          <table:table-cell office:value-type="float" office:value="41.56" table:style-name="ce194">
            <text:p><text:s/>41.56</text:p>
          </table:table-cell>
          <table:table-cell office:value-type="float" office:value="-22.22" table:style-name="ce194">
            <text:p><text:s text:c="3"/>－22.22</text:p>
          </table:table-cell>
          <table:table-cell office:value-type="float" office:value="-11.43" table:style-name="ce194">
            <text:p><text:s text:c="3"/>－11.43</text:p>
          </table:table-cell>
          <table:table-cell office:value-type="float" office:value="-14.79" table:style-name="ce194">
            <text:p><text:s text:c="3"/>－14.79</text:p>
          </table:table-cell>
          <table:table-cell office:value-type="float" office:value="-6.13" table:style-name="ce194">
            <text:p><text:s text:c="3"/>－6.13</text:p>
          </table:table-cell>
          <table:table-cell office:value-type="float" office:value="204.55" table:style-name="ce195">
            <text:p><text:s/>204.55</text:p>
          </table:table-cell>
          <table:table-cell office:value-type="float" office:value="208.14" table:style-name="ce195">
            <text:p><text:s/>208.14</text:p>
          </table:table-cell>
          <table:table-cell office:value-type="string" table:style-name="ce195">
            <text:p>--<text:s/></text:p>
          </table:table-cell>
          <table:table-cell office:value-type="string" table:style-name="ce196">
            <text:p>--<text:s/></text:p>
          </table:table-cell>
          <table:table-cell office:value-type="string" table:style-name="ce195">
            <text:p>--<text:s/></text:p>
          </table:table-cell>
          <table:table-cell office:value-type="float" office:value="16.670000000000002" table:style-name="ce195">
            <text:p><text:s/>16.67</text:p>
          </table:table-cell>
          <table:table-cell office:value-type="string" table:style-name="ce195">
            <text:p>--<text:s/></text:p>
          </table:table-cell>
          <table:table-cell office:value-type="float" office:value="0" table:style-name="ce197">
            <text:p>－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office:value-type="float" office:value="120.19" table:style-name="ce181">
            <text:p><text:s/>120.19</text:p>
          </table:table-cell>
          <table:table-cell office:value-type="float" office:value="123.66" table:style-name="ce181">
            <text:p><text:s/>123.66</text:p>
          </table:table-cell>
          <table:table-cell office:value-type="float" office:value="-13.79" table:style-name="ce181">
            <text:p><text:s text:c="3"/>－13.79</text:p>
          </table:table-cell>
          <table:table-cell office:value-type="float" office:value="0" table:style-name="ce181">
            <text:p>－</text:p>
          </table:table-cell>
          <table:table-cell office:value-type="float" office:value="-18.18" table:style-name="ce181">
            <text:p><text:s text:c="3"/>－18.18</text:p>
          </table:table-cell>
          <table:table-cell office:value-type="float" office:value="-2.5299999999999998" table:style-name="ce181">
            <text:p><text:s text:c="3"/>－2.53</text:p>
          </table:table-cell>
          <table:table-cell office:value-type="float" office:value="0" table:style-name="ce181">
            <text:p>－</text:p>
          </table:table-cell>
          <table:table-cell office:value-type="float" office:value="-3.13" table:style-name="ce181">
            <text:p><text:s text:c="3"/>－3.13</text:p>
          </table:table-cell>
          <table:table-cell office:value-type="float" office:value="119.89" table:style-name="ce181">
            <text:p><text:s/>119.89</text:p>
          </table:table-cell>
          <table:table-cell office:value-type="float" office:value="123.31" table:style-name="ce181">
            <text:p><text:s/>123.31</text:p>
          </table:table-cell>
          <table:table-cell office:value-type="float" office:value="-13.79" table:style-name="ce181">
            <text:p><text:s text:c="3"/>－13.79</text:p>
          </table:table-cell>
          <table:table-cell office:value-type="float" office:value="0" table:style-name="ce181">
            <text:p>－</text:p>
          </table:table-cell>
          <table:table-cell office:value-type="float" office:value="-18.18" table:style-name="ce181">
            <text:p><text:s text:c="3"/>－18.18</text:p>
          </table:table-cell>
          <table:table-cell office:value-type="float" office:value="-2.61" table:style-name="ce181">
            <text:p><text:s text:c="3"/>－2.61</text:p>
          </table:table-cell>
          <table:table-cell office:value-type="float" office:value="-3.33" table:style-name="ce181">
            <text:p><text:s text:c="3"/>－3.33</text:p>
          </table:table-cell>
          <table:table-cell office:value-type="float" office:value="-2.44" table:style-name="ce181">
            <text:p><text:s text:c="3"/>－2.44</text:p>
          </table:table-cell>
          <table:table-cell office:value-type="float" office:value="146.15" table:style-name="ce198">
            <text:p><text:s/>146.15</text:p>
          </table:table-cell>
          <table:table-cell office:value-type="float" office:value="156.16" table:style-name="ce198">
            <text:p><text:s/>156.16</text:p>
          </table:table-cell>
          <table:table-cell office:value-type="string" table:style-name="ce198">
            <text:p>--<text:s/></text:p>
          </table:table-cell>
          <table:table-cell office:value-type="string" table:style-name="ce196">
            <text:p>--<text:s/></text:p>
          </table:table-cell>
          <table:table-cell office:value-type="string" table:style-name="ce198">
            <text:p>--<text:s/></text:p>
          </table:table-cell>
          <table:table-cell office:value-type="float" office:value="0" table:style-name="ce198">
            <text:p>－</text:p>
          </table:table-cell>
          <table:table-cell office:value-type="string" table:style-name="ce196">
            <text:p>--<text:s/></text:p>
          </table:table-cell>
          <table:table-cell office:value-type="float" office:value="-20" table:style-name="ce199">
            <text:p><text:s text:c="3"/>－2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office:value-type="float" office:value="122.79" table:style-name="ce187">
            <text:p><text:s/>122.79</text:p>
          </table:table-cell>
          <table:table-cell office:value-type="float" office:value="129.69999999999999" table:style-name="ce187">
            <text:p><text:s/>129.70</text:p>
          </table:table-cell>
          <table:table-cell office:value-type="float" office:value="30.11" table:style-name="ce187">
            <text:p><text:s/>30.11</text:p>
          </table:table-cell>
          <table:table-cell office:value-type="float" office:value="47.14" table:style-name="ce187">
            <text:p><text:s/>47.14</text:p>
          </table:table-cell>
          <table:table-cell office:value-type="float" office:value="-21.74" table:style-name="ce187">
            <text:p><text:s text:c="3"/>－21.74</text:p>
          </table:table-cell>
          <table:table-cell office:value-type="float" office:value="-16.04" table:style-name="ce187">
            <text:p><text:s text:c="3"/>－16.04</text:p>
          </table:table-cell>
          <table:table-cell office:value-type="float" office:value="-16.3" table:style-name="ce187">
            <text:p><text:s text:c="3"/>－16.30</text:p>
          </table:table-cell>
          <table:table-cell office:value-type="float" office:value="-14.63" table:style-name="ce187">
            <text:p><text:s text:c="3"/>－14.63</text:p>
          </table:table-cell>
          <table:table-cell office:value-type="float" office:value="119.89" table:style-name="ce187">
            <text:p><text:s/>119.89</text:p>
          </table:table-cell>
          <table:table-cell office:value-type="float" office:value="126.87" table:style-name="ce187">
            <text:p><text:s/>126.87</text:p>
          </table:table-cell>
          <table:table-cell office:value-type="float" office:value="27.96" table:style-name="ce187">
            <text:p><text:s/>27.96</text:p>
          </table:table-cell>
          <table:table-cell office:value-type="float" office:value="45.71" table:style-name="ce187">
            <text:p><text:s/>45.71</text:p>
          </table:table-cell>
          <table:table-cell office:value-type="float" office:value="-26.09" table:style-name="ce187">
            <text:p><text:s text:c="3"/>－26.09</text:p>
          </table:table-cell>
          <table:table-cell office:value-type="float" office:value="-16.48" table:style-name="ce187">
            <text:p><text:s text:c="3"/>－16.48</text:p>
          </table:table-cell>
          <table:table-cell office:value-type="float" office:value="-16.3" table:style-name="ce187">
            <text:p><text:s text:c="3"/>－16.30</text:p>
          </table:table-cell>
          <table:table-cell office:value-type="float" office:value="-17.5" table:style-name="ce187">
            <text:p><text:s text:c="3"/>－17.50</text:p>
          </table:table-cell>
          <table:table-cell office:value-type="float" office:value="229.03" table:style-name="ce200">
            <text:p><text:s/>229.03</text:p>
          </table:table-cell>
          <table:table-cell office:value-type="float" office:value="228.65" table:style-name="ce200">
            <text:p><text:s/>228.65</text:p>
          </table:table-cell>
          <table:table-cell office:value-type="string" table:style-name="ce200">
            <text:p>--<text:s/></text:p>
          </table:table-cell>
          <table:table-cell office:value-type="string" table:style-name="ce201">
            <text:p>--<text:s/></text:p>
          </table:table-cell>
          <table:table-cell office:value-type="string" table:style-name="ce200">
            <text:p>--<text:s/></text:p>
          </table:table-cell>
          <table:table-cell office:value-type="float" office:value="100" table:style-name="ce200">
            <text:p><text:s/>100.00</text:p>
          </table:table-cell>
          <table:table-cell office:value-type="string" table:style-name="ce200">
            <text:p>--<text:s/></text:p>
          </table:table-cell>
          <table:table-cell office:value-type="float" office:value="100" table:style-name="ce202">
            <text:p><text:s/>100.00</text:p>
          </table:table-cell>
          <table:table-cell table:number-columns-repeated="16358"/>
        </table:table-row>
        <table:table-row table:style-name="ro8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3" table:style-name="ce208"/>
          <table:table-cell table:number-columns-repeated="12" table:style-name="ce60"/>
          <table:table-cell office:value-type="string" table:style-name="ce209">
            <text:p>內政部戶政司 民國109年6月8日編製</text:p>
          </table:table-cell>
          <table:table-cell table:number-columns-repeated="16358"/>
        </table:table-row>
        <table:table-row table:style-name="ro5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1"/>
          <table:table-cell table:number-columns-repeated="16377" table:style-name="ce60"/>
        </table:table-row>
        <table:table-row table:style-name="ro5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0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0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2"/>
          <table:table-cell table:number-columns-repeated="2" table:style-name="ce213"/>
          <table:table-cell table:number-columns-repeated="2"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style-name="ce2"/>
          <table:table-cell office:value-type="string" table:style-name="ce212">
            <text:p>中華民國 109 年 5 月份</text:p>
          </table:table-cell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2"/>
          <table:table-cell table:number-columns-repeated="2" table:style-name="ce213"/>
          <table:table-cell table:style-name="ce212"/>
          <table:table-cell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office:value-type="string" table:style-name="ce215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6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7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56">
            <text:p>總<text:span text:style-name="T1">　計</text:span>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1">
            <text:p>合　計</text:p>
          </table:table-cell>
          <table:table-cell office:value-type="string" table:number-columns-spanned="7" table:number-rows-spanned="1" table:style-name="ce356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9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30740" table:style-name="ce75">
            <text:p><text:s text:c="3"/>30,740</text:p>
          </table:table-cell>
          <table:table-cell office:value-type="float" office:value="30215" table:style-name="ce75">
            <text:p><text:s text:c="3"/>30,215</text:p>
          </table:table-cell>
          <table:table-cell office:value-type="float" office:value="146" table:style-name="ce75">
            <text:p><text:s text:c="3"/>146</text:p>
          </table:table-cell>
          <table:table-cell office:value-type="float" office:value="110" table:style-name="ce75">
            <text:p><text:s text:c="3"/>110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379" table:style-name="ce75">
            <text:p><text:s text:c="3"/>379</text:p>
          </table:table-cell>
          <table:table-cell office:value-type="float" office:value="220" table:style-name="ce75">
            <text:p><text:s text:c="3"/>220</text:p>
          </table:table-cell>
          <table:table-cell office:value-type="float" office:value="159" table:style-name="ce75">
            <text:p><text:s text:c="3"/>159</text:p>
          </table:table-cell>
          <table:table-cell office:value-type="float" office:value="29936" table:style-name="ce75">
            <text:p><text:s text:c="3"/>29,936</text:p>
          </table:table-cell>
          <table:table-cell office:value-type="float" office:value="29420" table:style-name="ce113">
            <text:p><text:s text:c="3"/>29,420</text:p>
          </table:table-cell>
          <table:table-cell office:value-type="float" office:value="144" table:style-name="ce113">
            <text:p><text:s text:c="3"/>144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35" table:style-name="ce113">
            <text:p><text:s text:c="3"/>35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19" table:style-name="ce113">
            <text:p><text:s text:c="3"/>219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804" table:style-name="ce113">
            <text:p><text:s text:c="3"/>804</text:p>
          </table:table-cell>
          <table:table-cell office:value-type="float" office:value="795" table:style-name="ce113">
            <text:p><text:s text:c="3"/>79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" table:style-name="ce221">
            <text:p><text:s text:c="3"/>6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15160" table:style-name="ce57">
            <text:p><text:s text:c="3"/>15,160</text:p>
          </table:table-cell>
          <table:table-cell office:value-type="float" office:value="14981" table:style-name="ce57">
            <text:p><text:s text:c="3"/>14,981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54" table:style-name="ce57">
            <text:p><text:s text:c="3"/>154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24" table:style-name="ce57">
            <text:p><text:s text:c="3"/>124</text:p>
          </table:table-cell>
          <table:table-cell office:value-type="float" office:value="14968" table:style-name="ce57">
            <text:p><text:s text:c="3"/>14,968</text:p>
          </table:table-cell>
          <table:table-cell office:value-type="float" office:value="14794" table:style-name="ce55">
            <text:p><text:s text:c="3"/>14,794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49" table:style-name="ce55">
            <text:p><text:s text:c="3"/>149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192" table:style-name="ce55">
            <text:p><text:s text:c="3"/>192</text:p>
          </table:table-cell>
          <table:table-cell office:value-type="float" office:value="187" table:style-name="ce55">
            <text:p><text:s text:c="3"/>18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4" table:style-name="ce91">
            <text:p><text:s text:c="3"/>4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5580" table:style-name="ce68">
            <text:p><text:s text:c="3"/>15,580</text:p>
          </table:table-cell>
          <table:table-cell office:value-type="float" office:value="15234" table:style-name="ce68">
            <text:p><text:s text:c="3"/>15,234</text:p>
          </table:table-cell>
          <table:table-cell office:value-type="float" office:value="121" table:style-name="ce68">
            <text:p><text:s text:c="3"/>121</text:p>
          </table:table-cell>
          <table:table-cell office:value-type="float" office:value="103" table:style-name="ce68">
            <text:p><text:s text:c="3"/>103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225" table:style-name="ce68">
            <text:p><text:s text:c="3"/>225</text:p>
          </table:table-cell>
          <table:table-cell office:value-type="float" office:value="190" table:style-name="ce68">
            <text:p><text:s text:c="3"/>190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14968" table:style-name="ce68">
            <text:p><text:s text:c="3"/>14,968</text:p>
          </table:table-cell>
          <table:table-cell office:value-type="float" office:value="14626" table:style-name="ce66">
            <text:p><text:s text:c="3"/>14,626</text:p>
          </table:table-cell>
          <table:table-cell office:value-type="float" office:value="119" table:style-name="ce66">
            <text:p><text:s text:c="3"/>119</text:p>
          </table:table-cell>
          <table:table-cell office:value-type="float" office:value="102" table:style-name="ce66">
            <text:p><text:s text:c="3"/>102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223" table:style-name="ce66">
            <text:p><text:s text:c="3"/>223</text:p>
          </table:table-cell>
          <table:table-cell office:value-type="float" office:value="190" table:style-name="ce66">
            <text:p><text:s text:c="3"/>190</text:p>
          </table:table-cell>
          <table:table-cell office:value-type="float" office:value="33" table:style-name="ce66">
            <text:p><text:s text:c="3"/>33</text:p>
          </table:table-cell>
          <table:table-cell office:value-type="float" office:value="612" table:style-name="ce66">
            <text:p><text:s text:c="3"/>612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66">
            <text:p>—</text:p>
          </table:table-cell>
          <table:table-cell office:value-type="float" office:value="2" table:style-name="ce96">
            <text:p><text:s text:c="3"/>2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9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5544" table:style-name="ce57">
            <text:p><text:s text:c="3"/>5,544</text:p>
          </table:table-cell>
          <table:table-cell office:value-type="float" office:value="5436" table:style-name="ce57">
            <text:p><text:s text:c="3"/>5,436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5364" table:style-name="ce57">
            <text:p><text:s text:c="3"/>5,364</text:p>
          </table:table-cell>
          <table:table-cell office:value-type="float" office:value="5257" table:style-name="ce55">
            <text:p><text:s text:c="3"/>5,257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9" table:style-name="ce55">
            <text:p><text:s text:c="3"/>79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80" table:style-name="ce55">
            <text:p><text:s text:c="3"/>180</text:p>
          </table:table-cell>
          <table:table-cell office:value-type="float" office:value="179" table:style-name="ce55">
            <text:p><text:s text:c="3"/>17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2736" table:style-name="ce57">
            <text:p><text:s text:c="3"/>2,736</text:p>
          </table:table-cell>
          <table:table-cell office:value-type="float" office:value="2700" table:style-name="ce57">
            <text:p><text:s text:c="3"/>2,70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2682" table:style-name="ce57">
            <text:p><text:s text:c="3"/>2,682</text:p>
          </table:table-cell>
          <table:table-cell office:value-type="float" office:value="2647" table:style-name="ce91">
            <text:p><text:s text:c="3"/>2,64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53" table:style-name="ce91">
            <text:p><text:s text:c="3"/>5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2808" table:style-name="ce68">
            <text:p><text:s text:c="3"/>2,808</text:p>
          </table:table-cell>
          <table:table-cell office:value-type="float" office:value="2736" table:style-name="ce68">
            <text:p><text:s text:c="3"/>2,736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2682" table:style-name="ce68">
            <text:p><text:s text:c="3"/>2,682</text:p>
          </table:table-cell>
          <table:table-cell office:value-type="float" office:value="2610" table:style-name="ce68">
            <text:p><text:s text:c="3"/>2,610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26" table:style-name="ce66">
            <text:p><text:s text:c="3"/>126</text:p>
          </table:table-cell>
          <table:table-cell office:value-type="float" office:value="126" table:style-name="ce68">
            <text:p><text:s text:c="3"/>12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9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918" table:style-name="ce57">
            <text:p><text:s text:c="3"/>2,918</text:p>
          </table:table-cell>
          <table:table-cell office:value-type="float" office:value="2853" table:style-name="ce57">
            <text:p><text:s text:c="3"/>2,853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842" table:style-name="ce57">
            <text:p><text:s text:c="3"/>2,842</text:p>
          </table:table-cell>
          <table:table-cell office:value-type="float" office:value="2778" table:style-name="ce55">
            <text:p><text:s text:c="3"/>2,778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76" table:style-name="ce55">
            <text:p><text:s text:c="3"/>76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1447" table:style-name="ce57">
            <text:p><text:s text:c="3"/>1,447</text:p>
          </table:table-cell>
          <table:table-cell office:value-type="float" office:value="1404" table:style-name="ce57">
            <text:p><text:s text:c="3"/>1,404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1421" table:style-name="ce57">
            <text:p><text:s text:c="3"/>1,421</text:p>
          </table:table-cell>
          <table:table-cell office:value-type="float" office:value="1379" table:style-name="ce91">
            <text:p><text:s text:c="3"/>1,37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5" table:style-name="ce91">
            <text:p><text:s text:c="3"/>2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471" table:style-name="ce68">
            <text:p><text:s text:c="3"/>1,471</text:p>
          </table:table-cell>
          <table:table-cell office:value-type="float" office:value="1449" table:style-name="ce68">
            <text:p><text:s text:c="3"/>1,449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421" table:style-name="ce68">
            <text:p><text:s text:c="3"/>1,421</text:p>
          </table:table-cell>
          <table:table-cell office:value-type="float" office:value="1399" table:style-name="ce68">
            <text:p><text:s text:c="3"/>1,399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3334" table:style-name="ce57">
            <text:p><text:s text:c="3"/>3,334</text:p>
          </table:table-cell>
          <table:table-cell office:value-type="float" office:value="3251" table:style-name="ce57">
            <text:p><text:s text:c="3"/>3,251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3236" table:style-name="ce57">
            <text:p><text:s text:c="3"/>3,236</text:p>
          </table:table-cell>
          <table:table-cell office:value-type="float" office:value="3156" table:style-name="ce55">
            <text:p><text:s text:c="3"/>3,156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95" table:style-name="ce55">
            <text:p><text:s text:c="3"/>95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桃園市</text:p>
          </table:table-cell>
          <table:table-cell office:value-type="string" table:style-name="ce167">
            <text:p>男</text:p>
          </table:table-cell>
          <table:table-cell office:value-type="float" office:value="1636" table:style-name="ce57">
            <text:p><text:s text:c="3"/>1,636</text:p>
          </table:table-cell>
          <table:table-cell office:value-type="float" office:value="1609" table:style-name="ce57">
            <text:p><text:s text:c="3"/>1,60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618" table:style-name="ce57">
            <text:p><text:s text:c="3"/>1,618</text:p>
          </table:table-cell>
          <table:table-cell office:value-type="float" office:value="1593" table:style-name="ce91">
            <text:p><text:s text:c="3"/>1,59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1698" table:style-name="ce68">
            <text:p><text:s text:c="3"/>1,698</text:p>
          </table:table-cell>
          <table:table-cell office:value-type="float" office:value="1642" table:style-name="ce68">
            <text:p><text:s text:c="3"/>1,642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618" table:style-name="ce68">
            <text:p><text:s text:c="3"/>1,618</text:p>
          </table:table-cell>
          <table:table-cell office:value-type="float" office:value="1563" table:style-name="ce68">
            <text:p><text:s text:c="3"/>1,56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80" table:style-name="ce66">
            <text:p><text:s text:c="3"/>80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4090" table:style-name="ce57">
            <text:p><text:s text:c="3"/>4,090</text:p>
          </table:table-cell>
          <table:table-cell office:value-type="float" office:value="4041" table:style-name="ce57">
            <text:p><text:s text:c="3"/>4,04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992" table:style-name="ce57">
            <text:p><text:s text:c="3"/>3,992</text:p>
          </table:table-cell>
          <table:table-cell office:value-type="float" office:value="3944" table:style-name="ce55">
            <text:p><text:s text:c="3"/>3,944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97" table:style-name="ce55">
            <text:p><text:s text:c="3"/>9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中市</text:p>
          </table:table-cell>
          <table:table-cell office:value-type="string" table:style-name="ce167">
            <text:p>男</text:p>
          </table:table-cell>
          <table:table-cell office:value-type="float" office:value="2018" table:style-name="ce57">
            <text:p><text:s text:c="3"/>2,018</text:p>
          </table:table-cell>
          <table:table-cell office:value-type="float" office:value="2008" table:style-name="ce57">
            <text:p><text:s text:c="3"/>2,00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996" table:style-name="ce57">
            <text:p><text:s text:c="3"/>1,996</text:p>
          </table:table-cell>
          <table:table-cell office:value-type="float" office:value="1986" table:style-name="ce91">
            <text:p><text:s text:c="3"/>1,98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2072" table:style-name="ce68">
            <text:p><text:s text:c="3"/>2,072</text:p>
          </table:table-cell>
          <table:table-cell office:value-type="float" office:value="2033" table:style-name="ce68">
            <text:p><text:s text:c="3"/>2,03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996" table:style-name="ce68">
            <text:p><text:s text:c="3"/>1,996</text:p>
          </table:table-cell>
          <table:table-cell office:value-type="float" office:value="1958" table:style-name="ce68">
            <text:p><text:s text:c="3"/>1,958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76" table:style-name="ce66">
            <text:p><text:s text:c="3"/>76</text:p>
          </table:table-cell>
          <table:table-cell office:value-type="float" office:value="75" table:style-name="ce68">
            <text:p><text:s text:c="3"/>75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2330" table:style-name="ce57">
            <text:p><text:s text:c="3"/>2,330</text:p>
          </table:table-cell>
          <table:table-cell office:value-type="float" office:value="2304" table:style-name="ce57">
            <text:p><text:s text:c="3"/>2,304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276" table:style-name="ce57">
            <text:p><text:s text:c="3"/>2,276</text:p>
          </table:table-cell>
          <table:table-cell office:value-type="float" office:value="2250" table:style-name="ce55">
            <text:p><text:s text:c="3"/>2,250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南市</text:p>
          </table:table-cell>
          <table:table-cell office:value-type="string" table:style-name="ce167">
            <text:p>男</text:p>
          </table:table-cell>
          <table:table-cell office:value-type="float" office:value="1150" table:style-name="ce57">
            <text:p><text:s text:c="3"/>1,150</text:p>
          </table:table-cell>
          <table:table-cell office:value-type="float" office:value="1143" table:style-name="ce57">
            <text:p><text:s text:c="3"/>1,14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138" table:style-name="ce57">
            <text:p><text:s text:c="3"/>1,138</text:p>
          </table:table-cell>
          <table:table-cell office:value-type="float" office:value="1131" table:style-name="ce91">
            <text:p><text:s text:c="3"/>1,13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1180" table:style-name="ce68">
            <text:p><text:s text:c="3"/>1,180</text:p>
          </table:table-cell>
          <table:table-cell office:value-type="float" office:value="1161" table:style-name="ce68">
            <text:p><text:s text:c="3"/>1,161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138" table:style-name="ce68">
            <text:p><text:s text:c="3"/>1,138</text:p>
          </table:table-cell>
          <table:table-cell office:value-type="float" office:value="1119" table:style-name="ce68">
            <text:p><text:s text:c="3"/>1,119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42" table:style-name="ce66">
            <text:p><text:s text:c="3"/>42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3662" table:style-name="ce57">
            <text:p><text:s text:c="3"/>3,662</text:p>
          </table:table-cell>
          <table:table-cell office:value-type="float" office:value="3610" table:style-name="ce57">
            <text:p><text:s text:c="3"/>3,610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3550" table:style-name="ce57">
            <text:p><text:s text:c="3"/>3,550</text:p>
          </table:table-cell>
          <table:table-cell office:value-type="float" office:value="3498" table:style-name="ce55">
            <text:p><text:s text:c="3"/>3,498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高雄市</text:p>
          </table:table-cell>
          <table:table-cell office:value-type="string" table:style-name="ce167">
            <text:p>男</text:p>
          </table:table-cell>
          <table:table-cell office:value-type="float" office:value="1799" table:style-name="ce57">
            <text:p><text:s text:c="3"/>1,799</text:p>
          </table:table-cell>
          <table:table-cell office:value-type="float" office:value="1779" table:style-name="ce57">
            <text:p><text:s text:c="3"/>1,77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775" table:style-name="ce57">
            <text:p><text:s text:c="3"/>1,775</text:p>
          </table:table-cell>
          <table:table-cell office:value-type="float" office:value="1755" table:style-name="ce91">
            <text:p><text:s text:c="3"/>1,755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62">
            <text:p>女</text:p>
          </table:table-cell>
          <table:table-cell office:value-type="float" office:value="1863" table:style-name="ce68">
            <text:p><text:s text:c="3"/>1,863</text:p>
          </table:table-cell>
          <table:table-cell office:value-type="float" office:value="1831" table:style-name="ce68">
            <text:p><text:s text:c="3"/>1,831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775" table:style-name="ce68">
            <text:p><text:s text:c="3"/>1,775</text:p>
          </table:table-cell>
          <table:table-cell office:value-type="float" office:value="1743" table:style-name="ce68">
            <text:p><text:s text:c="3"/>1,74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88" table:style-name="ce68">
            <text:p><text:s text:c="3"/>8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37">
            <text:p>計</text:p>
          </table:table-cell>
          <table:table-cell office:value-type="float" office:value="8756" table:style-name="ce57">
            <text:p><text:s text:c="3"/>8,756</text:p>
          </table:table-cell>
          <table:table-cell office:value-type="float" office:value="8618" table:style-name="ce57">
            <text:p><text:s text:c="3"/>8,61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98" table:style-name="ce57">
            <text:p><text:s text:c="3"/>98</text:p>
          </table:table-cell>
          <table:table-cell office:value-type="float" office:value="68" table:style-name="ce57">
            <text:p><text:s text:c="3"/>68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8572" table:style-name="ce57">
            <text:p><text:s text:c="3"/>8,572</text:p>
          </table:table-cell>
          <table:table-cell office:value-type="float" office:value="8437" table:style-name="ce55">
            <text:p><text:s text:c="3"/>8,437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96" table:style-name="ce55">
            <text:p><text:s text:c="3"/>96</text:p>
          </table:table-cell>
          <table:table-cell office:value-type="float" office:value="68" table:style-name="ce55">
            <text:p><text:s text:c="3"/>68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184" table:style-name="ce55">
            <text:p><text:s text:c="3"/>184</text:p>
          </table:table-cell>
          <table:table-cell office:value-type="float" office:value="181" table:style-name="ce55">
            <text:p><text:s text:c="3"/>18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114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灣省</text:p>
          </table:table-cell>
          <table:table-cell office:value-type="string" table:style-name="ce227">
            <text:p>男</text:p>
          </table:table-cell>
          <table:table-cell office:value-type="float" office:value="4322" table:style-name="ce57">
            <text:p><text:s text:c="3"/>4,322</text:p>
          </table:table-cell>
          <table:table-cell office:value-type="float" office:value="4288" table:style-name="ce57">
            <text:p><text:s text:c="3"/>4,28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286" table:style-name="ce57">
            <text:p><text:s text:c="3"/>4,286</text:p>
          </table:table-cell>
          <table:table-cell office:value-type="float" office:value="4253" table:style-name="ce228">
            <text:p><text:s text:c="3"/>4,253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5" table:style-name="ce228">
            <text:p><text:s text:c="3"/>5</text:p>
          </table:table-cell>
          <table:table-cell office:value-type="float" office:value="27" table:style-name="ce228">
            <text:p><text:s text:c="3"/>27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20" table:style-name="ce228">
            <text:p><text:s text:c="3"/>20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35" table:style-name="ce228">
            <text:p><text:s text:c="3"/>35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9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230">
            <text:p>女</text:p>
          </table:table-cell>
          <table:table-cell office:value-type="float" office:value="4434" table:style-name="ce68">
            <text:p><text:s text:c="3"/>4,434</text:p>
          </table:table-cell>
          <table:table-cell office:value-type="float" office:value="4330" table:style-name="ce68">
            <text:p><text:s text:c="3"/>4,330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61" table:style-name="ce68">
            <text:p><text:s text:c="3"/>61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286" table:style-name="ce68">
            <text:p><text:s text:c="3"/>4,286</text:p>
          </table:table-cell>
          <table:table-cell office:value-type="float" office:value="4184" table:style-name="ce231">
            <text:p><text:s text:c="3"/>4,184</text:p>
          </table:table-cell>
          <table:table-cell office:value-type="float" office:value="33" table:style-name="ce231">
            <text:p><text:s text:c="3"/>3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61" table:style-name="ce231">
            <text:p><text:s text:c="3"/>61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148" table:style-name="ce66">
            <text:p><text:s text:c="3"/>148</text:p>
          </table:table-cell>
          <table:table-cell office:value-type="float" office:value="146" table:style-name="ce231">
            <text:p><text:s text:c="3"/>14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2">
            <text:p><text:s text:c="3"/>1</text:p>
          </table:table-cell>
          <table:table-cell table:number-columns-repeated="16358"/>
        </table:table-row>
        <table:table-row table:style-name="ro18">
          <table:table-cell table:style-name="ce233"/>
          <table:table-cell office:value-type="string" table:style-name="ce193">
            <text:p>計</text:p>
          </table:table-cell>
          <table:table-cell office:value-type="float" office:value="586" table:style-name="ce149">
            <text:p><text:s text:c="3"/>586</text:p>
          </table:table-cell>
          <table:table-cell office:value-type="float" office:value="579" table:style-name="ce149">
            <text:p><text:s text:c="3"/>579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564" table:style-name="ce149">
            <text:p><text:s text:c="3"/>564</text:p>
          </table:table-cell>
          <table:table-cell office:value-type="float" office:value="557" table:style-name="ce234">
            <text:p><text:s text:c="3"/>557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6">
            <text:p>宜蘭縣</text:p>
          </table:table-cell>
          <table:table-cell office:value-type="string" table:style-name="ce227">
            <text:p>男</text:p>
          </table:table-cell>
          <table:table-cell office:value-type="float" office:value="284" table:style-name="ce149">
            <text:p><text:s text:c="3"/>284</text:p>
          </table:table-cell>
          <table:table-cell office:value-type="float" office:value="281" table:style-name="ce149">
            <text:p><text:s text:c="3"/>28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82" table:style-name="ce149">
            <text:p><text:s text:c="3"/>282</text:p>
          </table:table-cell>
          <table:table-cell office:value-type="float" office:value="279" table:style-name="ce237">
            <text:p><text:s text:c="3"/>27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table:style-name="ce238"/>
          <table:table-cell office:value-type="string" table:style-name="ce230">
            <text:p>女</text:p>
          </table:table-cell>
          <table:table-cell office:value-type="float" office:value="302" table:style-name="ce158">
            <text:p><text:s text:c="3"/>302</text:p>
          </table:table-cell>
          <table:table-cell office:value-type="float" office:value="298" table:style-name="ce158">
            <text:p><text:s text:c="3"/>29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82" table:style-name="ce158">
            <text:p><text:s text:c="3"/>282</text:p>
          </table:table-cell>
          <table:table-cell office:value-type="float" office:value="278" table:style-name="ce158">
            <text:p><text:s text:c="3"/>27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0" table:style-name="ce239">
            <text:p><text:s text:c="3"/>2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3">
            <text:p>計</text:p>
          </table:table-cell>
          <table:table-cell office:value-type="float" office:value="792" table:style-name="ce149">
            <text:p><text:s text:c="3"/>792</text:p>
          </table:table-cell>
          <table:table-cell office:value-type="float" office:value="778" table:style-name="ce149">
            <text:p><text:s text:c="3"/>77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762" table:style-name="ce149">
            <text:p><text:s text:c="3"/>762</text:p>
          </table:table-cell>
          <table:table-cell office:value-type="float" office:value="749" table:style-name="ce234">
            <text:p><text:s text:c="3"/>749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29" table:style-name="ce234">
            <text:p><text:s text:c="3"/>29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85" table:style-name="ce149">
            <text:p><text:s text:c="3"/>385</text:p>
          </table:table-cell>
          <table:table-cell office:value-type="float" office:value="383" table:style-name="ce149">
            <text:p><text:s text:c="3"/>38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81" table:style-name="ce149">
            <text:p><text:s text:c="3"/>381</text:p>
          </table:table-cell>
          <table:table-cell office:value-type="float" office:value="379" table:style-name="ce237">
            <text:p><text:s text:c="3"/>37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407" table:style-name="ce158">
            <text:p><text:s text:c="3"/>407</text:p>
          </table:table-cell>
          <table:table-cell office:value-type="float" office:value="395" table:style-name="ce158">
            <text:p><text:s text:c="3"/>39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81" table:style-name="ce158">
            <text:p><text:s text:c="3"/>381</text:p>
          </table:table-cell>
          <table:table-cell office:value-type="float" office:value="370" table:style-name="ce158">
            <text:p><text:s text:c="3"/>37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6" table:style-name="ce239">
            <text:p><text:s text:c="3"/>26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3">
            <text:p>計</text:p>
          </table:table-cell>
          <table:table-cell office:value-type="float" office:value="700" table:style-name="ce149">
            <text:p><text:s text:c="3"/>700</text:p>
          </table:table-cell>
          <table:table-cell office:value-type="float" office:value="688" table:style-name="ce149">
            <text:p><text:s text:c="3"/>68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692" table:style-name="ce149">
            <text:p><text:s text:c="3"/>692</text:p>
          </table:table-cell>
          <table:table-cell office:value-type="float" office:value="680" table:style-name="ce234">
            <text:p><text:s text:c="3"/>680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343" table:style-name="ce149">
            <text:p><text:s text:c="3"/>34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343" table:style-name="ce237">
            <text:p><text:s text:c="3"/>34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54" table:style-name="ce158">
            <text:p><text:s text:c="3"/>354</text:p>
          </table:table-cell>
          <table:table-cell office:value-type="float" office:value="345" table:style-name="ce158">
            <text:p><text:s text:c="3"/>34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46" table:style-name="ce158">
            <text:p><text:s text:c="3"/>346</text:p>
          </table:table-cell>
          <table:table-cell office:value-type="float" office:value="337" table:style-name="ce158">
            <text:p><text:s text:c="3"/>33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3">
            <text:p>計</text:p>
          </table:table-cell>
          <table:table-cell office:value-type="float" office:value="1566" table:style-name="ce149">
            <text:p><text:s text:c="3"/>1,566</text:p>
          </table:table-cell>
          <table:table-cell office:value-type="float" office:value="1542" table:style-name="ce149">
            <text:p><text:s text:c="3"/>1,54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550" table:style-name="ce149">
            <text:p><text:s text:c="3"/>1,550</text:p>
          </table:table-cell>
          <table:table-cell office:value-type="float" office:value="1527" table:style-name="ce234">
            <text:p><text:s text:c="3"/>1,527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785" table:style-name="ce149">
            <text:p><text:s text:c="3"/>785</text:p>
          </table:table-cell>
          <table:table-cell office:value-type="float" office:value="781" table:style-name="ce149">
            <text:p><text:s text:c="3"/>78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75" table:style-name="ce149">
            <text:p><text:s text:c="3"/>775</text:p>
          </table:table-cell>
          <table:table-cell office:value-type="float" office:value="771" table:style-name="ce237">
            <text:p><text:s text:c="3"/>77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10" table:style-name="ce237">
            <text:p><text:s text:c="3"/>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781" table:style-name="ce158">
            <text:p><text:s text:c="3"/>781</text:p>
          </table:table-cell>
          <table:table-cell office:value-type="float" office:value="761" table:style-name="ce158">
            <text:p><text:s text:c="3"/>76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75" table:style-name="ce158">
            <text:p><text:s text:c="3"/>775</text:p>
          </table:table-cell>
          <table:table-cell office:value-type="float" office:value="756" table:style-name="ce158">
            <text:p><text:s text:c="3"/>75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240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3">
            <text:p>計</text:p>
          </table:table-cell>
          <table:table-cell office:value-type="float" office:value="632" table:style-name="ce149">
            <text:p><text:s text:c="3"/>632</text:p>
          </table:table-cell>
          <table:table-cell office:value-type="float" office:value="622" table:style-name="ce149">
            <text:p><text:s text:c="3"/>62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628" table:style-name="ce149">
            <text:p><text:s text:c="3"/>628</text:p>
          </table:table-cell>
          <table:table-cell office:value-type="float" office:value="618" table:style-name="ce234">
            <text:p><text:s text:c="3"/>618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14" table:style-name="ce149">
            <text:p><text:s text:c="3"/>314</text:p>
          </table:table-cell>
          <table:table-cell office:value-type="float" office:value="310" table:style-name="ce149">
            <text:p><text:s text:c="3"/>3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14" table:style-name="ce149">
            <text:p><text:s text:c="3"/>314</text:p>
          </table:table-cell>
          <table:table-cell office:value-type="float" office:value="310" table:style-name="ce237">
            <text:p><text:s text:c="3"/>31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18" table:style-name="ce158">
            <text:p><text:s text:c="3"/>318</text:p>
          </table:table-cell>
          <table:table-cell office:value-type="float" office:value="312" table:style-name="ce158">
            <text:p><text:s text:c="3"/>31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314" table:style-name="ce158">
            <text:p><text:s text:c="3"/>314</text:p>
          </table:table-cell>
          <table:table-cell office:value-type="float" office:value="308" table:style-name="ce158">
            <text:p><text:s text:c="3"/>308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694" table:style-name="ce171">
            <text:p><text:s text:c="3"/>694</text:p>
          </table:table-cell>
          <table:table-cell office:value-type="float" office:value="678" table:style-name="ce171">
            <text:p><text:s text:c="3"/>678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12" table:style-name="ce171">
            <text:p><text:s text:c="3"/>12</text:p>
          </table:table-cell>
          <table:table-cell office:value-type="float" office:value="10" table:style-name="ce171">
            <text:p><text:s text:c="3"/>10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690" table:style-name="ce171">
            <text:p><text:s text:c="3"/>690</text:p>
          </table:table-cell>
          <table:table-cell office:value-type="float" office:value="674" table:style-name="ce241">
            <text:p><text:s text:c="3"/>674</text:p>
          </table:table-cell>
          <table:table-cell office:value-type="float" office:value="4" table:style-name="ce241">
            <text:p><text:s text:c="3"/>4</text:p>
          </table:table-cell>
          <table:table-cell office:value-type="float" office:value="3" table:style-name="ce241">
            <text:p><text:s text:c="3"/>3</text:p>
          </table:table-cell>
          <table:table-cell office:value-type="float" office:value="1" table:style-name="ce241">
            <text:p><text:s text:c="3"/>1</text:p>
          </table:table-cell>
          <table:table-cell office:value-type="float" office:value="12" table:style-name="ce241">
            <text:p><text:s text:c="3"/>12</text:p>
          </table:table-cell>
          <table:table-cell office:value-type="float" office:value="10" table:style-name="ce241">
            <text:p><text:s text:c="3"/>10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4" table:style-name="ce241">
            <text:p><text:s text:c="3"/>4</text:p>
          </table:table-cell>
          <table:table-cell office:value-type="float" office:value="4" table:style-name="ce241">
            <text:p><text:s text:c="3"/>4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343" table:style-name="ce149">
            <text:p><text:s text:c="3"/>34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343" table:style-name="ce237">
            <text:p><text:s text:c="3"/>34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49" table:style-name="ce158">
            <text:p><text:s text:c="3"/>349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45" table:style-name="ce158">
            <text:p><text:s text:c="3"/>345</text:p>
          </table:table-cell>
          <table:table-cell office:value-type="float" office:value="331" table:style-name="ce158">
            <text:p><text:s text:c="3"/>33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嘉義縣</text:p>
          </table:table-cell>
          <table:table-cell office:value-type="string" table:style-name="ce244">
            <text:p>計</text:p>
          </table:table-cell>
          <table:table-cell office:value-type="float" office:value="532" table:style-name="ce149">
            <text:p><text:s text:c="3"/>532</text:p>
          </table:table-cell>
          <table:table-cell office:value-type="float" office:value="524" table:style-name="ce149">
            <text:p><text:s text:c="3"/>52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4" table:style-name="ce149">
            <text:p><text:s text:c="3"/>524</text:p>
          </table:table-cell>
          <table:table-cell office:value-type="float" office:value="517" table:style-name="ce234">
            <text:p><text:s text:c="3"/>517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268" table:style-name="ce149">
            <text:p><text:s text:c="3"/>268</text:p>
          </table:table-cell>
          <table:table-cell office:value-type="float" office:value="265" table:style-name="ce149">
            <text:p><text:s text:c="3"/>26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62" table:style-name="ce149">
            <text:p><text:s text:c="3"/>262</text:p>
          </table:table-cell>
          <table:table-cell office:value-type="float" office:value="260" table:style-name="ce237">
            <text:p><text:s text:c="3"/>26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5" table:style-name="ce237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264" table:style-name="ce158">
            <text:p><text:s text:c="3"/>264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262" table:style-name="ce158">
            <text:p><text:s text:c="3"/>262</text:p>
          </table:table-cell>
          <table:table-cell office:value-type="float" office:value="257" table:style-name="ce158">
            <text:p><text:s text:c="3"/>25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屏東縣</text:p>
          </table:table-cell>
          <table:table-cell office:value-type="string" table:style-name="ce244">
            <text:p>計</text:p>
          </table:table-cell>
          <table:table-cell office:value-type="float" office:value="966" table:style-name="ce149">
            <text:p><text:s text:c="3"/>966</text:p>
          </table:table-cell>
          <table:table-cell office:value-type="float" office:value="954" table:style-name="ce149">
            <text:p><text:s text:c="3"/>95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38" table:style-name="ce149">
            <text:p><text:s text:c="3"/>938</text:p>
          </table:table-cell>
          <table:table-cell office:value-type="float" office:value="926" table:style-name="ce234">
            <text:p><text:s text:c="3"/>92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8" table:style-name="ce234">
            <text:p><text:s text:c="3"/>28</text:p>
          </table:table-cell>
          <table:table-cell office:value-type="float" office:value="28" table:style-name="ce234">
            <text:p><text:s text:c="3"/>2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75" table:style-name="ce149">
            <text:p><text:s text:c="3"/>475</text:p>
          </table:table-cell>
          <table:table-cell office:value-type="float" office:value="472" table:style-name="ce149">
            <text:p><text:s text:c="3"/>47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69" table:style-name="ce149">
            <text:p><text:s text:c="3"/>469</text:p>
          </table:table-cell>
          <table:table-cell office:value-type="float" office:value="466" table:style-name="ce237">
            <text:p><text:s text:c="3"/>466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7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491" table:style-name="ce158">
            <text:p><text:s text:c="3"/>491</text:p>
          </table:table-cell>
          <table:table-cell office:value-type="float" office:value="482" table:style-name="ce158">
            <text:p><text:s text:c="3"/>48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69" table:style-name="ce158">
            <text:p><text:s text:c="3"/>469</text:p>
          </table:table-cell>
          <table:table-cell office:value-type="float" office:value="460" table:style-name="ce158">
            <text:p><text:s text:c="3"/>460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22" table:style-name="ce239">
            <text:p><text:s text:c="3"/>2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臺東縣</text:p>
          </table:table-cell>
          <table:table-cell office:value-type="string" table:style-name="ce244">
            <text:p>計</text:p>
          </table:table-cell>
          <table:table-cell office:value-type="float" office:value="316" table:style-name="ce149">
            <text:p><text:s text:c="3"/>316</text:p>
          </table:table-cell>
          <table:table-cell office:value-type="float" office:value="314" table:style-name="ce149">
            <text:p><text:s text:c="3"/>31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304" table:style-name="ce234">
            <text:p><text:s text:c="3"/>30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155" table:style-name="ce149">
            <text:p><text:s text:c="3"/>155</text:p>
          </table:table-cell>
          <table:table-cell office:value-type="float" office:value="154" table:style-name="ce149">
            <text:p><text:s text:c="3"/>15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53" table:style-name="ce149">
            <text:p><text:s text:c="3"/>153</text:p>
          </table:table-cell>
          <table:table-cell office:value-type="float" office:value="152" table:style-name="ce237">
            <text:p><text:s text:c="3"/>15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161" table:style-name="ce158">
            <text:p><text:s text:c="3"/>161</text:p>
          </table:table-cell>
          <table:table-cell office:value-type="float" office:value="160" table:style-name="ce158">
            <text:p><text:s text:c="3"/>1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53" table:style-name="ce158">
            <text:p><text:s text:c="3"/>153</text:p>
          </table:table-cell>
          <table:table-cell office:value-type="float" office:value="152" table:style-name="ce158">
            <text:p><text:s text:c="3"/>15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花蓮縣</text:p>
          </table:table-cell>
          <table:table-cell office:value-type="string" table:style-name="ce244">
            <text:p>計</text:p>
          </table:table-cell>
          <table:table-cell office:value-type="float" office:value="400" table:style-name="ce149">
            <text:p><text:s text:c="3"/>400</text:p>
          </table:table-cell>
          <table:table-cell office:value-type="float" office:value="394" table:style-name="ce149">
            <text:p><text:s text:c="3"/>39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80" table:style-name="ce149">
            <text:p><text:s text:c="3"/>380</text:p>
          </table:table-cell>
          <table:table-cell office:value-type="float" office:value="374" table:style-name="ce234">
            <text:p><text:s text:c="3"/>37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192" table:style-name="ce149">
            <text:p><text:s text:c="3"/>192</text:p>
          </table:table-cell>
          <table:table-cell office:value-type="float" office:value="190" table:style-name="ce149">
            <text:p><text:s text:c="3"/>19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90" table:style-name="ce149">
            <text:p><text:s text:c="3"/>190</text:p>
          </table:table-cell>
          <table:table-cell office:value-type="float" office:value="188" table:style-name="ce237">
            <text:p><text:s text:c="3"/>18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208" table:style-name="ce158">
            <text:p><text:s text:c="3"/>208</text:p>
          </table:table-cell>
          <table:table-cell office:value-type="float" office:value="204" table:style-name="ce158">
            <text:p><text:s text:c="3"/>20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186" table:style-name="ce158">
            <text:p><text:s text:c="3"/>18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8" table:style-name="ce239">
            <text:p><text:s text:c="3"/>18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澎湖縣</text:p>
          </table:table-cell>
          <table:table-cell office:value-type="string" table:style-name="ce244">
            <text:p>計</text:p>
          </table:table-cell>
          <table:table-cell office:value-type="float" office:value="126" table:style-name="ce149">
            <text:p><text:s text:c="3"/>126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120" table:style-name="ce234">
            <text:p><text:s text:c="3"/>12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60" table:style-name="ce237">
            <text:p><text:s text:c="3"/>6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65" table:style-name="ce158">
            <text:p><text:s text:c="3"/>6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基隆市</text:p>
          </table:table-cell>
          <table:table-cell office:value-type="string" table:style-name="ce244">
            <text:p>計</text:p>
          </table:table-cell>
          <table:table-cell office:value-type="float" office:value="504" table:style-name="ce149">
            <text:p><text:s text:c="3"/>504</text:p>
          </table:table-cell>
          <table:table-cell office:value-type="float" office:value="492" table:style-name="ce149">
            <text:p><text:s text:c="3"/>492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492" table:style-name="ce149">
            <text:p><text:s text:c="3"/>492</text:p>
          </table:table-cell>
          <table:table-cell office:value-type="float" office:value="480" table:style-name="ce234">
            <text:p><text:s text:c="3"/>480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248" table:style-name="ce149">
            <text:p><text:s text:c="3"/>248</text:p>
          </table:table-cell>
          <table:table-cell office:value-type="float" office:value="247" table:style-name="ce149">
            <text:p><text:s text:c="3"/>24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246" table:style-name="ce149">
            <text:p><text:s text:c="3"/>246</text:p>
          </table:table-cell>
          <table:table-cell office:value-type="float" office:value="245" table:style-name="ce237">
            <text:p><text:s text:c="3"/>24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256" table:style-name="ce158">
            <text:p><text:s text:c="3"/>256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46" table:style-name="ce158">
            <text:p><text:s text:c="3"/>246</text:p>
          </table:table-cell>
          <table:table-cell office:value-type="float" office:value="235" table:style-name="ce158">
            <text:p><text:s text:c="3"/>235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0" table:style-name="ce239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新竹市</text:p>
          </table:table-cell>
          <table:table-cell office:value-type="string" table:style-name="ce244">
            <text:p>計</text:p>
          </table:table-cell>
          <table:table-cell office:value-type="float" office:value="598" table:style-name="ce149">
            <text:p><text:s text:c="3"/>598</text:p>
          </table:table-cell>
          <table:table-cell office:value-type="float" office:value="589" table:style-name="ce149">
            <text:p><text:s text:c="3"/>58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582" table:style-name="ce149">
            <text:p><text:s text:c="3"/>582</text:p>
          </table:table-cell>
          <table:table-cell office:value-type="float" office:value="573" table:style-name="ce234">
            <text:p><text:s text:c="3"/>57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289" table:style-name="ce149">
            <text:p><text:s text:c="3"/>28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91" table:style-name="ce149">
            <text:p><text:s text:c="3"/>291</text:p>
          </table:table-cell>
          <table:table-cell office:value-type="float" office:value="287" table:style-name="ce237">
            <text:p><text:s text:c="3"/>28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305" table:style-name="ce158">
            <text:p><text:s text:c="3"/>305</text:p>
          </table:table-cell>
          <table:table-cell office:value-type="float" office:value="300" table:style-name="ce158">
            <text:p><text:s text:c="3"/>30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91" table:style-name="ce158">
            <text:p><text:s text:c="3"/>291</text:p>
          </table:table-cell>
          <table:table-cell office:value-type="float" office:value="286" table:style-name="ce158">
            <text:p><text:s text:c="3"/>28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244">
            <text:p>計</text:p>
          </table:table-cell>
          <table:table-cell office:value-type="float" office:value="344" table:style-name="ce149">
            <text:p><text:s text:c="3"/>344</text:p>
          </table:table-cell>
          <table:table-cell office:value-type="float" office:value="340" table:style-name="ce149">
            <text:p><text:s text:c="3"/>34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338" table:style-name="ce234">
            <text:p><text:s text:c="3"/>33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171" table:style-name="ce149">
            <text:p><text:s text:c="3"/>171</text:p>
          </table:table-cell>
          <table:table-cell office:value-type="float" office:value="170" table:style-name="ce149">
            <text:p><text:s text:c="3"/>17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71" table:style-name="ce149">
            <text:p><text:s text:c="3"/>171</text:p>
          </table:table-cell>
          <table:table-cell office:value-type="float" office:value="170" table:style-name="ce237">
            <text:p><text:s text:c="3"/>17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173" table:style-name="ce158">
            <text:p><text:s text:c="3"/>173</text:p>
          </table:table-cell>
          <table:table-cell office:value-type="float" office:value="170" table:style-name="ce158">
            <text:p><text:s text:c="3"/>17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71" table:style-name="ce158">
            <text:p><text:s text:c="3"/>171</text:p>
          </table:table-cell>
          <table:table-cell office:value-type="float" office:value="168" table:style-name="ce158">
            <text:p><text:s text:c="3"/>16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49">
            <text:p>福建省</text:p>
          </table:table-cell>
          <table:table-cell office:value-type="string" table:style-name="ce247">
            <text:p>計</text:p>
          </table:table-cell>
          <table:table-cell office:value-type="float" office:value="106" table:style-name="ce149">
            <text:p><text:s text:c="3"/>106</text:p>
          </table:table-cell>
          <table:table-cell office:value-type="float" office:value="102" table:style-name="ce149">
            <text:p><text:s text:c="3"/>10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04" table:style-name="ce57">
            <text:p><text:s text:c="3"/>104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7">
            <text:p>男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50" table:style-name="ce149">
            <text:p><text:s text:c="3"/>5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50" table:style-name="ce91">
            <text:p><text:s text:c="3"/>5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244">
            <text:p>計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93" table:style-name="ce234">
            <text:p><text:s text:c="3"/>9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6" table:style-name="ce237">
            <text:p><text:s text:c="3"/>4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244">
            <text:p>計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女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15" table:style-name="ce60"/>
          <table:table-cell office:value-type="string" table:style-name="ce209">
            <text:p>內政部戶政司 民國109年6月8日編製</text:p>
          </table:table-cell>
          <table:table-cell table:number-columns-repeated="16358"/>
        </table:table-row>
        <table:table-row table:style-name="ro20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8"/>
          <table:table-cell table:number-columns-repeated="16380" table:style-name="ce60"/>
        </table:table-row>
        <table:table-row table:style-name="ro8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0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4">
          <table:table-cell office:value-type="string" table:number-columns-spanned="21" table:number-rows-spanned="1" table:style-name="ce249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2"/>
          <table:table-cell table:number-columns-repeated="5" table:style-name="ce253"/>
          <table:table-cell table:number-columns-repeated="9" table:style-name="ce254"/>
          <table:table-cell table:style-name="ce25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6">
            <text:p>性別</text:p>
          </table:table-cell>
          <table:table-cell table:style-name="ce253"/>
          <table:table-cell table:number-columns-repeated="3" table:style-name="ce25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257"/>
          <table:table-cell table:style-name="ce258"/>
          <table:table-cell office:value-type="string" table:style-name="ce259">
            <text:p><text:s text:c="46"/>不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3"/>
          <table:table-cell office:value-type="string" table:style-name="ce262">
            <text:p><text:s text:c="46"/>相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4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5"/>
          <table:table-cell office:value-type="string" table:number-columns-spanned="3" table:number-rows-spanned="1" table:style-name="ce35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5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4">
            <text:p>外　　　裔　　、　　外　　　國　　　籍</text:p>
          </table:table-cell>
          <table:covered-table-cell table:number-columns-repeated="8"/>
          <table:table-cell table:style-name="ce274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5">
            <text:p>總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1" table:number-rows-spanned="2" table:style-name="ce356">
            <text:p>合計</text:p>
          </table:table-cell>
          <table:table-cell office:value-type="string" table:number-columns-spanned="1" table:number-rows-spanned="2" table:style-name="ce356">
            <text:p>已設籍</text:p>
          </table:table-cell>
          <table:table-cell office:value-type="string" table:number-columns-spanned="1" table:number-rows-spanned="2" table:style-name="ce356">
            <text:p>未設籍</text:p>
          </table:table-cell>
          <table:table-cell office:value-type="string" table:number-columns-spanned="3" table:number-rows-spanned="1" table:style-name="ce356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table:style-name="ce2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9">
            <text:p>96 年</text:p>
          </table:table-cell>
          <table:table-cell office:value-type="string" table:style-name="ce281">
            <text:p>計</text:p>
          </table:table-cell>
          <table:table-cell office:value-type="float" office:value="270082" table:style-name="ce282">
            <text:p><text:s text:c="3"/>270,082</text:p>
          </table:table-cell>
          <table:table-cell office:value-type="float" office:value="245382" table:style-name="ce282">
            <text:p><text:s text:c="3"/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office:value-type="float" office:value="270082" table:style-name="ce284">
            <text:p>270,082</text:p>
          </table:table-cell>
          <table:table-cell office:value-type="float" office:value="245382" table:style-name="ce284">
            <text:p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table:style-name="ce285"/>
          <table:table-cell table:number-columns-repeated="17" table:style-name="ce282"/>
          <table:table-cell table:style-name="ce283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7">
            <text:p><text:s text:c="3"/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9">
            <text:p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90">
            <text:p><text:s text:c="3"/>2,136</text:p>
          </table:table-cell>
          <table:table-cell table:style-name="ce291"/>
          <table:table-cell table:style-name="ce287"/>
          <table:table-cell table:number-columns-repeated="8" table:style-name="ce286"/>
          <table:table-cell table:number-columns-repeated="8" table:style-name="ce287"/>
          <table:table-cell table:style-name="ce288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office:value-type="float" office:value="135041" table:style-name="ce297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8">
            <text:p><text:s text:c="3"/>463</text:p>
          </table:table-cell>
          <table:table-cell table:style-name="ce293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6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7 年</text:p>
          </table:table-cell>
          <table:table-cell office:value-type="string" table:style-name="ce281">
            <text:p>計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8 年</text:p>
          </table:table-cell>
          <table:table-cell office:value-type="string" table:style-name="ce281">
            <text:p>計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table:style-name="ce301"/>
          <table:table-cell table:number-columns-repeated="17" table:style-name="ce299"/>
          <table:table-cell table:style-name="ce30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302">
            <text:p><text:s text:c="3"/>442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297">
            <text:p><text:s text:c="3"/>442</text:p>
          </table:table-cell>
          <table:table-cell table:style-name="ce293"/>
          <table:table-cell table:number-columns-repeated="17" table:style-name="ce297"/>
          <table:table-cell table:style-name="ce302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99 年</text:p>
          </table:table-cell>
          <table:table-cell office:value-type="string" table:style-name="ce281">
            <text:p>計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3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3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0年</text:p>
          </table:table-cell>
          <table:table-cell office:value-type="string" table:style-name="ce281">
            <text:p>計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304">
            <text:p><text:s text:c="3"/>2,569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287">
            <text:p><text:s text:c="3"/>2,569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305">
            <text:p><text:s text:c="3"/>588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294">
            <text:p><text:s text:c="3"/>588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1年</text:p>
          </table:table-cell>
          <table:table-cell office:value-type="string" table:style-name="ce281">
            <text:p>計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304">
            <text:p><text:s text:c="3"/>2,552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287">
            <text:p><text:s text:c="3"/>2,552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305">
            <text:p><text:s text:c="3"/>545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294">
            <text:p><text:s text:c="3"/>545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2年</text:p>
          </table:table-cell>
          <table:table-cell office:value-type="string" table:style-name="ce281">
            <text:p>計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304">
            <text:p><text:s text:c="3"/>2,495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287">
            <text:p><text:s text:c="3"/>2,495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305">
            <text:p><text:s text:c="3"/>626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294">
            <text:p><text:s text:c="3"/>626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3年</text:p>
          </table:table-cell>
          <table:table-cell office:value-type="string" table:style-name="ce281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7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6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7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8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6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6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71">
            <text:p><text:s text:c="3"/>26,212</text:p>
          </table:table-cell>
          <table:table-cell office:value-type="float" office:value="24421" table:style-name="ce171">
            <text:p><text:s text:c="3"/>24,421</text:p>
          </table:table-cell>
          <table:table-cell office:value-type="float" office:value="24411" table:style-name="ce171">
            <text:p><text:s text:c="3"/>24,411</text:p>
          </table:table-cell>
          <table:table-cell office:value-type="float" office:value="10" table:style-name="ce171">
            <text:p><text:s text:c="3"/>10</text:p>
          </table:table-cell>
          <table:table-cell office:value-type="float" office:value="573" table:style-name="ce171">
            <text:p><text:s text:c="3"/>573</text:p>
          </table:table-cell>
          <table:table-cell office:value-type="float" office:value="118" table:style-name="ce171">
            <text:p><text:s text:c="3"/>118</text:p>
          </table:table-cell>
          <table:table-cell office:value-type="float" office:value="455" table:style-name="ce171">
            <text:p><text:s text:c="3"/>455</text:p>
          </table:table-cell>
          <table:table-cell office:value-type="float" office:value="113" table:style-name="ce171">
            <text:p><text:s text:c="3"/>113</text:p>
          </table:table-cell>
          <table:table-cell office:value-type="float" office:value="9" table:style-name="ce171">
            <text:p><text:s text:c="3"/>9</text:p>
          </table:table-cell>
          <table:table-cell office:value-type="float" office:value="104" table:style-name="ce171">
            <text:p><text:s text:c="3"/>104</text:p>
          </table:table-cell>
          <table:table-cell office:value-type="float" office:value="1105" table:style-name="ce171">
            <text:p><text:s text:c="3"/>1,105</text:p>
          </table:table-cell>
          <table:table-cell office:value-type="float" office:value="169" table:style-name="ce171">
            <text:p><text:s text:c="3"/>169</text:p>
          </table:table-cell>
          <table:table-cell office:value-type="float" office:value="936" table:style-name="ce171">
            <text:p><text:s text:c="3"/>936</text:p>
          </table:table-cell>
          <table:table-cell office:value-type="float" office:value="755" table:style-name="ce171">
            <text:p><text:s text:c="3"/>755</text:p>
          </table:table-cell>
          <table:table-cell office:value-type="float" office:value="167" table:style-name="ce171">
            <text:p><text:s text:c="3"/>167</text:p>
          </table:table-cell>
          <table:table-cell office:value-type="float" office:value="588" table:style-name="ce171">
            <text:p><text:s text:c="3"/>588</text:p>
          </table:table-cell>
          <table:table-cell office:value-type="float" office:value="350" table:style-name="ce171">
            <text:p><text:s text:c="3"/>350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348" table:style-name="ce242">
            <text:p><text:s text:c="3"/>348</text:p>
          </table:table-cell>
          <table:table-cell office:value-type="float" office:value="24664" table:style-name="ce309">
            <text:p><text:s text:c="3"/>24,664</text:p>
          </table:table-cell>
          <table:table-cell office:value-type="float" office:value="22898" table:style-name="ce310">
            <text:p><text:s text:c="3"/>22,898</text:p>
          </table:table-cell>
          <table:table-cell office:value-type="float" office:value="22889" table:style-name="ce310">
            <text:p><text:s text:c="3"/>22,88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73" table:style-name="ce310">
            <text:p><text:s text:c="3"/>573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455" table:style-name="ce310">
            <text:p><text:s text:c="3"/>455</text:p>
          </table:table-cell>
          <table:table-cell office:value-type="float" office:value="110" table:style-name="ce310">
            <text:p><text:s text:c="3"/>110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1083" table:style-name="ce310">
            <text:p><text:s text:c="3"/>1,083</text:p>
          </table:table-cell>
          <table:table-cell office:value-type="float" office:value="167" table:style-name="ce310">
            <text:p><text:s text:c="3"/>167</text:p>
          </table:table-cell>
          <table:table-cell office:value-type="float" office:value="916" table:style-name="ce310">
            <text:p><text:s text:c="3"/>916</text:p>
          </table:table-cell>
          <table:table-cell office:value-type="float" office:value="753" table:style-name="ce310">
            <text:p><text:s text:c="3"/>753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588" table:style-name="ce310">
            <text:p><text:s text:c="3"/>588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28" table:style-name="ce310">
            <text:p><text:s text:c="3"/>328</text:p>
          </table:table-cell>
          <table:table-cell office:value-type="float" office:value="1548" table:style-name="ce309">
            <text:p><text:s text:c="3"/>1,548</text:p>
          </table:table-cell>
          <table:table-cell office:value-type="float" office:value="1523" table:style-name="ce310">
            <text:p><text:s text:c="3"/>1,523</text:p>
          </table:table-cell>
          <table:table-cell office:value-type="float" office:value="1522" table:style-name="ce310">
            <text:p><text:s text:c="3"/>1,522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20" table:style-name="ce311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5 月</text:p>
          </table:table-cell>
          <table:table-cell office:value-type="string" table:style-name="ce180">
            <text:p>男</text:p>
          </table:table-cell>
          <table:table-cell office:value-type="float" office:value="12862" table:style-name="ce149">
            <text:p><text:s text:c="3"/>12,862</text:p>
          </table:table-cell>
          <table:table-cell office:value-type="float" office:value="12347" table:style-name="ce149">
            <text:p><text:s text:c="3"/>12,347</text:p>
          </table:table-cell>
          <table:table-cell office:value-type="float" office:value="12338" table:style-name="ce149">
            <text:p><text:s text:c="3"/>12,338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1" table:style-name="ce149">
            <text:p><text:s text:c="3"/>71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376" table:style-name="ce149">
            <text:p><text:s text:c="3"/>376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71" table:style-name="ce149">
            <text:p><text:s text:c="3"/>371</text:p>
          </table:table-cell>
          <table:table-cell office:value-type="float" office:value="99" table:style-name="ce149">
            <text:p><text:s text:c="3"/>9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75" table:style-name="ce235">
            <text:p><text:s text:c="3"/>275</text:p>
          </table:table-cell>
          <table:table-cell office:value-type="float" office:value="12332" table:style-name="ce313">
            <text:p><text:s text:c="3"/>12,332</text:p>
          </table:table-cell>
          <table:table-cell office:value-type="float" office:value="11834" table:style-name="ce314">
            <text:p><text:s text:c="3"/>11,834</text:p>
          </table:table-cell>
          <table:table-cell office:value-type="float" office:value="11826" table:style-name="ce315">
            <text:p><text:s text:c="3"/>11,82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71" table:style-name="ce315">
            <text:p><text:s text:c="3"/>71</text:p>
          </table:table-cell>
          <table:table-cell office:value-type="float" office:value="59" table:style-name="ce316">
            <text:p><text:s text:c="3"/>59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55" table:style-name="ce317">
            <text:p><text:s text:c="3"/>55</text:p>
          </table:table-cell>
          <table:table-cell office:value-type="float" office:value="360" table:style-name="ce314">
            <text:p><text:s text:c="3"/>36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55" table:style-name="ce314">
            <text:p><text:s text:c="3"/>355</text:p>
          </table:table-cell>
          <table:table-cell office:value-type="float" office:value="99" table:style-name="ce314">
            <text:p><text:s text:c="3"/>99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261" table:style-name="ce314">
            <text:p><text:s text:c="3"/>261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59" table:style-name="ce314">
            <text:p><text:s text:c="3"/>259</text:p>
          </table:table-cell>
          <table:table-cell office:value-type="float" office:value="530" table:style-name="ce313">
            <text:p><text:s text:c="3"/>530</text:p>
          </table:table-cell>
          <table:table-cell office:value-type="float" office:value="513" table:style-name="ce314">
            <text:p><text:s text:c="3"/>513</text:p>
          </table:table-cell>
          <table:table-cell office:value-type="float" office:value="512" table:style-name="ce315">
            <text:p><text:s text:c="3"/>51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7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8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8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40">
            <text:p><text:s text:c="3"/>73</text:p>
          </table:table-cell>
          <table:table-cell office:value-type="float" office:value="12332" table:style-name="ce319">
            <text:p><text:s text:c="3"/>12,332</text:p>
          </table:table-cell>
          <table:table-cell office:value-type="float" office:value="11064" table:style-name="ce320">
            <text:p><text:s text:c="3"/>11,064</text:p>
          </table:table-cell>
          <table:table-cell office:value-type="float" office:value="11063" table:style-name="ce321">
            <text:p><text:s text:c="3"/>11,0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94" table:style-name="ce321">
            <text:p><text:s text:c="3"/>494</text:p>
          </table:table-cell>
          <table:table-cell office:value-type="float" office:value="110" table:style-name="ce321">
            <text:p><text:s text:c="3"/>110</text:p>
          </table:table-cell>
          <table:table-cell office:value-type="float" office:value="384" table:style-name="ce321">
            <text:p><text:s text:c="3"/>384</text:p>
          </table:table-cell>
          <table:table-cell office:value-type="float" office:value="51" table:style-name="ce322">
            <text:p><text:s text:c="3"/>51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49" table:style-name="ce323">
            <text:p><text:s text:c="3"/>49</text:p>
          </table:table-cell>
          <table:table-cell office:value-type="float" office:value="723" table:style-name="ce320">
            <text:p><text:s text:c="3"/>723</text:p>
          </table:table-cell>
          <table:table-cell office:value-type="float" office:value="162" table:style-name="ce320">
            <text:p><text:s text:c="3"/>162</text:p>
          </table:table-cell>
          <table:table-cell office:value-type="float" office:value="561" table:style-name="ce320">
            <text:p><text:s text:c="3"/>561</text:p>
          </table:table-cell>
          <table:table-cell office:value-type="float" office:value="654" table:style-name="ce320">
            <text:p><text:s text:c="3"/>654</text:p>
          </table:table-cell>
          <table:table-cell office:value-type="float" office:value="162" table:style-name="ce320">
            <text:p><text:s text:c="3"/>162</text:p>
          </table:table-cell>
          <table:table-cell office:value-type="float" office:value="492" table:style-name="ce320">
            <text:p><text:s text:c="3"/>492</text:p>
          </table:table-cell>
          <table:table-cell office:value-type="float" office:value="69" table:style-name="ce320">
            <text:p><text:s text:c="3"/>69</text:p>
          </table:table-cell>
          <table:table-cell office:value-type="float" office:value="0" table:style-name="ce320">
            <text:p>—</text:p>
          </table:table-cell>
          <table:table-cell office:value-type="float" office:value="69" table:style-name="ce320">
            <text:p><text:s text:c="3"/>69</text:p>
          </table:table-cell>
          <table:table-cell office:value-type="float" office:value="1018" table:style-name="ce319">
            <text:p><text:s text:c="3"/>1,018</text:p>
          </table:table-cell>
          <table:table-cell office:value-type="float" office:value="1010" table:style-name="ce320">
            <text:p><text:s text:c="3"/>1,010</text:p>
          </table:table-cell>
          <table:table-cell office:value-type="float" office:value="1010" table:style-name="ce321">
            <text:p><text:s text:c="3"/>1,010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0" table:style-name="ce323">
            <text:p>—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4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71">
            <text:p><text:s text:c="3"/>22,652</text:p>
          </table:table-cell>
          <table:table-cell office:value-type="float" office:value="21004" table:style-name="ce171">
            <text:p><text:s text:c="3"/>21,004</text:p>
          </table:table-cell>
          <table:table-cell office:value-type="float" office:value="20999" table:style-name="ce171">
            <text:p><text:s text:c="3"/>20,999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504" table:style-name="ce171">
            <text:p><text:s text:c="3"/>504</text:p>
          </table:table-cell>
          <table:table-cell office:value-type="float" office:value="75" table:style-name="ce171">
            <text:p><text:s text:c="3"/>75</text:p>
          </table:table-cell>
          <table:table-cell office:value-type="float" office:value="429" table:style-name="ce171">
            <text:p><text:s text:c="3"/>429</text:p>
          </table:table-cell>
          <table:table-cell office:value-type="float" office:value="105" table:style-name="ce171">
            <text:p><text:s text:c="3"/>105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102" table:style-name="ce171">
            <text:p><text:s text:c="3"/>102</text:p>
          </table:table-cell>
          <table:table-cell office:value-type="float" office:value="1039" table:style-name="ce171">
            <text:p><text:s text:c="3"/>1,039</text:p>
          </table:table-cell>
          <table:table-cell office:value-type="float" office:value="148" table:style-name="ce171">
            <text:p><text:s text:c="3"/>148</text:p>
          </table:table-cell>
          <table:table-cell office:value-type="float" office:value="891" table:style-name="ce171">
            <text:p><text:s text:c="3"/>891</text:p>
          </table:table-cell>
          <table:table-cell office:value-type="float" office:value="719" table:style-name="ce171">
            <text:p><text:s text:c="3"/>719</text:p>
          </table:table-cell>
          <table:table-cell office:value-type="float" office:value="144" table:style-name="ce171">
            <text:p><text:s text:c="3"/>144</text:p>
          </table:table-cell>
          <table:table-cell office:value-type="float" office:value="575" table:style-name="ce171">
            <text:p><text:s text:c="3"/>575</text:p>
          </table:table-cell>
          <table:table-cell office:value-type="float" office:value="320" table:style-name="ce171">
            <text:p><text:s text:c="3"/>320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316" table:style-name="ce242">
            <text:p><text:s text:c="3"/>316</text:p>
          </table:table-cell>
          <table:table-cell office:value-type="float" office:value="21620" table:style-name="ce309">
            <text:p><text:s text:c="3"/>21,620</text:p>
          </table:table-cell>
          <table:table-cell office:value-type="float" office:value="19991" table:style-name="ce310">
            <text:p><text:s text:c="3"/>19,991</text:p>
          </table:table-cell>
          <table:table-cell office:value-type="float" office:value="19986" table:style-name="ce310">
            <text:p><text:s text:c="3"/>19,986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503" table:style-name="ce310">
            <text:p><text:s text:c="3"/>503</text:p>
          </table:table-cell>
          <table:table-cell office:value-type="float" office:value="74" table:style-name="ce310">
            <text:p><text:s text:c="3"/>74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02" table:style-name="ce310">
            <text:p><text:s text:c="3"/>102</text:p>
          </table:table-cell>
          <table:table-cell office:value-type="float" office:value="1022" table:style-name="ce310">
            <text:p><text:s text:c="3"/>1,022</text:p>
          </table:table-cell>
          <table:table-cell office:value-type="float" office:value="146" table:style-name="ce310">
            <text:p><text:s text:c="3"/>146</text:p>
          </table:table-cell>
          <table:table-cell office:value-type="float" office:value="876" table:style-name="ce310">
            <text:p><text:s text:c="3"/>876</text:p>
          </table:table-cell>
          <table:table-cell office:value-type="float" office:value="717" table:style-name="ce310">
            <text:p><text:s text:c="3"/>717</text:p>
          </table:table-cell>
          <table:table-cell office:value-type="float" office:value="142" table:style-name="ce310">
            <text:p><text:s text:c="3"/>142</text:p>
          </table:table-cell>
          <table:table-cell office:value-type="float" office:value="575" table:style-name="ce310">
            <text:p><text:s text:c="3"/>575</text:p>
          </table:table-cell>
          <table:table-cell office:value-type="float" office:value="305" table:style-name="ce310">
            <text:p><text:s text:c="3"/>305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301" table:style-name="ce310">
            <text:p><text:s text:c="3"/>301</text:p>
          </table:table-cell>
          <table:table-cell office:value-type="float" office:value="1032" table:style-name="ce325">
            <text:p><text:s text:c="3"/>1,032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1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6 月</text:p>
          </table:table-cell>
          <table:table-cell office:value-type="string" table:style-name="ce180">
            <text:p>男</text:p>
          </table:table-cell>
          <table:table-cell office:value-type="float" office:value="11110" table:style-name="ce149">
            <text:p><text:s text:c="3"/>11,110</text:p>
          </table:table-cell>
          <table:table-cell office:value-type="float" office:value="10640" table:style-name="ce149">
            <text:p><text:s text:c="3"/>10,640</text:p>
          </table:table-cell>
          <table:table-cell office:value-type="float" office:value="10636" table:style-name="ce149">
            <text:p><text:s text:c="3"/>10,63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8" table:style-name="ce149">
            <text:p><text:s text:c="3"/>7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4" table:style-name="ce149">
            <text:p><text:s text:c="3"/>74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0" table:style-name="ce149">
            <text:p>—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351" table:style-name="ce149">
            <text:p><text:s text:c="3"/>35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253" table:style-name="ce149">
            <text:p><text:s text:c="3"/>25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50" table:style-name="ce235">
            <text:p><text:s text:c="3"/>250</text:p>
          </table:table-cell>
          <table:table-cell office:value-type="float" office:value="10810" table:style-name="ce313">
            <text:p><text:s text:c="3"/>10,810</text:p>
          </table:table-cell>
          <table:table-cell office:value-type="float" office:value="10353" table:style-name="ce314">
            <text:p><text:s text:c="3"/>10,353</text:p>
          </table:table-cell>
          <table:table-cell office:value-type="float" office:value="10349" table:style-name="ce315">
            <text:p><text:s text:c="3"/>10,349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8" table:style-name="ce315">
            <text:p><text:s text:c="3"/>78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41" table:style-name="ce316">
            <text:p><text:s text:c="3"/>41</text:p>
          </table:table-cell>
          <table:table-cell office:value-type="float" office:value="0" table:style-name="ce315">
            <text:p>—</text:p>
          </table:table-cell>
          <table:table-cell office:value-type="float" office:value="41" table:style-name="ce317">
            <text:p><text:s text:c="3"/>41</text:p>
          </table:table-cell>
          <table:table-cell office:value-type="float" office:value="338" table:style-name="ce314">
            <text:p><text:s text:c="3"/>338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33" table:style-name="ce314">
            <text:p><text:s text:c="3"/>333</text:p>
          </table:table-cell>
          <table:table-cell office:value-type="float" office:value="97" table:style-name="ce314">
            <text:p><text:s text:c="3"/>97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95" table:style-name="ce314">
            <text:p><text:s text:c="3"/>95</text:p>
          </table:table-cell>
          <table:table-cell office:value-type="float" office:value="241" table:style-name="ce314">
            <text:p><text:s text:c="3"/>241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38" table:style-name="ce314">
            <text:p><text:s text:c="3"/>238</text:p>
          </table:table-cell>
          <table:table-cell office:value-type="float" office:value="300" table:style-name="ce313">
            <text:p><text:s text:c="3"/>300</text:p>
          </table:table-cell>
          <table:table-cell office:value-type="float" office:value="287" table:style-name="ce314">
            <text:p><text:s text:c="3"/>287</text:p>
          </table:table-cell>
          <table:table-cell office:value-type="float" office:value="287" table:style-name="ce315">
            <text:p><text:s text:c="3"/>287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8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8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40">
            <text:p><text:s text:c="3"/>66</text:p>
          </table:table-cell>
          <table:table-cell office:value-type="float" office:value="10810" table:style-name="ce319">
            <text:p><text:s text:c="3"/>10,810</text:p>
          </table:table-cell>
          <table:table-cell office:value-type="float" office:value="9638" table:style-name="ce320">
            <text:p><text:s text:c="3"/>9,638</text:p>
          </table:table-cell>
          <table:table-cell office:value-type="float" office:value="9637" table:style-name="ce321">
            <text:p><text:s text:c="3"/>9,63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25" table:style-name="ce321">
            <text:p><text:s text:c="3"/>425</text:p>
          </table:table-cell>
          <table:table-cell office:value-type="float" office:value="70" table:style-name="ce321">
            <text:p><text:s text:c="3"/>70</text:p>
          </table:table-cell>
          <table:table-cell office:value-type="float" office:value="355" table:style-name="ce321">
            <text:p><text:s text:c="3"/>355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1" table:style-name="ce323">
            <text:p><text:s text:c="3"/>61</text:p>
          </table:table-cell>
          <table:table-cell office:value-type="float" office:value="684" table:style-name="ce320">
            <text:p><text:s text:c="3"/>684</text:p>
          </table:table-cell>
          <table:table-cell office:value-type="float" office:value="141" table:style-name="ce320">
            <text:p><text:s text:c="3"/>141</text:p>
          </table:table-cell>
          <table:table-cell office:value-type="float" office:value="543" table:style-name="ce320">
            <text:p><text:s text:c="3"/>543</text:p>
          </table:table-cell>
          <table:table-cell office:value-type="float" office:value="620" table:style-name="ce320">
            <text:p><text:s text:c="3"/>620</text:p>
          </table:table-cell>
          <table:table-cell office:value-type="float" office:value="140" table:style-name="ce320">
            <text:p><text:s text:c="3"/>140</text:p>
          </table:table-cell>
          <table:table-cell office:value-type="float" office:value="480" table:style-name="ce320">
            <text:p><text:s text:c="3"/>480</text:p>
          </table:table-cell>
          <table:table-cell office:value-type="float" office:value="64" table:style-name="ce320">
            <text:p><text:s text:c="3"/>6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3" table:style-name="ce320">
            <text:p><text:s text:c="3"/>63</text:p>
          </table:table-cell>
          <table:table-cell office:value-type="float" office:value="732" table:style-name="ce319">
            <text:p><text:s text:c="3"/>732</text:p>
          </table:table-cell>
          <table:table-cell office:value-type="float" office:value="726" table:style-name="ce320">
            <text:p><text:s text:c="3"/>726</text:p>
          </table:table-cell>
          <table:table-cell office:value-type="float" office:value="726" table:style-name="ce321">
            <text:p><text:s text:c="3"/>726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0" table:style-name="ce320">
            <text:p>—</text:p>
          </table:table-cell>
          <table:table-cell office:value-type="float" office:value="3" table:style-name="ce324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計</text:p>
          </table:table-cell>
          <table:table-cell office:value-type="float" office:value="20864" table:style-name="ce149">
            <text:p><text:s text:c="3"/>20,864</text:p>
          </table:table-cell>
          <table:table-cell office:value-type="float" office:value="18989" table:style-name="ce149">
            <text:p><text:s text:c="3"/>18,989</text:p>
          </table:table-cell>
          <table:table-cell office:value-type="float" office:value="18981" table:style-name="ce149">
            <text:p><text:s text:c="3"/>18,981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25" table:style-name="ce149">
            <text:p><text:s text:c="3"/>625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525" table:style-name="ce149">
            <text:p><text:s text:c="3"/>525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109" table:style-name="ce149">
            <text:p><text:s text:c="3"/>109</text:p>
          </table:table-cell>
          <table:table-cell office:value-type="float" office:value="1135" table:style-name="ce149">
            <text:p><text:s text:c="3"/>1,135</text:p>
          </table:table-cell>
          <table:table-cell office:value-type="float" office:value="140" table:style-name="ce149">
            <text:p><text:s text:c="3"/>140</text:p>
          </table:table-cell>
          <table:table-cell office:value-type="float" office:value="995" table:style-name="ce149">
            <text:p><text:s text:c="3"/>995</text:p>
          </table:table-cell>
          <table:table-cell office:value-type="float" office:value="802" table:style-name="ce149">
            <text:p><text:s text:c="3"/>802</text:p>
          </table:table-cell>
          <table:table-cell office:value-type="float" office:value="138" table:style-name="ce149">
            <text:p><text:s text:c="3"/>138</text:p>
          </table:table-cell>
          <table:table-cell office:value-type="float" office:value="664" table:style-name="ce149">
            <text:p><text:s text:c="3"/>664</text:p>
          </table:table-cell>
          <table:table-cell office:value-type="float" office:value="333" table:style-name="ce149">
            <text:p><text:s text:c="3"/>3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31" table:style-name="ce235">
            <text:p><text:s text:c="3"/>331</text:p>
          </table:table-cell>
          <table:table-cell office:value-type="float" office:value="20196" table:style-name="ce313">
            <text:p><text:s text:c="3"/>20,196</text:p>
          </table:table-cell>
          <table:table-cell office:value-type="float" office:value="18348" table:style-name="ce314">
            <text:p><text:s text:c="3"/>18,348</text:p>
          </table:table-cell>
          <table:table-cell office:value-type="float" office:value="18340" table:style-name="ce315">
            <text:p><text:s text:c="3"/>18,340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625" table:style-name="ce315">
            <text:p><text:s text:c="3"/>625</text:p>
          </table:table-cell>
          <table:table-cell office:value-type="float" office:value="100" table:style-name="ce315">
            <text:p><text:s text:c="3"/>100</text:p>
          </table:table-cell>
          <table:table-cell office:value-type="float" office:value="525" table:style-name="ce315">
            <text:p><text:s text:c="3"/>525</text:p>
          </table:table-cell>
          <table:table-cell office:value-type="float" office:value="115" table:style-name="ce316">
            <text:p><text:s text:c="3"/>115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09" table:style-name="ce317">
            <text:p><text:s text:c="3"/>109</text:p>
          </table:table-cell>
          <table:table-cell office:value-type="float" office:value="1108" table:style-name="ce314">
            <text:p><text:s text:c="3"/>1,108</text:p>
          </table:table-cell>
          <table:table-cell office:value-type="float" office:value="137" table:style-name="ce314">
            <text:p><text:s text:c="3"/>137</text:p>
          </table:table-cell>
          <table:table-cell office:value-type="float" office:value="971" table:style-name="ce314">
            <text:p><text:s text:c="3"/>971</text:p>
          </table:table-cell>
          <table:table-cell office:value-type="float" office:value="800" table:style-name="ce314">
            <text:p><text:s text:c="3"/>800</text:p>
          </table:table-cell>
          <table:table-cell office:value-type="float" office:value="136" table:style-name="ce314">
            <text:p><text:s text:c="3"/>136</text:p>
          </table:table-cell>
          <table:table-cell office:value-type="float" office:value="664" table:style-name="ce314">
            <text:p><text:s text:c="3"/>664</text:p>
          </table:table-cell>
          <table:table-cell office:value-type="float" office:value="308" table:style-name="ce314">
            <text:p><text:s text:c="3"/>308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668" table:style-name="ce313">
            <text:p><text:s text:c="3"/>668</text:p>
          </table:table-cell>
          <table:table-cell office:value-type="float" office:value="641" table:style-name="ce314">
            <text:p><text:s text:c="3"/>641</text:p>
          </table:table-cell>
          <table:table-cell office:value-type="float" office:value="641" table:style-name="ce315">
            <text:p><text:s text:c="3"/>64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7" table:style-name="ce314">
            <text:p><text:s text:c="3"/>27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0" table:style-name="ce314">
            <text:p>—</text:p>
          </table:table-cell>
          <table:table-cell office:value-type="float" office:value="25" table:style-name="ce314">
            <text:p><text:s text:c="3"/>25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24" table:style-name="ce318">
            <text:p><text:s text:c="3"/>24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7 月</text:p>
          </table:table-cell>
          <table:table-cell office:value-type="string" table:style-name="ce307">
            <text:p>男</text:p>
          </table:table-cell>
          <table:table-cell office:value-type="float" office:value="10350" table:style-name="ce149">
            <text:p><text:s text:c="3"/>10,350</text:p>
          </table:table-cell>
          <table:table-cell office:value-type="float" office:value="9847" table:style-name="ce149">
            <text:p><text:s text:c="3"/>9,847</text:p>
          </table:table-cell>
          <table:table-cell office:value-type="float" office:value="9842" table:style-name="ce149">
            <text:p><text:s text:c="3"/>9,84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102" table:style-name="ce149">
            <text:p><text:s text:c="3"/>10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89" table:style-name="ce149">
            <text:p><text:s text:c="3"/>89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53" table:style-name="ce235">
            <text:p><text:s text:c="3"/>253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9615" table:style-name="ce314">
            <text:p><text:s text:c="3"/>9,615</text:p>
          </table:table-cell>
          <table:table-cell office:value-type="float" office:value="9610" table:style-name="ce315">
            <text:p><text:s text:c="3"/>9,610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02" table:style-name="ce315">
            <text:p><text:s text:c="3"/>102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95" table:style-name="ce315">
            <text:p><text:s text:c="3"/>95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2" table:style-name="ce317">
            <text:p><text:s text:c="3"/>52</text:p>
          </table:table-cell>
          <table:table-cell office:value-type="float" office:value="326" table:style-name="ce314">
            <text:p><text:s text:c="3"/>326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23" table:style-name="ce314">
            <text:p><text:s text:c="3"/>323</text:p>
          </table:table-cell>
          <table:table-cell office:value-type="float" office:value="92" table:style-name="ce314">
            <text:p><text:s text:c="3"/>92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89" table:style-name="ce314">
            <text:p><text:s text:c="3"/>89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0" table:style-name="ce314">
            <text:p>—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252" table:style-name="ce313">
            <text:p><text:s text:c="3"/>252</text:p>
          </table:table-cell>
          <table:table-cell office:value-type="float" office:value="232" table:style-name="ce314">
            <text:p><text:s text:c="3"/>232</text:p>
          </table:table-cell>
          <table:table-cell office:value-type="float" office:value="232" table:style-name="ce315">
            <text:p><text:s text:c="3"/>232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9" table:style-name="ce314">
            <text:p><text:s text:c="3"/>1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9" table:style-name="ce318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女</text:p>
          </table:table-cell>
          <table:table-cell office:value-type="float" office:value="10514" table:style-name="ce149">
            <text:p><text:s text:c="3"/>10,514</text:p>
          </table:table-cell>
          <table:table-cell office:value-type="float" office:value="9142" table:style-name="ce149">
            <text:p><text:s text:c="3"/>9,142</text:p>
          </table:table-cell>
          <table:table-cell office:value-type="float" office:value="9139" table:style-name="ce149">
            <text:p><text:s text:c="3"/>9,13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3" table:style-name="ce149">
            <text:p><text:s text:c="3"/>523</text:p>
          </table:table-cell>
          <table:table-cell office:value-type="float" office:value="93" table:style-name="ce149">
            <text:p><text:s text:c="3"/>93</text:p>
          </table:table-cell>
          <table:table-cell office:value-type="float" office:value="430" table:style-name="ce149">
            <text:p><text:s text:c="3"/>430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789" table:style-name="ce149">
            <text:p><text:s text:c="3"/>789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710" table:style-name="ce149">
            <text:p><text:s text:c="3"/>710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575" table:style-name="ce149">
            <text:p><text:s text:c="3"/>575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8" table:style-name="ce235">
            <text:p><text:s text:c="3"/>78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8733" table:style-name="ce314">
            <text:p><text:s text:c="3"/>8,733</text:p>
          </table:table-cell>
          <table:table-cell office:value-type="float" office:value="8730" table:style-name="ce315">
            <text:p><text:s text:c="3"/>8,730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23" table:style-name="ce315">
            <text:p><text:s text:c="3"/>523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430" table:style-name="ce315">
            <text:p><text:s text:c="3"/>430</text:p>
          </table:table-cell>
          <table:table-cell office:value-type="float" office:value="60" table:style-name="ce316">
            <text:p><text:s text:c="3"/>60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782" table:style-name="ce314">
            <text:p><text:s text:c="3"/>782</text:p>
          </table:table-cell>
          <table:table-cell office:value-type="float" office:value="134" table:style-name="ce314">
            <text:p><text:s text:c="3"/>134</text:p>
          </table:table-cell>
          <table:table-cell office:value-type="float" office:value="648" table:style-name="ce314">
            <text:p><text:s text:c="3"/>648</text:p>
          </table:table-cell>
          <table:table-cell office:value-type="float" office:value="708" table:style-name="ce314">
            <text:p><text:s text:c="3"/>708</text:p>
          </table:table-cell>
          <table:table-cell office:value-type="float" office:value="133" table:style-name="ce314">
            <text:p><text:s text:c="3"/>133</text:p>
          </table:table-cell>
          <table:table-cell office:value-type="float" office:value="575" table:style-name="ce314">
            <text:p><text:s text:c="3"/>575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73" table:style-name="ce314">
            <text:p><text:s text:c="3"/>73</text:p>
          </table:table-cell>
          <table:table-cell office:value-type="float" office:value="416" table:style-name="ce313">
            <text:p><text:s text:c="3"/>416</text:p>
          </table:table-cell>
          <table:table-cell office:value-type="float" office:value="409" table:style-name="ce314">
            <text:p><text:s text:c="3"/>409</text:p>
          </table:table-cell>
          <table:table-cell office:value-type="float" office:value="409" table:style-name="ce315">
            <text:p><text:s text:c="3"/>40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8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8 月</text:p>
          </table:table-cell>
          <table:table-cell office:value-type="string" table:style-name="ce32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2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26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9 月</text:p>
          </table:table-cell>
          <table:table-cell office:value-type="string" table:style-name="ce32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329"/>
          <table:table-cell office:value-type="string" table:style-name="ce32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0 月</text:p>
          </table:table-cell>
          <table:table-cell office:value-type="string" table:style-name="ce32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1 月</text:p>
          </table:table-cell>
          <table:table-cell office:value-type="string" table:style-name="ce32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2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71">
            <text:p><text:s text:c="3"/>27,862</text:p>
          </table:table-cell>
          <table:table-cell office:value-type="float" office:value="25870" table:style-name="ce171">
            <text:p><text:s text:c="3"/>25,870</text:p>
          </table:table-cell>
          <table:table-cell office:value-type="float" office:value="25866" table:style-name="ce171">
            <text:p><text:s text:c="3"/>25,866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583" table:style-name="ce171">
            <text:p><text:s text:c="3"/>583</text:p>
          </table:table-cell>
          <table:table-cell office:value-type="float" office:value="88" table:style-name="ce171">
            <text:p><text:s text:c="3"/>88</text:p>
          </table:table-cell>
          <table:table-cell office:value-type="float" office:value="495" table:style-name="ce171">
            <text:p><text:s text:c="3"/>495</text:p>
          </table:table-cell>
          <table:table-cell office:value-type="float" office:value="218" table:style-name="ce171">
            <text:p><text:s text:c="3"/>218</text:p>
          </table:table-cell>
          <table:table-cell office:value-type="float" office:value="8" table:style-name="ce171">
            <text:p><text:s text:c="3"/>8</text:p>
          </table:table-cell>
          <table:table-cell office:value-type="float" office:value="210" table:style-name="ce171">
            <text:p><text:s text:c="3"/>210</text:p>
          </table:table-cell>
          <table:table-cell office:value-type="float" office:value="1191" table:style-name="ce171">
            <text:p><text:s text:c="3"/>1,191</text:p>
          </table:table-cell>
          <table:table-cell office:value-type="float" office:value="172" table:style-name="ce171">
            <text:p><text:s text:c="3"/>172</text:p>
          </table:table-cell>
          <table:table-cell office:value-type="float" office:value="1019" table:style-name="ce171">
            <text:p><text:s text:c="3"/>1,019</text:p>
          </table:table-cell>
          <table:table-cell office:value-type="float" office:value="826" table:style-name="ce171">
            <text:p><text:s text:c="3"/>826</text:p>
          </table:table-cell>
          <table:table-cell office:value-type="float" office:value="169" table:style-name="ce171">
            <text:p><text:s text:c="3"/>169</text:p>
          </table:table-cell>
          <table:table-cell office:value-type="float" office:value="657" table:style-name="ce171">
            <text:p><text:s text:c="3"/>657</text:p>
          </table:table-cell>
          <table:table-cell office:value-type="float" office:value="365" table:style-name="ce171">
            <text:p><text:s text:c="3"/>365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362" table:style-name="ce242">
            <text:p><text:s text:c="3"/>362</text:p>
          </table:table-cell>
          <table:table-cell office:value-type="float" office:value="27230" table:style-name="ce309">
            <text:p><text:s text:c="3"/>27,230</text:p>
          </table:table-cell>
          <table:table-cell office:value-type="float" office:value="25255" table:style-name="ce310">
            <text:p><text:s text:c="3"/>25,255</text:p>
          </table:table-cell>
          <table:table-cell office:value-type="float" office:value="25251" table:style-name="ce310">
            <text:p><text:s text:c="3"/>25,25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83" table:style-name="ce310">
            <text:p><text:s text:c="3"/>583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495" table:style-name="ce310">
            <text:p><text:s text:c="3"/>495</text:p>
          </table:table-cell>
          <table:table-cell office:value-type="float" office:value="218" table:style-name="ce310">
            <text:p><text:s text:c="3"/>218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10" table:style-name="ce310">
            <text:p><text:s text:c="3"/>210</text:p>
          </table:table-cell>
          <table:table-cell office:value-type="float" office:value="1174" table:style-name="ce310">
            <text:p><text:s text:c="3"/>1,174</text:p>
          </table:table-cell>
          <table:table-cell office:value-type="float" office:value="170" table:style-name="ce310">
            <text:p><text:s text:c="3"/>170</text:p>
          </table:table-cell>
          <table:table-cell office:value-type="float" office:value="1004" table:style-name="ce310">
            <text:p><text:s text:c="3"/>1,004</text:p>
          </table:table-cell>
          <table:table-cell office:value-type="float" office:value="824" table:style-name="ce310">
            <text:p><text:s text:c="3"/>824</text:p>
          </table:table-cell>
          <table:table-cell office:value-type="float" office:value="167" table:style-name="ce310">
            <text:p><text:s text:c="3"/>167</text:p>
          </table:table-cell>
          <table:table-cell office:value-type="float" office:value="657" table:style-name="ce310">
            <text:p><text:s text:c="3"/>657</text:p>
          </table:table-cell>
          <table:table-cell office:value-type="float" office:value="350" table:style-name="ce310">
            <text:p><text:s text:c="3"/>35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47" table:style-name="ce310">
            <text:p><text:s text:c="3"/>347</text:p>
          </table:table-cell>
          <table:table-cell office:value-type="float" office:value="632" table:style-name="ce325">
            <text:p><text:s text:c="3"/>632</text:p>
          </table:table-cell>
          <table:table-cell office:value-type="float" office:value="615" table:style-name="ce310">
            <text:p><text:s text:c="3"/>615</text:p>
          </table:table-cell>
          <table:table-cell office:value-type="float" office:value="615" table:style-name="ce310">
            <text:p><text:s text:c="3"/>615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1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2 月</text:p>
          </table:table-cell>
          <table:table-cell office:value-type="string" table:style-name="ce180">
            <text:p>男</text:p>
          </table:table-cell>
          <table:table-cell office:value-type="float" office:value="13797" table:style-name="ce149">
            <text:p><text:s text:c="3"/>13,797</text:p>
          </table:table-cell>
          <table:table-cell office:value-type="float" office:value="13209" table:style-name="ce149">
            <text:p><text:s text:c="3"/>13,209</text:p>
          </table:table-cell>
          <table:table-cell office:value-type="float" office:value="13206" table:style-name="ce149">
            <text:p><text:s text:c="3"/>13,20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6" table:style-name="ce149">
            <text:p><text:s text:c="3"/>10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9" table:style-name="ce149">
            <text:p><text:s text:c="3"/>99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7" table:style-name="ce149">
            <text:p><text:s text:c="3"/>97</text:p>
          </table:table-cell>
          <table:table-cell office:value-type="float" office:value="384" table:style-name="ce149">
            <text:p><text:s text:c="3"/>38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79" table:style-name="ce149">
            <text:p><text:s text:c="3"/>379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7" table:style-name="ce235">
            <text:p><text:s text:c="3"/>267</text:p>
          </table:table-cell>
          <table:table-cell office:value-type="float" office:value="13615" table:style-name="ce313">
            <text:p><text:s text:c="3"/>13,615</text:p>
          </table:table-cell>
          <table:table-cell office:value-type="float" office:value="13040" table:style-name="ce314">
            <text:p><text:s text:c="3"/>13,040</text:p>
          </table:table-cell>
          <table:table-cell office:value-type="float" office:value="13037" table:style-name="ce315">
            <text:p><text:s text:c="3"/>13,037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06" table:style-name="ce315">
            <text:p><text:s text:c="3"/>106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99" table:style-name="ce315">
            <text:p><text:s text:c="3"/>99</text:p>
          </table:table-cell>
          <table:table-cell office:value-type="float" office:value="98" table:style-name="ce316">
            <text:p><text:s text:c="3"/>9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97" table:style-name="ce317">
            <text:p><text:s text:c="3"/>97</text:p>
          </table:table-cell>
          <table:table-cell office:value-type="float" office:value="371" table:style-name="ce314">
            <text:p><text:s text:c="3"/>37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66" table:style-name="ce314">
            <text:p><text:s text:c="3"/>366</text:p>
          </table:table-cell>
          <table:table-cell office:value-type="float" office:value="115" table:style-name="ce314">
            <text:p><text:s text:c="3"/>11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112" table:style-name="ce314">
            <text:p><text:s text:c="3"/>112</text:p>
          </table:table-cell>
          <table:table-cell office:value-type="float" office:value="256" table:style-name="ce314">
            <text:p><text:s text:c="3"/>256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54" table:style-name="ce314">
            <text:p><text:s text:c="3"/>254</text:p>
          </table:table-cell>
          <table:table-cell office:value-type="float" office:value="182" table:style-name="ce313">
            <text:p><text:s text:c="3"/>182</text:p>
          </table:table-cell>
          <table:table-cell office:value-type="float" office:value="169" table:style-name="ce314">
            <text:p><text:s text:c="3"/>169</text:p>
          </table:table-cell>
          <table:table-cell office:value-type="float" office:value="169" table:style-name="ce315">
            <text:p><text:s text:c="3"/>16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0" table:style-name="ce314">
            <text:p>—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0" table:style-name="ce314">
            <text:p>—</text:p>
          </table:table-cell>
          <table:table-cell office:value-type="float" office:value="13" table:style-name="ce318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8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8">
            <text:p><text:s text:c="3"/>12,661</text:p>
          </table:table-cell>
          <table:table-cell office:value-type="float" office:value="12660" table:style-name="ce158">
            <text:p><text:s text:c="3"/>12,6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396" table:style-name="ce158">
            <text:p><text:s text:c="3"/>396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807" table:style-name="ce158">
            <text:p><text:s text:c="3"/>80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640" table:style-name="ce158">
            <text:p><text:s text:c="3"/>640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5" table:style-name="ce240">
            <text:p><text:s text:c="3"/>95</text:p>
          </table:table-cell>
          <table:table-cell office:value-type="float" office:value="13615" table:style-name="ce319">
            <text:p><text:s text:c="3"/>13,615</text:p>
          </table:table-cell>
          <table:table-cell office:value-type="float" office:value="12215" table:style-name="ce320">
            <text:p><text:s text:c="3"/>12,215</text:p>
          </table:table-cell>
          <table:table-cell office:value-type="float" office:value="12214" table:style-name="ce321">
            <text:p><text:s text:c="3"/>12,214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77" table:style-name="ce321">
            <text:p><text:s text:c="3"/>477</text:p>
          </table:table-cell>
          <table:table-cell office:value-type="float" office:value="81" table:style-name="ce321">
            <text:p><text:s text:c="3"/>81</text:p>
          </table:table-cell>
          <table:table-cell office:value-type="float" office:value="396" table:style-name="ce321">
            <text:p><text:s text:c="3"/>396</text:p>
          </table:table-cell>
          <table:table-cell office:value-type="float" office:value="120" table:style-name="ce322">
            <text:p><text:s text:c="3"/>120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13" table:style-name="ce323">
            <text:p><text:s text:c="3"/>113</text:p>
          </table:table-cell>
          <table:table-cell office:value-type="float" office:value="803" table:style-name="ce320">
            <text:p><text:s text:c="3"/>803</text:p>
          </table:table-cell>
          <table:table-cell office:value-type="float" office:value="165" table:style-name="ce320">
            <text:p><text:s text:c="3"/>165</text:p>
          </table:table-cell>
          <table:table-cell office:value-type="float" office:value="638" table:style-name="ce320">
            <text:p><text:s text:c="3"/>638</text:p>
          </table:table-cell>
          <table:table-cell office:value-type="float" office:value="709" table:style-name="ce320">
            <text:p><text:s text:c="3"/>709</text:p>
          </table:table-cell>
          <table:table-cell office:value-type="float" office:value="164" table:style-name="ce320">
            <text:p><text:s text:c="3"/>164</text:p>
          </table:table-cell>
          <table:table-cell office:value-type="float" office:value="545" table:style-name="ce320">
            <text:p><text:s text:c="3"/>545</text:p>
          </table:table-cell>
          <table:table-cell office:value-type="float" office:value="94" table:style-name="ce320">
            <text:p><text:s text:c="3"/>9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93" table:style-name="ce320">
            <text:p><text:s text:c="3"/>93</text:p>
          </table:table-cell>
          <table:table-cell office:value-type="float" office:value="450" table:style-name="ce319">
            <text:p><text:s text:c="3"/>450</text:p>
          </table:table-cell>
          <table:table-cell office:value-type="float" office:value="446" table:style-name="ce320">
            <text:p><text:s text:c="3"/>446</text:p>
          </table:table-cell>
          <table:table-cell office:value-type="float" office:value="446" table:style-name="ce321">
            <text:p><text:s text:c="3"/>446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4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3">
            <text:p>109年</text:p>
            <text:p>截至5月止</text:p>
          </table:table-cell>
          <table:table-cell office:value-type="string" table:style-name="ce115">
            <text:p>計</text:p>
          </table:table-cell>
          <table:table-cell office:value-type="float" office:value="110912" table:style-name="ce75">
            <text:p><text:s text:c="3"/>110,912</text:p>
          </table:table-cell>
          <table:table-cell office:value-type="float" office:value="105654" table:style-name="ce75">
            <text:p><text:s text:c="3"/>105,654</text:p>
          </table:table-cell>
          <table:table-cell office:value-type="float" office:value="105631" table:style-name="ce75">
            <text:p><text:s text:c="3"/>105,631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1294" table:style-name="ce75">
            <text:p><text:s text:c="3"/>1,294</text:p>
          </table:table-cell>
          <table:table-cell office:value-type="float" office:value="361" table:style-name="ce75">
            <text:p><text:s text:c="3"/>361</text:p>
          </table:table-cell>
          <table:table-cell office:value-type="float" office:value="933" table:style-name="ce75">
            <text:p><text:s text:c="3"/>933</text:p>
          </table:table-cell>
          <table:table-cell office:value-type="float" office:value="386" table:style-name="ce75">
            <text:p><text:s text:c="3"/>386</text:p>
          </table:table-cell>
          <table:table-cell office:value-type="float" office:value="29" table:style-name="ce75">
            <text:p><text:s text:c="3"/>29</text:p>
          </table:table-cell>
          <table:table-cell office:value-type="float" office:value="357" table:style-name="ce75">
            <text:p><text:s text:c="3"/>357</text:p>
          </table:table-cell>
          <table:table-cell office:value-type="float" office:value="3578" table:style-name="ce75">
            <text:p><text:s text:c="3"/>3,578</text:p>
          </table:table-cell>
          <table:table-cell office:value-type="float" office:value="583" table:style-name="ce75">
            <text:p><text:s text:c="3"/>583</text:p>
          </table:table-cell>
          <table:table-cell office:value-type="float" office:value="2995" table:style-name="ce75">
            <text:p><text:s text:c="3"/>2,995</text:p>
          </table:table-cell>
          <table:table-cell office:value-type="float" office:value="2284" table:style-name="ce75">
            <text:p><text:s text:c="3"/>2,284</text:p>
          </table:table-cell>
          <table:table-cell office:value-type="float" office:value="579" table:style-name="ce75">
            <text:p><text:s text:c="3"/>579</text:p>
          </table:table-cell>
          <table:table-cell office:value-type="float" office:value="1705" table:style-name="ce75">
            <text:p><text:s text:c="3"/>1,705</text:p>
          </table:table-cell>
          <table:table-cell office:value-type="float" office:value="1294" table:style-name="ce75">
            <text:p><text:s text:c="3"/>1,294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290" table:style-name="ce114">
            <text:p><text:s text:c="3"/>1,290</text:p>
          </table:table-cell>
          <table:table-cell office:value-type="float" office:value="108616" table:style-name="ce285">
            <text:p><text:s text:c="3"/>108,616</text:p>
          </table:table-cell>
          <table:table-cell office:value-type="float" office:value="103414" table:style-name="ce282">
            <text:p><text:s text:c="3"/>103,414</text:p>
          </table:table-cell>
          <table:table-cell office:value-type="float" office:value="103391" table:style-name="ce282">
            <text:p><text:s text:c="3"/>103,391</text:p>
          </table:table-cell>
          <table:table-cell office:value-type="float" office:value="23" table:style-name="ce282">
            <text:p><text:s text:c="3"/>23</text:p>
          </table:table-cell>
          <table:table-cell office:value-type="float" office:value="1293" table:style-name="ce282">
            <text:p><text:s text:c="3"/>1,293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933" table:style-name="ce282">
            <text:p><text:s text:c="3"/>933</text:p>
          </table:table-cell>
          <table:table-cell office:value-type="float" office:value="381" table:style-name="ce282">
            <text:p><text:s text:c="3"/>381</text:p>
          </table:table-cell>
          <table:table-cell office:value-type="float" office:value="24" table:style-name="ce282">
            <text:p><text:s text:c="3"/>24</text:p>
          </table:table-cell>
          <table:table-cell office:value-type="float" office:value="357" table:style-name="ce282">
            <text:p><text:s text:c="3"/>357</text:p>
          </table:table-cell>
          <table:table-cell office:value-type="float" office:value="3528" table:style-name="ce282">
            <text:p><text:s text:c="3"/>3,528</text:p>
          </table:table-cell>
          <table:table-cell office:value-type="float" office:value="582" table:style-name="ce282">
            <text:p><text:s text:c="3"/>582</text:p>
          </table:table-cell>
          <table:table-cell office:value-type="float" office:value="2946" table:style-name="ce282">
            <text:p><text:s text:c="3"/>2,946</text:p>
          </table:table-cell>
          <table:table-cell office:value-type="float" office:value="2283" table:style-name="ce282">
            <text:p><text:s text:c="3"/>2,283</text:p>
          </table:table-cell>
          <table:table-cell office:value-type="float" office:value="578" table:style-name="ce282">
            <text:p><text:s text:c="3"/>578</text:p>
          </table:table-cell>
          <table:table-cell office:value-type="float" office:value="1705" table:style-name="ce282">
            <text:p><text:s text:c="3"/>1,705</text:p>
          </table:table-cell>
          <table:table-cell office:value-type="float" office:value="1245" table:style-name="ce282">
            <text:p><text:s text:c="3"/>1,245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1241" table:style-name="ce282">
            <text:p><text:s text:c="3"/>1,241</text:p>
          </table:table-cell>
          <table:table-cell office:value-type="float" office:value="2296" table:style-name="ce331">
            <text:p><text:s text:c="3"/>2,296</text:p>
          </table:table-cell>
          <table:table-cell office:value-type="float" office:value="2240" table:style-name="ce282">
            <text:p><text:s text:c="3"/>2,240</text:p>
          </table:table-cell>
          <table:table-cell office:value-type="float" office:value="2240" table:style-name="ce282">
            <text:p><text:s text:c="3"/>2,240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0" table:style-name="ce282">
            <text:p>—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0" table:style-name="ce282">
            <text:p>—</text:p>
          </table:table-cell>
          <table:table-cell office:value-type="float" office:value="49" table:style-name="ce283">
            <text:p><text:s text:c="3"/>49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54966" table:style-name="ce57">
            <text:p><text:s text:c="3"/>54,966</text:p>
          </table:table-cell>
          <table:table-cell office:value-type="float" office:value="53265" table:style-name="ce57">
            <text:p><text:s text:c="3"/>53,265</text:p>
          </table:table-cell>
          <table:table-cell office:value-type="float" office:value="53248" table:style-name="ce57">
            <text:p><text:s text:c="3"/>53,24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68" table:style-name="ce57">
            <text:p><text:s text:c="3"/>168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58" table:style-name="ce57">
            <text:p><text:s text:c="3"/>158</text:p>
          </table:table-cell>
          <table:table-cell office:value-type="float" office:value="202" table:style-name="ce57">
            <text:p><text:s text:c="3"/>202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89" table:style-name="ce57">
            <text:p><text:s text:c="3"/>189</text:p>
          </table:table-cell>
          <table:table-cell office:value-type="float" office:value="1331" table:style-name="ce57">
            <text:p><text:s text:c="3"/>1,33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313" table:style-name="ce57">
            <text:p><text:s text:c="3"/>1,313</text:p>
          </table:table-cell>
          <table:table-cell office:value-type="float" office:value="317" table:style-name="ce57">
            <text:p><text:s text:c="3"/>31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302" table:style-name="ce57">
            <text:p><text:s text:c="3"/>302</text:p>
          </table:table-cell>
          <table:table-cell office:value-type="float" office:value="1014" table:style-name="ce57">
            <text:p><text:s text:c="3"/>1,01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011" table:style-name="ce92">
            <text:p><text:s text:c="3"/>1,011</text:p>
          </table:table-cell>
          <table:table-cell office:value-type="float" office:value="54308" table:style-name="ce290">
            <text:p><text:s text:c="3"/>54,308</text:p>
          </table:table-cell>
          <table:table-cell office:value-type="float" office:value="52648" table:style-name="ce287">
            <text:p><text:s text:c="3"/>52,648</text:p>
          </table:table-cell>
          <table:table-cell office:value-type="float" office:value="52631" table:style-name="ce286">
            <text:p><text:s text:c="3"/>52,631</text:p>
          </table:table-cell>
          <table:table-cell office:value-type="float" office:value="17" table:style-name="ce286">
            <text:p><text:s text:c="3"/>17</text:p>
          </table:table-cell>
          <table:table-cell office:value-type="float" office:value="168" table:style-name="ce286">
            <text:p><text:s text:c="3"/>168</text:p>
          </table:table-cell>
          <table:table-cell office:value-type="float" office:value="10" table:style-name="ce286">
            <text:p><text:s text:c="3"/>10</text:p>
          </table:table-cell>
          <table:table-cell office:value-type="float" office:value="158" table:style-name="ce286">
            <text:p><text:s text:c="3"/>158</text:p>
          </table:table-cell>
          <table:table-cell office:value-type="float" office:value="200" table:style-name="ce333">
            <text:p><text:s text:c="3"/>20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89" table:style-name="ce299">
            <text:p><text:s text:c="3"/>189</text:p>
          </table:table-cell>
          <table:table-cell office:value-type="float" office:value="1292" table:style-name="ce287">
            <text:p><text:s text:c="3"/>1,292</text:p>
          </table:table-cell>
          <table:table-cell office:value-type="float" office:value="17" table:style-name="ce287">
            <text:p><text:s text:c="3"/>17</text:p>
          </table:table-cell>
          <table:table-cell office:value-type="float" office:value="1275" table:style-name="ce287">
            <text:p><text:s text:c="3"/>1,275</text:p>
          </table:table-cell>
          <table:table-cell office:value-type="float" office:value="316" table:style-name="ce287">
            <text:p><text:s text:c="3"/>316</text:p>
          </table:table-cell>
          <table:table-cell office:value-type="float" office:value="14" table:style-name="ce287">
            <text:p><text:s text:c="3"/>14</text:p>
          </table:table-cell>
          <table:table-cell office:value-type="float" office:value="302" table:style-name="ce287">
            <text:p><text:s text:c="3"/>302</text:p>
          </table:table-cell>
          <table:table-cell office:value-type="float" office:value="976" table:style-name="ce287">
            <text:p><text:s text:c="3"/>976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973" table:style-name="ce287">
            <text:p><text:s text:c="3"/>973</text:p>
          </table:table-cell>
          <table:table-cell office:value-type="float" office:value="658" table:style-name="ce290">
            <text:p><text:s text:c="3"/>658</text:p>
          </table:table-cell>
          <table:table-cell office:value-type="float" office:value="617" table:style-name="ce287">
            <text:p><text:s text:c="3"/>617</text:p>
          </table:table-cell>
          <table:table-cell office:value-type="float" office:value="617" table:style-name="ce286">
            <text:p><text:s text:c="3"/>617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0" table:style-name="ce299">
            <text:p>—</text:p>
          </table:table-cell>
          <table:table-cell office:value-type="float" office:value="39" table:style-name="ce287">
            <text:p><text:s text:c="3"/>39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38" table:style-name="ce287">
            <text:p><text:s text:c="3"/>38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0" table:style-name="ce287">
            <text:p>—</text:p>
          </table:table-cell>
          <table:table-cell office:value-type="float" office:value="38" table:style-name="ce287">
            <text:p><text:s text:c="3"/>38</text:p>
          </table:table-cell>
          <table:table-cell office:value-type="float" office:value="0" table:style-name="ce287">
            <text:p>—</text:p>
          </table:table-cell>
          <table:table-cell office:value-type="float" office:value="38" table:style-name="ce304">
            <text:p><text:s text:c="3"/>38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55946" table:style-name="ce68">
            <text:p><text:s text:c="3"/>55,946</text:p>
          </table:table-cell>
          <table:table-cell office:value-type="float" office:value="52389" table:style-name="ce68">
            <text:p><text:s text:c="3"/>52,389</text:p>
          </table:table-cell>
          <table:table-cell office:value-type="float" office:value="52383" table:style-name="ce68">
            <text:p><text:s text:c="3"/>52,383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126" table:style-name="ce68">
            <text:p><text:s text:c="3"/>1,126</text:p>
          </table:table-cell>
          <table:table-cell office:value-type="float" office:value="351" table:style-name="ce68">
            <text:p><text:s text:c="3"/>351</text:p>
          </table:table-cell>
          <table:table-cell office:value-type="float" office:value="775" table:style-name="ce68">
            <text:p><text:s text:c="3"/>775</text:p>
          </table:table-cell>
          <table:table-cell office:value-type="float" office:value="184" table:style-name="ce68">
            <text:p><text:s text:c="3"/>184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68" table:style-name="ce68">
            <text:p><text:s text:c="3"/>168</text:p>
          </table:table-cell>
          <table:table-cell office:value-type="float" office:value="2247" table:style-name="ce68">
            <text:p><text:s text:c="3"/>2,247</text:p>
          </table:table-cell>
          <table:table-cell office:value-type="float" office:value="565" table:style-name="ce68">
            <text:p><text:s text:c="3"/>565</text:p>
          </table:table-cell>
          <table:table-cell office:value-type="float" office:value="1682" table:style-name="ce68">
            <text:p><text:s text:c="3"/>1,682</text:p>
          </table:table-cell>
          <table:table-cell office:value-type="float" office:value="1967" table:style-name="ce68">
            <text:p><text:s text:c="3"/>1,967</text:p>
          </table:table-cell>
          <table:table-cell office:value-type="float" office:value="564" table:style-name="ce68">
            <text:p><text:s text:c="3"/>564</text:p>
          </table:table-cell>
          <table:table-cell office:value-type="float" office:value="1403" table:style-name="ce68">
            <text:p><text:s text:c="3"/>1,403</text:p>
          </table:table-cell>
          <table:table-cell office:value-type="float" office:value="280" table:style-name="ce68">
            <text:p><text:s text:c="3"/>280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79" table:style-name="ce97">
            <text:p><text:s text:c="3"/>279</text:p>
          </table:table-cell>
          <table:table-cell office:value-type="float" office:value="54308" table:style-name="ce298">
            <text:p><text:s text:c="3"/>54,308</text:p>
          </table:table-cell>
          <table:table-cell office:value-type="float" office:value="50766" table:style-name="ce294">
            <text:p><text:s text:c="3"/>50,766</text:p>
          </table:table-cell>
          <table:table-cell office:value-type="float" office:value="50760" table:style-name="ce295">
            <text:p><text:s text:c="3"/>50,760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1125" table:style-name="ce295">
            <text:p><text:s text:c="3"/>1,125</text:p>
          </table:table-cell>
          <table:table-cell office:value-type="float" office:value="350" table:style-name="ce295">
            <text:p><text:s text:c="3"/>350</text:p>
          </table:table-cell>
          <table:table-cell office:value-type="float" office:value="775" table:style-name="ce295">
            <text:p><text:s text:c="3"/>775</text:p>
          </table:table-cell>
          <table:table-cell office:value-type="float" office:value="181" table:style-name="ce334">
            <text:p><text:s text:c="3"/>181</text:p>
          </table:table-cell>
          <table:table-cell office:value-type="float" office:value="13" table:style-name="ce295">
            <text:p><text:s text:c="3"/>13</text:p>
          </table:table-cell>
          <table:table-cell office:value-type="float" office:value="168" table:style-name="ce297">
            <text:p><text:s text:c="3"/>168</text:p>
          </table:table-cell>
          <table:table-cell office:value-type="float" office:value="2236" table:style-name="ce294">
            <text:p><text:s text:c="3"/>2,236</text:p>
          </table:table-cell>
          <table:table-cell office:value-type="float" office:value="565" table:style-name="ce294">
            <text:p><text:s text:c="3"/>565</text:p>
          </table:table-cell>
          <table:table-cell office:value-type="float" office:value="1671" table:style-name="ce294">
            <text:p><text:s text:c="3"/>1,671</text:p>
          </table:table-cell>
          <table:table-cell office:value-type="float" office:value="1967" table:style-name="ce294">
            <text:p><text:s text:c="3"/>1,967</text:p>
          </table:table-cell>
          <table:table-cell office:value-type="float" office:value="564" table:style-name="ce294">
            <text:p><text:s text:c="3"/>564</text:p>
          </table:table-cell>
          <table:table-cell office:value-type="float" office:value="1403" table:style-name="ce294">
            <text:p><text:s text:c="3"/>1,403</text:p>
          </table:table-cell>
          <table:table-cell office:value-type="float" office:value="269" table:style-name="ce294">
            <text:p><text:s text:c="3"/>269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268" table:style-name="ce294">
            <text:p><text:s text:c="3"/>268</text:p>
          </table:table-cell>
          <table:table-cell office:value-type="float" office:value="1638" table:style-name="ce298">
            <text:p><text:s text:c="3"/>1,638</text:p>
          </table:table-cell>
          <table:table-cell office:value-type="float" office:value="1623" table:style-name="ce294">
            <text:p><text:s text:c="3"/>1,623</text:p>
          </table:table-cell>
          <table:table-cell office:value-type="float" office:value="1623" table:style-name="ce295">
            <text:p><text:s text:c="3"/>1,623</text:p>
          </table:table-cell>
          <table:table-cell office:value-type="float" office:value="0" table:style-name="ce295">
            <text:p>—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0" table:style-name="ce295">
            <text:p>—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294">
            <text:p><text:s text:c="3"/>11</text:p>
          </table:table-cell>
          <table:table-cell office:value-type="float" office:value="0" table:style-name="ce294">
            <text:p>—</text:p>
          </table:table-cell>
          <table:table-cell office:value-type="float" office:value="11" table:style-name="ce305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71">
            <text:p><text:s text:c="3"/>25,354</text:p>
          </table:table-cell>
          <table:table-cell office:value-type="float" office:value="23481" table:style-name="ce171">
            <text:p><text:s text:c="3"/>23,481</text:p>
          </table:table-cell>
          <table:table-cell office:value-type="float" office:value="23471" table:style-name="ce171">
            <text:p><text:s text:c="3"/>23,471</text:p>
          </table:table-cell>
          <table:table-cell office:value-type="float" office:value="10" table:style-name="ce171">
            <text:p><text:s text:c="3"/>10</text:p>
          </table:table-cell>
          <table:table-cell office:value-type="float" office:value="770" table:style-name="ce171">
            <text:p><text:s text:c="3"/>770</text:p>
          </table:table-cell>
          <table:table-cell office:value-type="float" office:value="79" table:style-name="ce171">
            <text:p><text:s text:c="3"/>79</text:p>
          </table:table-cell>
          <table:table-cell office:value-type="float" office:value="691" table:style-name="ce171">
            <text:p><text:s text:c="3"/>691</text:p>
          </table:table-cell>
          <table:table-cell office:value-type="float" office:value="167" table:style-name="ce171">
            <text:p><text:s text:c="3"/>167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161" table:style-name="ce171">
            <text:p><text:s text:c="3"/>161</text:p>
          </table:table-cell>
          <table:table-cell office:value-type="float" office:value="936" table:style-name="ce171">
            <text:p><text:s text:c="3"/>936</text:p>
          </table:table-cell>
          <table:table-cell office:value-type="float" office:value="117" table:style-name="ce171">
            <text:p><text:s text:c="3"/>117</text:p>
          </table:table-cell>
          <table:table-cell office:value-type="float" office:value="819" table:style-name="ce171">
            <text:p><text:s text:c="3"/>819</text:p>
          </table:table-cell>
          <table:table-cell office:value-type="float" office:value="562" table:style-name="ce171">
            <text:p><text:s text:c="3"/>562</text:p>
          </table:table-cell>
          <table:table-cell office:value-type="float" office:value="115" table:style-name="ce171">
            <text:p><text:s text:c="3"/>115</text:p>
          </table:table-cell>
          <table:table-cell office:value-type="float" office:value="447" table:style-name="ce171">
            <text:p><text:s text:c="3"/>447</text:p>
          </table:table-cell>
          <table:table-cell office:value-type="float" office:value="374" table:style-name="ce171">
            <text:p><text:s text:c="3"/>374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372" table:style-name="ce242">
            <text:p><text:s text:c="3"/>372</text:p>
          </table:table-cell>
          <table:table-cell office:value-type="float" office:value="24946" table:style-name="ce309">
            <text:p><text:s text:c="3"/>24,946</text:p>
          </table:table-cell>
          <table:table-cell office:value-type="float" office:value="23092" table:style-name="ce310">
            <text:p><text:s text:c="3"/>23,092</text:p>
          </table:table-cell>
          <table:table-cell office:value-type="float" office:value="23082" table:style-name="ce310">
            <text:p><text:s text:c="3"/>23,082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770" table:style-name="ce310">
            <text:p><text:s text:c="3"/>770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66" table:style-name="ce310">
            <text:p><text:s text:c="3"/>166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61" table:style-name="ce310">
            <text:p><text:s text:c="3"/>161</text:p>
          </table:table-cell>
          <table:table-cell office:value-type="float" office:value="918" table:style-name="ce310">
            <text:p><text:s text:c="3"/>918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801" table:style-name="ce310">
            <text:p><text:s text:c="3"/>801</text:p>
          </table:table-cell>
          <table:table-cell office:value-type="float" office:value="562" table:style-name="ce310">
            <text:p><text:s text:c="3"/>562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447" table:style-name="ce310">
            <text:p><text:s text:c="3"/>447</text:p>
          </table:table-cell>
          <table:table-cell office:value-type="float" office:value="356" table:style-name="ce310">
            <text:p><text:s text:c="3"/>35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54" table:style-name="ce310">
            <text:p><text:s text:c="3"/>354</text:p>
          </table:table-cell>
          <table:table-cell office:value-type="float" office:value="408" table:style-name="ce325">
            <text:p><text:s text:c="3"/>408</text:p>
          </table:table-cell>
          <table:table-cell office:value-type="float" office:value="389" table:style-name="ce310">
            <text:p><text:s text:c="3"/>389</text:p>
          </table:table-cell>
          <table:table-cell office:value-type="float" office:value="389" table:style-name="ce310">
            <text:p><text:s text:c="3"/>38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1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1 月</text:p>
          </table:table-cell>
          <table:table-cell office:value-type="string" table:style-name="ce180">
            <text:p>男</text:p>
          </table:table-cell>
          <table:table-cell office:value-type="float" office:value="12611" table:style-name="ce149">
            <text:p><text:s text:c="3"/>12,611</text:p>
          </table:table-cell>
          <table:table-cell office:value-type="float" office:value="12026" table:style-name="ce149">
            <text:p><text:s text:c="3"/>12,026</text:p>
          </table:table-cell>
          <table:table-cell office:value-type="float" office:value="12018" table:style-name="ce149">
            <text:p><text:s text:c="3"/>12,018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08" table:style-name="ce149">
            <text:p><text:s text:c="3"/>10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04" table:style-name="ce149">
            <text:p><text:s text:c="3"/>104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0" table:style-name="ce149">
            <text:p><text:s text:c="3"/>90</text:p>
          </table:table-cell>
          <table:table-cell office:value-type="float" office:value="382" table:style-name="ce149">
            <text:p><text:s text:c="3"/>38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75" table:style-name="ce149">
            <text:p><text:s text:c="3"/>375</text:p>
          </table:table-cell>
          <table:table-cell office:value-type="float" office:value="85" table:style-name="ce149">
            <text:p><text:s text:c="3"/>8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297" table:style-name="ce149">
            <text:p><text:s text:c="3"/>29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96" table:style-name="ce235">
            <text:p><text:s text:c="3"/>296</text:p>
          </table:table-cell>
          <table:table-cell office:value-type="float" office:value="12473" table:style-name="ce313">
            <text:p><text:s text:c="3"/>12,473</text:p>
          </table:table-cell>
          <table:table-cell office:value-type="float" office:value="11903" table:style-name="ce314">
            <text:p><text:s text:c="3"/>11,903</text:p>
          </table:table-cell>
          <table:table-cell office:value-type="float" office:value="11895" table:style-name="ce315">
            <text:p><text:s text:c="3"/>11,895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08" table:style-name="ce315">
            <text:p><text:s text:c="3"/>108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04" table:style-name="ce315">
            <text:p><text:s text:c="3"/>104</text:p>
          </table:table-cell>
          <table:table-cell office:value-type="float" office:value="94" table:style-name="ce316">
            <text:p><text:s text:c="3"/>9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90" table:style-name="ce317">
            <text:p><text:s text:c="3"/>90</text:p>
          </table:table-cell>
          <table:table-cell office:value-type="float" office:value="368" table:style-name="ce314">
            <text:p><text:s text:c="3"/>368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61" table:style-name="ce314">
            <text:p><text:s text:c="3"/>361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283" table:style-name="ce314">
            <text:p><text:s text:c="3"/>28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282" table:style-name="ce314">
            <text:p><text:s text:c="3"/>28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7">
            <text:p>—</text:p>
          </table:table-cell>
          <table:table-cell office:value-type="float" office:value="14" table:style-name="ce314">
            <text:p><text:s text:c="3"/>14</text:p>
          </table:table-cell>
          <table:table-cell office:value-type="float" office:value="0" table:style-name="ce314">
            <text:p>—</text:p>
          </table:table-cell>
          <table:table-cell office:value-type="float" office:value="14" table:style-name="ce314">
            <text:p><text:s text:c="3"/>1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4" table:style-name="ce314">
            <text:p><text:s text:c="3"/>14</text:p>
          </table:table-cell>
          <table:table-cell office:value-type="float" office:value="0" table:style-name="ce314">
            <text:p>—</text:p>
          </table:table-cell>
          <table:table-cell office:value-type="float" office:value="14" table:style-name="ce318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8">
            <text:p>女</text:p>
          </table:table-cell>
          <table:table-cell office:value-type="float" office:value="12743" table:style-name="ce158">
            <text:p><text:s text:c="3"/>12,743</text:p>
          </table:table-cell>
          <table:table-cell office:value-type="float" office:value="11455" table:style-name="ce158">
            <text:p><text:s text:c="3"/>11,455</text:p>
          </table:table-cell>
          <table:table-cell office:value-type="float" office:value="11453" table:style-name="ce158">
            <text:p><text:s text:c="3"/>11,45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62" table:style-name="ce158">
            <text:p><text:s text:c="3"/>66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587" table:style-name="ce158">
            <text:p><text:s text:c="3"/>587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09" table:style-name="ce158">
            <text:p><text:s text:c="3"/>109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6" table:style-name="ce240">
            <text:p><text:s text:c="3"/>76</text:p>
          </table:table-cell>
          <table:table-cell office:value-type="float" office:value="12473" table:style-name="ce319">
            <text:p><text:s text:c="3"/>12,473</text:p>
          </table:table-cell>
          <table:table-cell office:value-type="float" office:value="11189" table:style-name="ce320">
            <text:p><text:s text:c="3"/>11,189</text:p>
          </table:table-cell>
          <table:table-cell office:value-type="float" office:value="11187" table:style-name="ce321">
            <text:p><text:s text:c="3"/>11,18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62" table:style-name="ce321">
            <text:p><text:s text:c="3"/>662</text:p>
          </table:table-cell>
          <table:table-cell office:value-type="float" office:value="75" table:style-name="ce321">
            <text:p><text:s text:c="3"/>75</text:p>
          </table:table-cell>
          <table:table-cell office:value-type="float" office:value="587" table:style-name="ce321">
            <text:p><text:s text:c="3"/>587</text:p>
          </table:table-cell>
          <table:table-cell office:value-type="float" office:value="72" table:style-name="ce322">
            <text:p><text:s text:c="3"/>72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71" table:style-name="ce323">
            <text:p><text:s text:c="3"/>71</text:p>
          </table:table-cell>
          <table:table-cell office:value-type="float" office:value="550" table:style-name="ce320">
            <text:p><text:s text:c="3"/>550</text:p>
          </table:table-cell>
          <table:table-cell office:value-type="float" office:value="110" table:style-name="ce320">
            <text:p><text:s text:c="3"/>110</text:p>
          </table:table-cell>
          <table:table-cell office:value-type="float" office:value="440" table:style-name="ce320">
            <text:p><text:s text:c="3"/>440</text:p>
          </table:table-cell>
          <table:table-cell office:value-type="float" office:value="477" table:style-name="ce320">
            <text:p><text:s text:c="3"/>477</text:p>
          </table:table-cell>
          <table:table-cell office:value-type="float" office:value="109" table:style-name="ce320">
            <text:p><text:s text:c="3"/>109</text:p>
          </table:table-cell>
          <table:table-cell office:value-type="float" office:value="368" table:style-name="ce320">
            <text:p><text:s text:c="3"/>368</text:p>
          </table:table-cell>
          <table:table-cell office:value-type="float" office:value="73" table:style-name="ce320">
            <text:p><text:s text:c="3"/>7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72" table:style-name="ce320">
            <text:p><text:s text:c="3"/>72</text:p>
          </table:table-cell>
          <table:table-cell office:value-type="float" office:value="270" table:style-name="ce319">
            <text:p><text:s text:c="3"/>270</text:p>
          </table:table-cell>
          <table:table-cell office:value-type="float" office:value="266" table:style-name="ce320">
            <text:p><text:s text:c="3"/>266</text:p>
          </table:table-cell>
          <table:table-cell office:value-type="float" office:value="266" table:style-name="ce321">
            <text:p><text:s text:c="3"/>266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4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計</text:p>
          </table:table-cell>
          <table:table-cell office:value-type="float" office:value="22184" table:style-name="ce149">
            <text:p><text:s text:c="3"/>22,184</text:p>
          </table:table-cell>
          <table:table-cell office:value-type="float" office:value="20920" table:style-name="ce149">
            <text:p><text:s text:c="3"/>20,920</text:p>
          </table:table-cell>
          <table:table-cell office:value-type="float" office:value="20916" table:style-name="ce149">
            <text:p><text:s text:c="3"/>20,91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24" table:style-name="ce149">
            <text:p><text:s text:c="3"/>224</text:p>
          </table:table-cell>
          <table:table-cell office:value-type="float" office:value="67" table:style-name="ce149">
            <text:p><text:s text:c="3"/>67</text:p>
          </table:table-cell>
          <table:table-cell office:value-type="float" office:value="157" table:style-name="ce149">
            <text:p><text:s text:c="3"/>157</text:p>
          </table:table-cell>
          <table:table-cell office:value-type="float" office:value="85" table:style-name="ce149">
            <text:p><text:s text:c="3"/>85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7" table:style-name="ce149">
            <text:p><text:s text:c="3"/>77</text:p>
          </table:table-cell>
          <table:table-cell office:value-type="float" office:value="955" table:style-name="ce149">
            <text:p><text:s text:c="3"/>955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820" table:style-name="ce149">
            <text:p><text:s text:c="3"/>820</text:p>
          </table:table-cell>
          <table:table-cell office:value-type="float" office:value="620" table:style-name="ce149">
            <text:p><text:s text:c="3"/>620</text:p>
          </table:table-cell>
          <table:table-cell office:value-type="float" office:value="134" table:style-name="ce149">
            <text:p><text:s text:c="3"/>134</text:p>
          </table:table-cell>
          <table:table-cell office:value-type="float" office:value="486" table:style-name="ce149">
            <text:p><text:s text:c="3"/>486</text:p>
          </table:table-cell>
          <table:table-cell office:value-type="float" office:value="335" table:style-name="ce149">
            <text:p><text:s text:c="3"/>33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34" table:style-name="ce235">
            <text:p><text:s text:c="3"/>334</text:p>
          </table:table-cell>
          <table:table-cell office:value-type="float" office:value="21666" table:style-name="ce313">
            <text:p><text:s text:c="3"/>21,666</text:p>
          </table:table-cell>
          <table:table-cell office:value-type="float" office:value="20417" table:style-name="ce314">
            <text:p><text:s text:c="3"/>20,417</text:p>
          </table:table-cell>
          <table:table-cell office:value-type="float" office:value="20413" table:style-name="ce315">
            <text:p><text:s text:c="3"/>20,41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224" table:style-name="ce315">
            <text:p><text:s text:c="3"/>224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157" table:style-name="ce315">
            <text:p><text:s text:c="3"/>157</text:p>
          </table:table-cell>
          <table:table-cell office:value-type="float" office:value="82" table:style-name="ce316">
            <text:p><text:s text:c="3"/>8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77" table:style-name="ce317">
            <text:p><text:s text:c="3"/>77</text:p>
          </table:table-cell>
          <table:table-cell office:value-type="float" office:value="943" table:style-name="ce314">
            <text:p><text:s text:c="3"/>943</text:p>
          </table:table-cell>
          <table:table-cell office:value-type="float" office:value="135" table:style-name="ce314">
            <text:p><text:s text:c="3"/>135</text:p>
          </table:table-cell>
          <table:table-cell office:value-type="float" office:value="808" table:style-name="ce314">
            <text:p><text:s text:c="3"/>808</text:p>
          </table:table-cell>
          <table:table-cell office:value-type="float" office:value="620" table:style-name="ce314">
            <text:p><text:s text:c="3"/>620</text:p>
          </table:table-cell>
          <table:table-cell office:value-type="float" office:value="134" table:style-name="ce314">
            <text:p><text:s text:c="3"/>134</text:p>
          </table:table-cell>
          <table:table-cell office:value-type="float" office:value="486" table:style-name="ce314">
            <text:p><text:s text:c="3"/>486</text:p>
          </table:table-cell>
          <table:table-cell office:value-type="float" office:value="323" table:style-name="ce314">
            <text:p><text:s text:c="3"/>32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22" table:style-name="ce314">
            <text:p><text:s text:c="3"/>322</text:p>
          </table:table-cell>
          <table:table-cell office:value-type="float" office:value="518" table:style-name="ce313">
            <text:p><text:s text:c="3"/>518</text:p>
          </table:table-cell>
          <table:table-cell office:value-type="float" office:value="503" table:style-name="ce314">
            <text:p><text:s text:c="3"/>503</text:p>
          </table:table-cell>
          <table:table-cell office:value-type="float" office:value="503" table:style-name="ce315">
            <text:p><text:s text:c="3"/>50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0" table:style-name="ce317">
            <text:p>—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8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51">
            <text:p>2 月</text:p>
          </table:table-cell>
          <table:table-cell office:value-type="string" table:style-name="ce307">
            <text:p>男</text:p>
          </table:table-cell>
          <table:table-cell office:value-type="float" office:value="10983" table:style-name="ce149">
            <text:p><text:s text:c="3"/>10,983</text:p>
          </table:table-cell>
          <table:table-cell office:value-type="float" office:value="10545" table:style-name="ce149">
            <text:p><text:s text:c="3"/>10,545</text:p>
          </table:table-cell>
          <table:table-cell office:value-type="float" office:value="10542" table:style-name="ce149">
            <text:p><text:s text:c="3"/>10,54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366" table:style-name="ce149">
            <text:p><text:s text:c="3"/>36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60" table:style-name="ce149">
            <text:p><text:s text:c="3"/>360</text:p>
          </table:table-cell>
          <table:table-cell office:value-type="float" office:value="101" table:style-name="ce149">
            <text:p><text:s text:c="3"/>10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265" table:style-name="ce149">
            <text:p><text:s text:c="3"/>26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64" table:style-name="ce235">
            <text:p><text:s text:c="3"/>264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405" table:style-name="ce314">
            <text:p><text:s text:c="3"/>10,405</text:p>
          </table:table-cell>
          <table:table-cell office:value-type="float" office:value="10402" table:style-name="ce315">
            <text:p><text:s text:c="3"/>10,402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33" table:style-name="ce315">
            <text:p><text:s text:c="3"/>33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31" table:style-name="ce315">
            <text:p><text:s text:c="3"/>31</text:p>
          </table:table-cell>
          <table:table-cell office:value-type="float" office:value="38" table:style-name="ce316">
            <text:p><text:s text:c="3"/>3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7" table:style-name="ce317">
            <text:p><text:s text:c="3"/>37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51" table:style-name="ce314">
            <text:p><text:s text:c="3"/>351</text:p>
          </table:table-cell>
          <table:table-cell office:value-type="float" office:value="101" table:style-name="ce314">
            <text:p><text:s text:c="3"/>10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256" table:style-name="ce314">
            <text:p><text:s text:c="3"/>256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255" table:style-name="ce314">
            <text:p><text:s text:c="3"/>255</text:p>
          </table:table-cell>
          <table:table-cell office:value-type="float" office:value="150" table:style-name="ce313">
            <text:p><text:s text:c="3"/>150</text:p>
          </table:table-cell>
          <table:table-cell office:value-type="float" office:value="140" table:style-name="ce314">
            <text:p><text:s text:c="3"/>140</text:p>
          </table:table-cell>
          <table:table-cell office:value-type="float" office:value="140" table:style-name="ce315">
            <text:p><text:s text:c="3"/>140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7">
            <text:p>—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0" table:style-name="ce314">
            <text:p>—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0" table:style-name="ce314">
            <text:p>—</text:p>
          </table:table-cell>
          <table:table-cell office:value-type="float" office:value="9" table:style-name="ce318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女</text:p>
          </table:table-cell>
          <table:table-cell office:value-type="float" office:value="11201" table:style-name="ce149">
            <text:p><text:s text:c="3"/>11,201</text:p>
          </table:table-cell>
          <table:table-cell office:value-type="float" office:value="10375" table:style-name="ce149">
            <text:p><text:s text:c="3"/>10,375</text:p>
          </table:table-cell>
          <table:table-cell office:value-type="float" office:value="10374" table:style-name="ce149">
            <text:p><text:s text:c="3"/>10,37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91" table:style-name="ce149">
            <text:p><text:s text:c="3"/>191</text:p>
          </table:table-cell>
          <table:table-cell office:value-type="float" office:value="65" table:style-name="ce149">
            <text:p><text:s text:c="3"/>65</text:p>
          </table:table-cell>
          <table:table-cell office:value-type="float" office:value="126" table:style-name="ce149">
            <text:p><text:s text:c="3"/>126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40" table:style-name="ce149">
            <text:p><text:s text:c="3"/>40</text:p>
          </table:table-cell>
          <table:table-cell office:value-type="float" office:value="589" table:style-name="ce149">
            <text:p><text:s text:c="3"/>589</text:p>
          </table:table-cell>
          <table:table-cell office:value-type="float" office:value="129" table:style-name="ce149">
            <text:p><text:s text:c="3"/>129</text:p>
          </table:table-cell>
          <table:table-cell office:value-type="float" office:value="460" table:style-name="ce149">
            <text:p><text:s text:c="3"/>460</text:p>
          </table:table-cell>
          <table:table-cell office:value-type="float" office:value="519" table:style-name="ce149">
            <text:p><text:s text:c="3"/>519</text:p>
          </table:table-cell>
          <table:table-cell office:value-type="float" office:value="129" table:style-name="ce149">
            <text:p><text:s text:c="3"/>129</text:p>
          </table:table-cell>
          <table:table-cell office:value-type="float" office:value="390" table:style-name="ce149">
            <text:p><text:s text:c="3"/>390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0" table:style-name="ce149">
            <text:p>—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012" table:style-name="ce314">
            <text:p><text:s text:c="3"/>10,012</text:p>
          </table:table-cell>
          <table:table-cell office:value-type="float" office:value="10011" table:style-name="ce315">
            <text:p><text:s text:c="3"/>10,01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91" table:style-name="ce315">
            <text:p><text:s text:c="3"/>191</text:p>
          </table:table-cell>
          <table:table-cell office:value-type="float" office:value="65" table:style-name="ce315">
            <text:p><text:s text:c="3"/>65</text:p>
          </table:table-cell>
          <table:table-cell office:value-type="float" office:value="126" table:style-name="ce315">
            <text:p><text:s text:c="3"/>126</text:p>
          </table:table-cell>
          <table:table-cell office:value-type="float" office:value="44" table:style-name="ce316">
            <text:p><text:s text:c="3"/>4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0" table:style-name="ce317">
            <text:p><text:s text:c="3"/>40</text:p>
          </table:table-cell>
          <table:table-cell office:value-type="float" office:value="586" table:style-name="ce314">
            <text:p><text:s text:c="3"/>586</text:p>
          </table:table-cell>
          <table:table-cell office:value-type="float" office:value="129" table:style-name="ce314">
            <text:p><text:s text:c="3"/>129</text:p>
          </table:table-cell>
          <table:table-cell office:value-type="float" office:value="457" table:style-name="ce314">
            <text:p><text:s text:c="3"/>457</text:p>
          </table:table-cell>
          <table:table-cell office:value-type="float" office:value="519" table:style-name="ce314">
            <text:p><text:s text:c="3"/>519</text:p>
          </table:table-cell>
          <table:table-cell office:value-type="float" office:value="129" table:style-name="ce314">
            <text:p><text:s text:c="3"/>129</text:p>
          </table:table-cell>
          <table:table-cell office:value-type="float" office:value="390" table:style-name="ce314">
            <text:p><text:s text:c="3"/>390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0" table:style-name="ce314">
            <text:p>—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68" table:style-name="ce313">
            <text:p><text:s text:c="3"/>368</text:p>
          </table:table-cell>
          <table:table-cell office:value-type="float" office:value="363" table:style-name="ce314">
            <text:p><text:s text:c="3"/>363</text:p>
          </table:table-cell>
          <table:table-cell office:value-type="float" office:value="363" table:style-name="ce315">
            <text:p><text:s text:c="3"/>36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7">
            <text:p>—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0" table:style-name="ce314">
            <text:p>—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0" table:style-name="ce314">
            <text:p>—</text:p>
          </table:table-cell>
          <table:table-cell office:value-type="float" office:value="3" table:style-name="ce318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35">
            <text:p>計</text:p>
          </table:table-cell>
          <table:table-cell office:value-type="float" office:value="18756" table:style-name="ce171">
            <text:p><text:s text:c="3"/>18,756</text:p>
          </table:table-cell>
          <table:table-cell office:value-type="float" office:value="17708" table:style-name="ce171">
            <text:p><text:s text:c="3"/>17,708</text:p>
          </table:table-cell>
          <table:table-cell office:value-type="float" office:value="17701" table:style-name="ce171">
            <text:p><text:s text:c="3"/>17,701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113" table:style-name="ce171">
            <text:p><text:s text:c="3"/>113</text:p>
          </table:table-cell>
          <table:table-cell office:value-type="float" office:value="69" table:style-name="ce171">
            <text:p><text:s text:c="3"/>69</text:p>
          </table:table-cell>
          <table:table-cell office:value-type="float" office:value="44" table:style-name="ce171">
            <text:p><text:s text:c="3"/>44</text:p>
          </table:table-cell>
          <table:table-cell office:value-type="float" office:value="53" table:style-name="ce171">
            <text:p><text:s text:c="3"/>53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47" table:style-name="ce171">
            <text:p><text:s text:c="3"/>47</text:p>
          </table:table-cell>
          <table:table-cell office:value-type="float" office:value="882" table:style-name="ce171">
            <text:p><text:s text:c="3"/>882</text:p>
          </table:table-cell>
          <table:table-cell office:value-type="float" office:value="114" table:style-name="ce171">
            <text:p><text:s text:c="3"/>114</text:p>
          </table:table-cell>
          <table:table-cell office:value-type="float" office:value="768" table:style-name="ce171">
            <text:p><text:s text:c="3"/>768</text:p>
          </table:table-cell>
          <table:table-cell office:value-type="float" office:value="625" table:style-name="ce171">
            <text:p><text:s text:c="3"/>625</text:p>
          </table:table-cell>
          <table:table-cell office:value-type="float" office:value="113" table:style-name="ce171">
            <text:p><text:s text:c="3"/>113</text:p>
          </table:table-cell>
          <table:table-cell office:value-type="float" office:value="512" table:style-name="ce171">
            <text:p><text:s text:c="3"/>512</text:p>
          </table:table-cell>
          <table:table-cell office:value-type="float" office:value="257" table:style-name="ce171">
            <text:p><text:s text:c="3"/>257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256" table:style-name="ce242">
            <text:p><text:s text:c="3"/>256</text:p>
          </table:table-cell>
          <table:table-cell office:value-type="float" office:value="18454" table:style-name="ce309">
            <text:p><text:s text:c="3"/>18,454</text:p>
          </table:table-cell>
          <table:table-cell office:value-type="float" office:value="17413" table:style-name="ce310">
            <text:p><text:s text:c="3"/>17,413</text:p>
          </table:table-cell>
          <table:table-cell office:value-type="float" office:value="17406" table:style-name="ce336">
            <text:p><text:s text:c="3"/>17,406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113" table:style-name="ce336">
            <text:p><text:s text:c="3"/>113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44" table:style-name="ce336">
            <text:p><text:s text:c="3"/>44</text:p>
          </table:table-cell>
          <table:table-cell office:value-type="float" office:value="53" table:style-name="ce337">
            <text:p><text:s text:c="3"/>53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47" table:style-name="ce338">
            <text:p><text:s text:c="3"/>47</text:p>
          </table:table-cell>
          <table:table-cell office:value-type="float" office:value="875" table:style-name="ce310">
            <text:p><text:s text:c="3"/>875</text:p>
          </table:table-cell>
          <table:table-cell office:value-type="float" office:value="114" table:style-name="ce310">
            <text:p><text:s text:c="3"/>114</text:p>
          </table:table-cell>
          <table:table-cell office:value-type="float" office:value="761" table:style-name="ce310">
            <text:p><text:s text:c="3"/>761</text:p>
          </table:table-cell>
          <table:table-cell office:value-type="float" office:value="625" table:style-name="ce310">
            <text:p><text:s text:c="3"/>625</text:p>
          </table:table-cell>
          <table:table-cell office:value-type="float" office:value="113" table:style-name="ce310">
            <text:p><text:s text:c="3"/>113</text:p>
          </table:table-cell>
          <table:table-cell office:value-type="float" office:value="512" table:style-name="ce310">
            <text:p><text:s text:c="3"/>512</text:p>
          </table:table-cell>
          <table:table-cell office:value-type="float" office:value="250" table:style-name="ce310">
            <text:p><text:s text:c="3"/>25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49" table:style-name="ce310">
            <text:p><text:s text:c="3"/>249</text:p>
          </table:table-cell>
          <table:table-cell office:value-type="float" office:value="302" table:style-name="ce309">
            <text:p><text:s text:c="3"/>302</text:p>
          </table:table-cell>
          <table:table-cell office:value-type="float" office:value="295" table:style-name="ce310">
            <text:p><text:s text:c="3"/>295</text:p>
          </table:table-cell>
          <table:table-cell office:value-type="float" office:value="295" table:style-name="ce336">
            <text:p><text:s text:c="3"/>295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1">
            <text:p><text:s text:c="3"/>7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51">
            <text:p>3 月</text:p>
          </table:table-cell>
          <table:table-cell office:value-type="string" table:style-name="ce307">
            <text:p>男</text:p>
          </table:table-cell>
          <table:table-cell office:value-type="float" office:value="9327" table:style-name="ce149">
            <text:p><text:s text:c="3"/>9,327</text:p>
          </table:table-cell>
          <table:table-cell office:value-type="float" office:value="9015" table:style-name="ce149">
            <text:p><text:s text:c="3"/>9,015</text:p>
          </table:table-cell>
          <table:table-cell office:value-type="float" office:value="9011" table:style-name="ce149">
            <text:p><text:s text:c="3"/>9,011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271" table:style-name="ce149">
            <text:p><text:s text:c="3"/>27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71" table:style-name="ce149">
            <text:p><text:s text:c="3"/>7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200" table:style-name="ce149">
            <text:p><text:s text:c="3"/>20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9227" table:style-name="ce313">
            <text:p><text:s text:c="3"/>9,227</text:p>
          </table:table-cell>
          <table:table-cell office:value-type="float" office:value="8921" table:style-name="ce314">
            <text:p><text:s text:c="3"/>8,921</text:p>
          </table:table-cell>
          <table:table-cell office:value-type="float" office:value="8917" table:style-name="ce315">
            <text:p><text:s text:c="3"/>8,91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28" table:style-name="ce316">
            <text:p><text:s text:c="3"/>2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6" table:style-name="ce317">
            <text:p><text:s text:c="3"/>26</text:p>
          </table:table-cell>
          <table:table-cell office:value-type="float" office:value="265" table:style-name="ce314">
            <text:p><text:s text:c="3"/>265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63" table:style-name="ce314">
            <text:p><text:s text:c="3"/>263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70" table:style-name="ce314">
            <text:p><text:s text:c="3"/>70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93" table:style-name="ce314">
            <text:p><text:s text:c="3"/>193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0" table:style-name="ce314">
            <text:p>—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0" table:style-name="ce314">
            <text:p>—</text:p>
          </table:table-cell>
          <table:table-cell office:value-type="float" office:value="6" table:style-name="ce318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女</text:p>
          </table:table-cell>
          <table:table-cell office:value-type="float" office:value="9429" table:style-name="ce149">
            <text:p><text:s text:c="3"/>9,429</text:p>
          </table:table-cell>
          <table:table-cell office:value-type="float" office:value="8693" table:style-name="ce149">
            <text:p><text:s text:c="3"/>8,693</text:p>
          </table:table-cell>
          <table:table-cell office:value-type="float" office:value="8690" table:style-name="ce149">
            <text:p><text:s text:c="3"/>8,69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69" table:style-name="ce149">
            <text:p><text:s text:c="3"/>69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611" table:style-name="ce149">
            <text:p><text:s text:c="3"/>611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499" table:style-name="ce149">
            <text:p><text:s text:c="3"/>499</text:p>
          </table:table-cell>
          <table:table-cell office:value-type="float" office:value="554" table:style-name="ce149">
            <text:p><text:s text:c="3"/>554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442" table:style-name="ce149">
            <text:p><text:s text:c="3"/>442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0" table:style-name="ce149">
            <text:p>—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227" table:style-name="ce313">
            <text:p><text:s text:c="3"/>9,227</text:p>
          </table:table-cell>
          <table:table-cell office:value-type="float" office:value="8492" table:style-name="ce314">
            <text:p><text:s text:c="3"/>8,492</text:p>
          </table:table-cell>
          <table:table-cell office:value-type="float" office:value="8489" table:style-name="ce315">
            <text:p><text:s text:c="3"/>8,489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00" table:style-name="ce315">
            <text:p><text:s text:c="3"/>100</text:p>
          </table:table-cell>
          <table:table-cell office:value-type="float" office:value="69" table:style-name="ce315">
            <text:p><text:s text:c="3"/>69</text:p>
          </table:table-cell>
          <table:table-cell office:value-type="float" office:value="31" table:style-name="ce315">
            <text:p><text:s text:c="3"/>31</text:p>
          </table:table-cell>
          <table:table-cell office:value-type="float" office:value="25" table:style-name="ce316">
            <text:p><text:s text:c="3"/>25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21" table:style-name="ce317">
            <text:p><text:s text:c="3"/>21</text:p>
          </table:table-cell>
          <table:table-cell office:value-type="float" office:value="610" table:style-name="ce314">
            <text:p><text:s text:c="3"/>610</text:p>
          </table:table-cell>
          <table:table-cell office:value-type="float" office:value="112" table:style-name="ce314">
            <text:p><text:s text:c="3"/>112</text:p>
          </table:table-cell>
          <table:table-cell office:value-type="float" office:value="498" table:style-name="ce314">
            <text:p><text:s text:c="3"/>498</text:p>
          </table:table-cell>
          <table:table-cell office:value-type="float" office:value="554" table:style-name="ce314">
            <text:p><text:s text:c="3"/>554</text:p>
          </table:table-cell>
          <table:table-cell office:value-type="float" office:value="112" table:style-name="ce314">
            <text:p><text:s text:c="3"/>112</text:p>
          </table:table-cell>
          <table:table-cell office:value-type="float" office:value="442" table:style-name="ce314">
            <text:p><text:s text:c="3"/>442</text:p>
          </table:table-cell>
          <table:table-cell office:value-type="float" office:value="56" table:style-name="ce314">
            <text:p><text:s text:c="3"/>56</text:p>
          </table:table-cell>
          <table:table-cell office:value-type="float" office:value="0" table:style-name="ce314">
            <text:p>—</text:p>
          </table:table-cell>
          <table:table-cell office:value-type="float" office:value="56" table:style-name="ce314">
            <text:p><text:s text:c="3"/>56</text:p>
          </table:table-cell>
          <table:table-cell office:value-type="float" office:value="202" table:style-name="ce313">
            <text:p><text:s text:c="3"/>202</text:p>
          </table:table-cell>
          <table:table-cell office:value-type="float" office:value="201" table:style-name="ce314">
            <text:p><text:s text:c="3"/>201</text:p>
          </table:table-cell>
          <table:table-cell office:value-type="float" office:value="201" table:style-name="ce315">
            <text:p><text:s text:c="3"/>20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8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2"/>
          <table:table-cell office:value-type="string" table:style-name="ce335">
            <text:p>計</text:p>
          </table:table-cell>
          <table:table-cell office:value-type="float" office:value="13878" table:style-name="ce171">
            <text:p><text:s text:c="3"/>13,878</text:p>
          </table:table-cell>
          <table:table-cell office:value-type="float" office:value="13330" table:style-name="ce171">
            <text:p><text:s text:c="3"/>13,330</text:p>
          </table:table-cell>
          <table:table-cell office:value-type="float" office:value="13329" table:style-name="ce171">
            <text:p><text:s text:c="3"/>13,32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77" table:style-name="ce171">
            <text:p><text:s text:c="3"/>77</text:p>
          </table:table-cell>
          <table:table-cell office:value-type="float" office:value="55" table:style-name="ce171">
            <text:p><text:s text:c="3"/>55</text:p>
          </table:table-cell>
          <table:table-cell office:value-type="float" office:value="22" table:style-name="ce171">
            <text:p><text:s text:c="3"/>22</text:p>
          </table:table-cell>
          <table:table-cell office:value-type="float" office:value="45" table:style-name="ce171">
            <text:p><text:s text:c="3"/>45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43" table:style-name="ce171">
            <text:p><text:s text:c="3"/>43</text:p>
          </table:table-cell>
          <table:table-cell office:value-type="float" office:value="426" table:style-name="ce171">
            <text:p><text:s text:c="3"/>426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332" table:style-name="ce171">
            <text:p><text:s text:c="3"/>332</text:p>
          </table:table-cell>
          <table:table-cell office:value-type="float" office:value="257" table:style-name="ce171">
            <text:p><text:s text:c="3"/>257</text:p>
          </table:table-cell>
          <table:table-cell office:value-type="float" office:value="94" table:style-name="ce171">
            <text:p><text:s text:c="3"/>94</text:p>
          </table:table-cell>
          <table:table-cell office:value-type="float" office:value="163" table:style-name="ce171">
            <text:p><text:s text:c="3"/>163</text:p>
          </table:table-cell>
          <table:table-cell office:value-type="float" office:value="169" table:style-name="ce171">
            <text:p><text:s text:c="3"/>169</text:p>
          </table:table-cell>
          <table:table-cell office:value-type="float" office:value="0" table:style-name="ce171">
            <text:p>—</text:p>
          </table:table-cell>
          <table:table-cell office:value-type="float" office:value="169" table:style-name="ce242">
            <text:p><text:s text:c="3"/>169</text:p>
          </table:table-cell>
          <table:table-cell office:value-type="float" office:value="13614" table:style-name="ce309">
            <text:p><text:s text:c="3"/>13,614</text:p>
          </table:table-cell>
          <table:table-cell office:value-type="float" office:value="13072" table:style-name="ce310">
            <text:p><text:s text:c="3"/>13,072</text:p>
          </table:table-cell>
          <table:table-cell office:value-type="float" office:value="13071" table:style-name="ce336">
            <text:p><text:s text:c="3"/>13,07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77" table:style-name="ce336">
            <text:p><text:s text:c="3"/>77</text:p>
          </table:table-cell>
          <table:table-cell office:value-type="float" office:value="55" table:style-name="ce336">
            <text:p><text:s text:c="3"/>55</text:p>
          </table:table-cell>
          <table:table-cell office:value-type="float" office:value="22" table:style-name="ce336">
            <text:p><text:s text:c="3"/>22</text:p>
          </table:table-cell>
          <table:table-cell office:value-type="float" office:value="45" table:style-name="ce337">
            <text:p><text:s text:c="3"/>4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43" table:style-name="ce338">
            <text:p><text:s text:c="3"/>43</text:p>
          </table:table-cell>
          <table:table-cell office:value-type="float" office:value="420" table:style-name="ce310">
            <text:p><text:s text:c="3"/>420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57" table:style-name="ce310">
            <text:p><text:s text:c="3"/>257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0" table:style-name="ce310">
            <text:p>—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264" table:style-name="ce309">
            <text:p><text:s text:c="3"/>264</text:p>
          </table:table-cell>
          <table:table-cell office:value-type="float" office:value="258" table:style-name="ce310">
            <text:p><text:s text:c="3"/>258</text:p>
          </table:table-cell>
          <table:table-cell office:value-type="float" office:value="258" table:style-name="ce336">
            <text:p><text:s text:c="3"/>258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1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51">
            <text:p>4 月</text:p>
          </table:table-cell>
          <table:table-cell office:value-type="string" table:style-name="ce307">
            <text:p>男</text:p>
          </table:table-cell>
          <table:table-cell office:value-type="float" office:value="6885" table:style-name="ce149">
            <text:p><text:s text:c="3"/>6,885</text:p>
          </table:table-cell>
          <table:table-cell office:value-type="float" office:value="6698" table:style-name="ce149">
            <text:p><text:s text:c="3"/>6,698</text:p>
          </table:table-cell>
          <table:table-cell office:value-type="float" office:value="6697" table:style-name="ce149">
            <text:p><text:s text:c="3"/>6,69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158" table:style-name="ce149">
            <text:p><text:s text:c="3"/>15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56" table:style-name="ce149">
            <text:p><text:s text:c="3"/>156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128" table:style-name="ce149">
            <text:p><text:s text:c="3"/>128</text:p>
          </table:table-cell>
          <table:table-cell office:value-type="float" office:value="0" table:style-name="ce149">
            <text:p>—</text:p>
          </table:table-cell>
          <table:table-cell office:value-type="float" office:value="128" table:style-name="ce235">
            <text:p><text:s text:c="3"/>128</text:p>
          </table:table-cell>
          <table:table-cell office:value-type="float" office:value="6807" table:style-name="ce313">
            <text:p><text:s text:c="3"/>6,807</text:p>
          </table:table-cell>
          <table:table-cell office:value-type="float" office:value="6625" table:style-name="ce314">
            <text:p><text:s text:c="3"/>6,625</text:p>
          </table:table-cell>
          <table:table-cell office:value-type="float" office:value="6624" table:style-name="ce315">
            <text:p><text:s text:c="3"/>6,62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0" table:style-name="ce315">
            <text:p>—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22" table:style-name="ce316">
            <text:p><text:s text:c="3"/>2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1" table:style-name="ce317">
            <text:p><text:s text:c="3"/>21</text:p>
          </table:table-cell>
          <table:table-cell office:value-type="float" office:value="153" table:style-name="ce314">
            <text:p><text:s text:c="3"/>153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8" table:style-name="ce314">
            <text:p><text:s text:c="3"/>28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0" table:style-name="ce314">
            <text:p>—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78" table:style-name="ce313">
            <text:p><text:s text:c="3"/>78</text:p>
          </table:table-cell>
          <table:table-cell office:value-type="float" office:value="73" table:style-name="ce314">
            <text:p><text:s text:c="3"/>73</text:p>
          </table:table-cell>
          <table:table-cell office:value-type="float" office:value="73" table:style-name="ce315">
            <text:p><text:s text:c="3"/>73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8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女</text:p>
          </table:table-cell>
          <table:table-cell office:value-type="float" office:value="6993" table:style-name="ce149">
            <text:p><text:s text:c="3"/>6,993</text:p>
          </table:table-cell>
          <table:table-cell office:value-type="float" office:value="6632" table:style-name="ce149">
            <text:p><text:s text:c="3"/>6,632</text:p>
          </table:table-cell>
          <table:table-cell office:value-type="float" office:value="6632" table:style-name="ce149">
            <text:p><text:s text:c="3"/>6,632</text:p>
          </table:table-cell>
          <table:table-cell office:value-type="float" office:value="0" table:style-name="ce149">
            <text:p>—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268" table:style-name="ce149">
            <text:p><text:s text:c="3"/>268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176" table:style-name="ce149">
            <text:p><text:s text:c="3"/>176</text:p>
          </table:table-cell>
          <table:table-cell office:value-type="float" office:value="227" table:style-name="ce149">
            <text:p><text:s text:c="3"/>227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0" table:style-name="ce149">
            <text:p>—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6807" table:style-name="ce313">
            <text:p><text:s text:c="3"/>6,807</text:p>
          </table:table-cell>
          <table:table-cell office:value-type="float" office:value="6447" table:style-name="ce314">
            <text:p><text:s text:c="3"/>6,447</text:p>
          </table:table-cell>
          <table:table-cell office:value-type="float" office:value="6447" table:style-name="ce315">
            <text:p><text:s text:c="3"/>6,447</text:p>
          </table:table-cell>
          <table:table-cell office:value-type="float" office:value="0" table:style-name="ce315">
            <text:p>—</text:p>
          </table:table-cell>
          <table:table-cell office:value-type="float" office:value="70" table:style-name="ce315">
            <text:p><text:s text:c="3"/>70</text:p>
          </table:table-cell>
          <table:table-cell office:value-type="float" office:value="55" table:style-name="ce315">
            <text:p><text:s text:c="3"/>55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23" table:style-name="ce316">
            <text:p><text:s text:c="3"/>2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22" table:style-name="ce317">
            <text:p><text:s text:c="3"/>22</text:p>
          </table:table-cell>
          <table:table-cell office:value-type="float" office:value="267" table:style-name="ce314">
            <text:p><text:s text:c="3"/>267</text:p>
          </table:table-cell>
          <table:table-cell office:value-type="float" office:value="92" table:style-name="ce314">
            <text:p><text:s text:c="3"/>92</text:p>
          </table:table-cell>
          <table:table-cell office:value-type="float" office:value="175" table:style-name="ce314">
            <text:p><text:s text:c="3"/>175</text:p>
          </table:table-cell>
          <table:table-cell office:value-type="float" office:value="227" table:style-name="ce314">
            <text:p><text:s text:c="3"/>227</text:p>
          </table:table-cell>
          <table:table-cell office:value-type="float" office:value="92" table:style-name="ce314">
            <text:p><text:s text:c="3"/>92</text:p>
          </table:table-cell>
          <table:table-cell office:value-type="float" office:value="135" table:style-name="ce314">
            <text:p><text:s text:c="3"/>135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0" table:style-name="ce314">
            <text:p>—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186" table:style-name="ce313">
            <text:p><text:s text:c="3"/>186</text:p>
          </table:table-cell>
          <table:table-cell office:value-type="float" office:value="185" table:style-name="ce314">
            <text:p><text:s text:c="3"/>185</text:p>
          </table:table-cell>
          <table:table-cell office:value-type="float" office:value="185" table:style-name="ce315">
            <text:p><text:s text:c="3"/>185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8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30740" table:style-name="ce171">
            <text:p><text:s text:c="3"/>30,740</text:p>
          </table:table-cell>
          <table:table-cell office:value-type="float" office:value="30215" table:style-name="ce171">
            <text:p><text:s text:c="3"/>30,215</text:p>
          </table:table-cell>
          <table:table-cell office:value-type="float" office:value="30214" table:style-name="ce171">
            <text:p><text:s text:c="3"/>30,214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110" table:style-name="ce171">
            <text:p><text:s text:c="3"/>110</text:p>
          </table:table-cell>
          <table:table-cell office:value-type="float" office:value="91" table:style-name="ce171">
            <text:p><text:s text:c="3"/>91</text:p>
          </table:table-cell>
          <table:table-cell office:value-type="float" office:value="19" table:style-name="ce171">
            <text:p><text:s text:c="3"/>19</text:p>
          </table:table-cell>
          <table:table-cell office:value-type="float" office:value="36" table:style-name="ce171">
            <text:p><text:s text:c="3"/>36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29" table:style-name="ce171">
            <text:p><text:s text:c="3"/>29</text:p>
          </table:table-cell>
          <table:table-cell office:value-type="float" office:value="379" table:style-name="ce171">
            <text:p><text:s text:c="3"/>379</text:p>
          </table:table-cell>
          <table:table-cell office:value-type="float" office:value="123" table:style-name="ce171">
            <text:p><text:s text:c="3"/>123</text:p>
          </table:table-cell>
          <table:table-cell office:value-type="float" office:value="256" table:style-name="ce171">
            <text:p><text:s text:c="3"/>256</text:p>
          </table:table-cell>
          <table:table-cell office:value-type="float" office:value="220" table:style-name="ce171">
            <text:p><text:s text:c="3"/>220</text:p>
          </table:table-cell>
          <table:table-cell office:value-type="float" office:value="123" table:style-name="ce171">
            <text:p><text:s text:c="3"/>123</text:p>
          </table:table-cell>
          <table:table-cell office:value-type="float" office:value="97" table:style-name="ce171">
            <text:p><text:s text:c="3"/>97</text:p>
          </table:table-cell>
          <table:table-cell office:value-type="float" office:value="159" table:style-name="ce171">
            <text:p><text:s text:c="3"/>159</text:p>
          </table:table-cell>
          <table:table-cell office:value-type="float" office:value="0" table:style-name="ce171">
            <text:p>—</text:p>
          </table:table-cell>
          <table:table-cell office:value-type="float" office:value="159" table:style-name="ce242">
            <text:p><text:s text:c="3"/>159</text:p>
          </table:table-cell>
          <table:table-cell office:value-type="float" office:value="29936" table:style-name="ce309">
            <text:p><text:s text:c="3"/>29,936</text:p>
          </table:table-cell>
          <table:table-cell office:value-type="float" office:value="29420" table:style-name="ce310">
            <text:p><text:s text:c="3"/>29,420</text:p>
          </table:table-cell>
          <table:table-cell office:value-type="float" office:value="29419" table:style-name="ce310">
            <text:p><text:s text:c="3"/>29,41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09" table:style-name="ce310">
            <text:p><text:s text:c="3"/>109</text:p>
          </table:table-cell>
          <table:table-cell office:value-type="float" office:value="90" table:style-name="ce310">
            <text:p><text:s text:c="3"/>90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5" table:style-name="ce310">
            <text:p><text:s text:c="3"/>35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29" table:style-name="ce310">
            <text:p><text:s text:c="3"/>29</text:p>
          </table:table-cell>
          <table:table-cell office:value-type="float" office:value="372" table:style-name="ce310">
            <text:p><text:s text:c="3"/>37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250" table:style-name="ce310">
            <text:p><text:s text:c="3"/>250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0" table:style-name="ce310">
            <text:p>—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804" table:style-name="ce325">
            <text:p><text:s text:c="3"/>804</text:p>
          </table:table-cell>
          <table:table-cell office:value-type="float" office:value="795" table:style-name="ce310">
            <text:p><text:s text:c="3"/>795</text:p>
          </table:table-cell>
          <table:table-cell office:value-type="float" office:value="795" table:style-name="ce310">
            <text:p><text:s text:c="3"/>795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1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5 月</text:p>
          </table:table-cell>
          <table:table-cell office:value-type="string" table:style-name="ce180">
            <text:p>男</text:p>
          </table:table-cell>
          <table:table-cell office:value-type="float" office:value="15160" table:style-name="ce149">
            <text:p><text:s text:c="3"/>15,160</text:p>
          </table:table-cell>
          <table:table-cell office:value-type="float" office:value="14981" table:style-name="ce149">
            <text:p><text:s text:c="3"/>14,981</text:p>
          </table:table-cell>
          <table:table-cell office:value-type="float" office:value="14980" table:style-name="ce149">
            <text:p><text:s text:c="3"/>14,98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54" table:style-name="ce149">
            <text:p><text:s text:c="3"/>1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53" table:style-name="ce149">
            <text:p><text:s text:c="3"/>153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9" table:style-name="ce149">
            <text:p><text:s text:c="3"/>29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0" table:style-name="ce149">
            <text:p>—</text:p>
          </table:table-cell>
          <table:table-cell office:value-type="float" office:value="124" table:style-name="ce235">
            <text:p><text:s text:c="3"/>124</text:p>
          </table:table-cell>
          <table:table-cell office:value-type="float" office:value="14968" table:style-name="ce313">
            <text:p><text:s text:c="3"/>14,968</text:p>
          </table:table-cell>
          <table:table-cell office:value-type="float" office:value="14794" table:style-name="ce314">
            <text:p><text:s text:c="3"/>14,794</text:p>
          </table:table-cell>
          <table:table-cell office:value-type="float" office:value="14793" table:style-name="ce315">
            <text:p><text:s text:c="3"/>14,79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8" table:style-name="ce316">
            <text:p><text:s text:c="3"/>18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5" table:style-name="ce317">
            <text:p><text:s text:c="3"/>15</text:p>
          </table:table-cell>
          <table:table-cell office:value-type="float" office:value="149" table:style-name="ce314">
            <text:p><text:s text:c="3"/>149</text:p>
          </table:table-cell>
          <table:table-cell office:value-type="float" office:value="0" table:style-name="ce314">
            <text:p>—</text:p>
          </table:table-cell>
          <table:table-cell office:value-type="float" office:value="149" table:style-name="ce314">
            <text:p><text:s text:c="3"/>149</text:p>
          </table:table-cell>
          <table:table-cell office:value-type="float" office:value="29" table:style-name="ce314">
            <text:p><text:s text:c="3"/>29</text:p>
          </table:table-cell>
          <table:table-cell office:value-type="float" office:value="0" table:style-name="ce314">
            <text:p>—</text:p>
          </table:table-cell>
          <table:table-cell office:value-type="float" office:value="29" table:style-name="ce314">
            <text:p><text:s text:c="3"/>29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92" table:style-name="ce313">
            <text:p><text:s text:c="3"/>19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87" table:style-name="ce315">
            <text:p><text:s text:c="3"/>187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0" table:style-name="ce314">
            <text:p>—</text:p>
          </table:table-cell>
          <table:table-cell office:value-type="float" office:value="4" table:style-name="ce318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0"/>
          <table:table-cell office:value-type="string" table:style-name="ce308">
            <text:p>女</text:p>
          </table:table-cell>
          <table:table-cell office:value-type="float" office:value="15580" table:style-name="ce158">
            <text:p><text:s text:c="3"/>15,580</text:p>
          </table:table-cell>
          <table:table-cell office:value-type="float" office:value="15234" table:style-name="ce158">
            <text:p><text:s text:c="3"/>15,234</text:p>
          </table:table-cell>
          <table:table-cell office:value-type="float" office:value="15234" table:style-name="ce158">
            <text:p><text:s text:c="3"/>15,234</text:p>
          </table:table-cell>
          <table:table-cell office:value-type="float" office:value="0" table:style-name="ce158">
            <text:p>—</text:p>
          </table:table-cell>
          <table:table-cell office:value-type="float" office:value="103" table:style-name="ce158">
            <text:p><text:s text:c="3"/>103</text:p>
          </table:table-cell>
          <table:table-cell office:value-type="float" office:value="87" table:style-name="ce158">
            <text:p><text:s text:c="3"/>8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225" table:style-name="ce158">
            <text:p><text:s text:c="3"/>225</text:p>
          </table:table-cell>
          <table:table-cell office:value-type="float" office:value="122" table:style-name="ce158">
            <text:p><text:s text:c="3"/>122</text:p>
          </table:table-cell>
          <table:table-cell office:value-type="float" office:value="103" table:style-name="ce158">
            <text:p><text:s text:c="3"/>103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122" table:style-name="ce158">
            <text:p><text:s text:c="3"/>122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0" table:style-name="ce158">
            <text:p>—</text:p>
          </table:table-cell>
          <table:table-cell office:value-type="float" office:value="35" table:style-name="ce240">
            <text:p><text:s text:c="3"/>35</text:p>
          </table:table-cell>
          <table:table-cell office:value-type="float" office:value="14968" table:style-name="ce319">
            <text:p><text:s text:c="3"/>14,968</text:p>
          </table:table-cell>
          <table:table-cell office:value-type="float" office:value="14626" table:style-name="ce320">
            <text:p><text:s text:c="3"/>14,626</text:p>
          </table:table-cell>
          <table:table-cell office:value-type="float" office:value="14626" table:style-name="ce321">
            <text:p><text:s text:c="3"/>14,626</text:p>
          </table:table-cell>
          <table:table-cell office:value-type="float" office:value="0" table:style-name="ce321">
            <text:p>—</text:p>
          </table:table-cell>
          <table:table-cell office:value-type="float" office:value="102" table:style-name="ce321">
            <text:p><text:s text:c="3"/>102</text:p>
          </table:table-cell>
          <table:table-cell office:value-type="float" office:value="86" table:style-name="ce321">
            <text:p><text:s text:c="3"/>86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223" table:style-name="ce320">
            <text:p><text:s text:c="3"/>223</text:p>
          </table:table-cell>
          <table:table-cell office:value-type="float" office:value="122" table:style-name="ce320">
            <text:p><text:s text:c="3"/>122</text:p>
          </table:table-cell>
          <table:table-cell office:value-type="float" office:value="101" table:style-name="ce320">
            <text:p><text:s text:c="3"/>101</text:p>
          </table:table-cell>
          <table:table-cell office:value-type="float" office:value="190" table:style-name="ce320">
            <text:p><text:s text:c="3"/>190</text:p>
          </table:table-cell>
          <table:table-cell office:value-type="float" office:value="122" table:style-name="ce320">
            <text:p><text:s text:c="3"/>122</text:p>
          </table:table-cell>
          <table:table-cell office:value-type="float" office:value="68" table:style-name="ce320">
            <text:p><text:s text:c="3"/>68</text:p>
          </table:table-cell>
          <table:table-cell office:value-type="float" office:value="33" table:style-name="ce320">
            <text:p><text:s text:c="3"/>33</text:p>
          </table:table-cell>
          <table:table-cell office:value-type="float" office:value="0" table:style-name="ce320">
            <text:p>—</text:p>
          </table:table-cell>
          <table:table-cell office:value-type="float" office:value="33" table:style-name="ce320">
            <text:p><text:s text:c="3"/>33</text:p>
          </table:table-cell>
          <table:table-cell office:value-type="float" office:value="612" table:style-name="ce319">
            <text:p><text:s text:c="3"/>612</text:p>
          </table:table-cell>
          <table:table-cell office:value-type="float" office:value="608" table:style-name="ce320">
            <text:p><text:s text:c="3"/>608</text:p>
          </table:table-cell>
          <table:table-cell office:value-type="float" office:value="608" table:style-name="ce321">
            <text:p><text:s text:c="3"/>608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4">
            <text:p><text:s text:c="3"/>2</text:p>
          </table:table-cell>
          <table:table-cell table:style-name="ce292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0">
            <text:p>說明：1.本表按登記日期統計，95年以前未有設籍情形統計。</text:p>
          </table:table-cell>
          <table:table-cell table:number-columns-repeated="2" table:style-name="ce339"/>
          <table:table-cell table:style-name="ce60"/>
          <table:table-cell table:style-name="ce339"/>
          <table:table-cell table:number-columns-repeated="4" table:style-name="ce340"/>
          <table:table-cell table:number-columns-spanned="2" table:number-rows-spanned="1" table:style-name="ce362"/>
          <table:covered-table-cell/>
          <table:table-cell table:number-columns-repeated="4" table:style-name="ce339"/>
          <table:table-cell table:number-columns-repeated="2" table:style-name="ce60"/>
          <table:table-cell table:style-name="ce342"/>
          <table:table-cell table:style-name="ce343"/>
          <table:table-cell table:number-columns-repeated="2" table:style-name="ce60"/>
          <table:table-cell table:number-columns-repeated="30" table:style-name="ce344"/>
          <table:table-cell table:number-columns-repeated="6" table:style-name="ce60"/>
          <table:table-cell office:value-type="string" table:style-name="ce209">
            <text:p>內政部戶政司 民國109年6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0">
            <text:p>     <text:s/>2.本國籍未設籍欄位係指臺灣地區無戶籍國民。</text:p>
          </table:table-cell>
          <table:table-cell table:style-name="ce345"/>
          <table:table-cell table:style-name="ce339"/>
          <table:table-cell table:style-name="ce60"/>
          <table:table-cell table:style-name="ce345"/>
          <table:table-cell table:number-columns-repeated="16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6.相同性別2人之結婚資料係自108年5月24日起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9"/>
          <table:table-cell table:number-columns-repeated="30" table:style-name="ce344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44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10905/【套印】各月(03以外)-10905.xlsx'#新02性比例等-年月別" table:style-name="ta4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4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4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4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4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4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4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4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4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4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4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4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4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4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4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4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6:20Z</meta:creation-date>
    <dc:date>2020-06-08T03:17:07Z</dc:date>
  </office:meta>
</office:document-meta>
</file>